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0 cons" table:style-name="ta1">
        <table:shapes>
          <draw:frame draw:z-index="0" draw:style-name="gr1" draw:text-style-name="P1" svg:width="199.34mm" svg:height="116.88mm" svg:x="113.84mm" svg:y="0mm">
            <loext:p draw:notify-on-update-of-ranges="'1000 cons'.N1:'1000 cons'.N2 '1000 cons'.N3:'1000 cons'.N82 '1000 cons'.O1:'1000 cons'.O2 '1000 cons'.O3:'1000 cons'.O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table:number-columns-repeated="999"/>
        </table:table-row>
        <table:table-row table:style-name="ro1">
          <table:table-cell table:style-name="ce2" office:value-type="float" office:value="61.76" calcext:value-type="float">
            <text:p>61,76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404" calcext:value-type="float">
            <text:p>0,04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3:.A7])" office:value-type="float" office:value="63.414" calcext:value-type="float">
            <text:p>63,414</text:p>
          </table:table-cell>
          <table:table-cell table:formula="of:=AVERAGEA([.B3:.B7])" office:value-type="float" office:value="10.028" calcext:value-type="float">
            <text:p>10,028</text:p>
          </table:table-cell>
          <table:table-cell table:formula="of:=AVERAGEA([.C3:.C7])" office:value-type="float" office:value="0.436" calcext:value-type="float">
            <text:p>0,436</text:p>
          </table:table-cell>
          <table:table-cell table:formula="of:=AVERAGEA([.D3:.D7])" office:value-type="float" office:value="87.066" calcext:value-type="float">
            <text:p>87,066</text:p>
          </table:table-cell>
          <table:table-cell table:formula="of:=AVERAGEA([.E3:.E7])" office:value-type="float" office:value="51.342" calcext:value-type="float">
            <text:p>51,342</text:p>
          </table:table-cell>
          <table:table-cell table:formula="of:=AVERAGEA([.F3:.F7])" office:value-type="float" office:value="0.02796" calcext:value-type="float">
            <text:p>0,02796</text:p>
          </table:table-cell>
          <table:table-cell table:formula="of:=STDEV([.A3:.A7])" office:value-type="float" office:value="9.73921352060833" calcext:value-type="float">
            <text:p>9,7392135206</text:p>
          </table:table-cell>
          <table:table-cell table:formula="of:=STDEV([.B3:.B7])" office:value-type="float" office:value="5.01099491119279" calcext:value-type="float">
            <text:p>5,0109949112</text:p>
          </table:table-cell>
          <table:table-cell table:formula="of:=STDEV([.C3:.C7])" office:value-type="float" office:value="0.096850400102426" calcext:value-type="float">
            <text:p>0,0968504001</text:p>
          </table:table-cell>
          <table:table-cell table:formula="of:=STDEV([.D3:.D7])" office:value-type="float" office:value="3.32734578906371" calcext:value-type="float">
            <text:p>3,3273457891</text:p>
          </table:table-cell>
          <table:table-cell table:formula="of:=STDEV([.E3:.E7])" office:value-type="float" office:value="7.26316184591807" calcext:value-type="float">
            <text:p>7,2631618459</text:p>
          </table:table-cell>
          <table:table-cell table:formula="of:=STDEV([.F3:.F7])" office:value-type="float" office:value="0.0112841924832927" calcext:value-type="float">
            <text:p>0,0112841925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6.36" calcext:value-type="float">
            <text:p>16,36</text:p>
          </table:table-cell>
          <table:table-cell office:value-type="float" office:value="0.34" calcext:value-type="float">
            <text:p>0,34</text:p>
          </table:table-cell>
          <table:table-cell office:value-type="float" office:value="83" calcext:value-type="float">
            <text:p>83</text:p>
          </table:table-cell>
          <table:table-cell office:value-type="float" office:value="48.48" calcext:value-type="float">
            <text:p>48,48</text:p>
          </table:table-cell>
          <table:table-cell office:value-type="float" office:value="0.0401" calcext:value-type="float">
            <text:p>0,040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" calcext:value-type="float">
            <text:p>4,51</text:p>
          </table:table-cell>
          <table:table-cell office:value-type="float" office:value="0.55" calcext:value-type="float">
            <text:p>0,55</text:p>
          </table:table-cell>
          <table:table-cell office:value-type="float" office:value="90.33" calcext:value-type="float">
            <text:p>90,33</text:p>
          </table:table-cell>
          <table:table-cell office:value-type="float" office:value="53.97" calcext:value-type="float">
            <text:p>53,97</text:p>
          </table:table-cell>
          <table:table-cell office:value-type="float" office:value="0.0207" calcext:value-type="float">
            <text:p>0,0207</text:p>
          </table:table-cell>
          <table:table-cell table:number-columns-repeated="1018"/>
        </table:table-row>
        <table:table-row table:style-name="ro1">
          <table:table-cell office:value-type="float" office:value="63.89" calcext:value-type="float">
            <text:p>63,89</text:p>
          </table:table-cell>
          <table:table-cell office:value-type="float" office:value="7.95" calcext:value-type="float">
            <text:p>7,95</text:p>
          </table:table-cell>
          <table:table-cell office:value-type="float" office:value="0.47" calcext:value-type="float">
            <text:p>0,47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178" calcext:value-type="float">
            <text:p>0,01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" calcext:value-type="float">
            <text:p>14,18</text:p>
          </table:table-cell>
          <table:table-cell office:value-type="float" office:value="0.33" calcext:value-type="float">
            <text:p>0,3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.0208" calcext:value-type="float">
            <text:p>0,0208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.64" calcext:value-type="float">
            <text:p>11,64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37.14" calcext:value-type="float">
            <text:p>37,14</text:p>
          </table:table-cell>
          <table:table-cell table:style-name="ce2" office:value-type="float" office:value="0.00018634" calcext:value-type="float">
            <text:p>0,000186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8:.A12])" office:value-type="float" office:value="67.03" calcext:value-type="float">
            <text:p>67,03</text:p>
          </table:table-cell>
          <table:table-cell table:formula="of:=AVERAGEA([.B8:.B12])" office:value-type="float" office:value="12.136" calcext:value-type="float">
            <text:p>12,136</text:p>
          </table:table-cell>
          <table:table-cell table:formula="of:=AVERAGEA([.C8:.C12])" office:value-type="float" office:value="0.386" calcext:value-type="float">
            <text:p>0,386</text:p>
          </table:table-cell>
          <table:table-cell table:formula="of:=AVERAGEA([.D8:.D12])" office:value-type="float" office:value="86.066" calcext:value-type="float">
            <text:p>86,066</text:p>
          </table:table-cell>
          <table:table-cell table:formula="of:=AVERAGEA([.E8:.E12])" office:value-type="float" office:value="46.66" calcext:value-type="float">
            <text:p>46,66</text:p>
          </table:table-cell>
          <table:table-cell table:formula="of:=AVERAGEA([.F8:.F12])" office:value-type="float" office:value="0.0000743966" calcext:value-type="float">
            <text:p>7,43966E-05</text:p>
          </table:table-cell>
          <table:table-cell table:formula="of:=STDEV([.A8:.A12])" office:value-type="float" office:value="10.3751024091331" calcext:value-type="float">
            <text:p>10,3751024091</text:p>
          </table:table-cell>
          <table:table-cell table:formula="of:=STDEV([.B8:.B12])" office:value-type="float" office:value="2.97079618957612" calcext:value-type="float">
            <text:p>2,9707961896</text:p>
          </table:table-cell>
          <table:table-cell table:formula="of:=STDEV([.C8:.C12])" office:value-type="float" office:value="0.0568330889535313" calcext:value-type="float">
            <text:p>0,056833089</text:p>
          </table:table-cell>
          <table:table-cell table:formula="of:=STDEV([.D8:.D12])" office:value-type="float" office:value="2.61854539773516" calcext:value-type="float">
            <text:p>2,6185453977</text:p>
          </table:table-cell>
          <table:table-cell table:formula="of:=STDEV([.E8:.E12])" office:value-type="float" office:value="7.11293539967853" calcext:value-type="float">
            <text:p>7,1129353997</text:p>
          </table:table-cell>
          <table:table-cell table:formula="of:=STDEV([.F8:.F12])" office:value-type="float" office:value="0.0000701938275299189" calcext:value-type="float">
            <text:p>7,01938275299189E-05</text:p>
          </table:table-cell>
          <table:table-cell table:number-columns-repeated="999"/>
        </table:table-row>
        <table:table-row table:style-name="ro1">
          <table:table-cell office:value-type="float" office:value="63.64" calcext:value-type="float">
            <text:p>63,64</text:p>
          </table:table-cell>
          <table:table-cell office:value-type="float" office:value="11.15" calcext:value-type="float">
            <text:p>11,15</text:p>
          </table:table-cell>
          <table:table-cell office:value-type="float" office:value="0.39" calcext:value-type="float">
            <text:p>0,39</text:p>
          </table:table-cell>
          <table:table-cell office:value-type="float" office:value="87" calcext:value-type="float">
            <text:p>87</text:p>
          </table:table-cell>
          <table:table-cell office:value-type="float" office:value="41.79" calcext:value-type="float">
            <text:p>41,79</text:p>
          </table:table-cell>
          <table:table-cell office:value-type="float" office:value="0.000037631" calcext:value-type="float">
            <text:p>0,000037631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8.79" calcext:value-type="float">
            <text:p>8,7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03961" calcext:value-type="float">
            <text:p>0,00003961</text:p>
          </table:table-cell>
          <table:table-cell table:number-columns-repeated="1018"/>
        </table:table-row>
        <table:table-row table:style-name="ro1">
          <table:table-cell office:value-type="float" office:value="73.53" calcext:value-type="float">
            <text:p>73,53</text:p>
          </table:table-cell>
          <table:table-cell office:value-type="float" office:value="16.92" calcext:value-type="float">
            <text:p>16,92</text:p>
          </table:table-cell>
          <table:table-cell office:value-type="float" office:value="0.33" calcext:value-type="float">
            <text:p>0,33</text:p>
          </table:table-cell>
          <table:table-cell office:value-type="float" office:value="82" calcext:value-type="float">
            <text:p>82</text:p>
          </table:table-cell>
          <table:table-cell office:value-type="float" office:value="48.08" calcext:value-type="float">
            <text:p>48,08</text:p>
          </table:table-cell>
          <table:table-cell office:value-type="float" office:value="0.000097789" calcext:value-type="float">
            <text:p>0,000097789</text:p>
          </table:table-cell>
          <table:table-cell table:number-columns-repeated="1018"/>
        </table:table-row>
        <table:table-row table:style-name="ro1">
          <table:table-cell office:value-type="float" office:value="79.31" calcext:value-type="float">
            <text:p>79,31</text:p>
          </table:table-cell>
          <table:table-cell office:value-type="float" office:value="12.18" calcext:value-type="float">
            <text:p>12,18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4.12" calcext:value-type="float">
            <text:p>54,12</text:p>
          </table:table-cell>
          <table:table-cell office:value-type="float" office:value="0.000010613" calcext:value-type="float">
            <text:p>0,000010613</text:p>
          </table:table-cell>
          <table:table-cell table:number-columns-repeated="1018"/>
        </table:table-row>
        <table:table-row table:style-name="ro1">
          <table:table-cell table:style-name="ce2" office:value-type="float" office:value="71.88" calcext:value-type="float">
            <text:p>71,88</text:p>
          </table:table-cell>
          <table:table-cell table:style-name="ce2" office:value-type="float" office:value="13.81" calcext:value-type="float">
            <text:p>13,81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13:.A17])" office:value-type="float" office:value="67.582" calcext:value-type="float">
            <text:p>67,582</text:p>
          </table:table-cell>
          <table:table-cell table:formula="of:=AVERAGEA([.B13:.B17])" office:value-type="float" office:value="15.286" calcext:value-type="float">
            <text:p>15,286</text:p>
          </table:table-cell>
          <table:table-cell table:formula="of:=AVERAGEA([.C13:.C17])" office:value-type="float" office:value="0.33" calcext:value-type="float">
            <text:p>0,33</text:p>
          </table:table-cell>
          <table:table-cell table:formula="of:=AVERAGEA([.D13:.D17])" office:value-type="float" office:value="82.868" calcext:value-type="float">
            <text:p>82,868</text:p>
          </table:table-cell>
          <table:table-cell table:formula="of:=AVERAGEA([.E13:.E17])" office:value-type="float" office:value="45.204" calcext:value-type="float">
            <text:p>45,204</text:p>
          </table:table-cell>
          <table:table-cell table:formula="of:=AVERAGEA([.F13:.F17])" office:value-type="float" office:value="0.0021442128" calcext:value-type="float">
            <text:p>0,0021442128</text:p>
          </table:table-cell>
          <table:table-cell table:formula="of:=STDEV([.A13:.A17])" office:value-type="float" office:value="7.33963350583665" calcext:value-type="float">
            <text:p>7,3396335058</text:p>
          </table:table-cell>
          <table:table-cell table:formula="of:=STDEV([.B13:.B17])" office:value-type="float" office:value="1.13098629523085" calcext:value-type="float">
            <text:p>1,1309862952</text:p>
          </table:table-cell>
          <table:table-cell table:formula="of:=STDEV([.C13:.C17])" office:value-type="float" office:value="0.0374165738677394" calcext:value-type="float">
            <text:p>0,0374165739</text:p>
          </table:table-cell>
          <table:table-cell table:formula="of:=STDEV([.D13:.D17])" office:value-type="float" office:value="1.80613399281449" calcext:value-type="float">
            <text:p>1,8061339928</text:p>
          </table:table-cell>
          <table:table-cell table:formula="of:=STDEV([.E13:.E17])" office:value-type="float" office:value="3.73932213108205" calcext:value-type="float">
            <text:p>3,7393221311</text:p>
          </table:table-cell>
          <table:table-cell table:formula="of:=STDEV([.F13:.F17])" office:value-type="float" office:value="0.00145103957862861" calcext:value-type="float">
            <text:p>0,0014510396</text:p>
          </table:table-cell>
          <table:table-cell table:number-columns-repeated="999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5.61" calcext:value-type="float">
            <text:p>15,61</text:p>
          </table:table-cell>
          <table:table-cell office:value-type="float" office:value="0.29" calcext:value-type="float">
            <text:p>0,29</text:p>
          </table:table-cell>
          <table:table-cell office:value-type="float" office:value="81.67" calcext:value-type="float">
            <text:p>81,67</text:p>
          </table:table-cell>
          <table:table-cell office:value-type="float" office:value="39.56" calcext:value-type="float">
            <text:p>39,56</text:p>
          </table:table-cell>
          <table:table-cell office:value-type="float" office:value="0.00057788" calcext:value-type="float">
            <text:p>0,00057788</text:p>
          </table:table-cell>
          <table:table-cell table:number-columns-repeated="1018"/>
        </table:table-row>
        <table:table-row table:style-name="ro1">
          <table:table-cell office:value-type="float" office:value="61.54" calcext:value-type="float">
            <text:p>61,54</text:p>
          </table:table-cell>
          <table:table-cell office:value-type="float" office:value="16.86" calcext:value-type="float">
            <text:p>16,86</text:p>
          </table:table-cell>
          <table:table-cell office:value-type="float" office:value="0.29" calcext:value-type="float">
            <text:p>0,29</text:p>
          </table:table-cell>
          <table:table-cell office:value-type="float" office:value="80.33" calcext:value-type="float">
            <text:p>80,33</text:p>
          </table:table-cell>
          <table:table-cell office:value-type="float" office:value="44.86" calcext:value-type="float">
            <text:p>44,86</text:p>
          </table:table-cell>
          <table:table-cell office:value-type="float" office:value="0.003747145" calcext:value-type="float">
            <text:p>0,00374714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44" calcext:value-type="float">
            <text:p>15,44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15" calcext:value-type="float">
            <text:p>46,15</text:p>
          </table:table-cell>
          <table:table-cell office:value-type="float" office:value="0.00356953" calcext:value-type="float">
            <text:p>0,00356953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71" calcext:value-type="float">
            <text:p>14,71</text:p>
          </table:table-cell>
          <table:table-cell office:value-type="float" office:value="0.35" calcext:value-type="float">
            <text:p>0,35</text:p>
          </table:table-cell>
          <table:table-cell office:value-type="float" office:value="84" calcext:value-type="float">
            <text:p>84</text:p>
          </table:table-cell>
          <table:table-cell office:value-type="float" office:value="45.45" calcext:value-type="float">
            <text:p>45,45</text:p>
          </table:table-cell>
          <table:table-cell office:value-type="float" office:value="0.001026509" calcext:value-type="float">
            <text:p>0,001026509</text:p>
          </table:table-cell>
          <table:table-cell table:number-columns-repeated="1018"/>
        </table:table-row>
        <table:table-row table:style-name="ro1"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84.33" calcext:value-type="float">
            <text:p>84,33</text:p>
          </table:table-cell>
          <table:table-cell table:style-name="ce2" office:value-type="float" office:value="44.71" calcext:value-type="float">
            <text:p>44,71</text:p>
          </table:table-cell>
          <table:table-cell table:style-name="ce2" office:value-type="float" office:value="0.04570171" calcext:value-type="float">
            <text:p>0,0457017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18:.A22])" office:value-type="float" office:value="49.31" calcext:value-type="float">
            <text:p>49,31</text:p>
          </table:table-cell>
          <table:table-cell table:formula="of:=AVERAGEA([.B18:.B22])" office:value-type="float" office:value="17.112" calcext:value-type="float">
            <text:p>17,112</text:p>
          </table:table-cell>
          <table:table-cell table:formula="of:=AVERAGEA([.C18:.C22])" office:value-type="float" office:value="0.276" calcext:value-type="float">
            <text:p>0,276</text:p>
          </table:table-cell>
          <table:table-cell table:formula="of:=AVERAGEA([.D18:.D22])" office:value-type="float" office:value="79.798" calcext:value-type="float">
            <text:p>79,798</text:p>
          </table:table-cell>
          <table:table-cell table:formula="of:=AVERAGEA([.E18:.E22])" office:value-type="float" office:value="33.234" calcext:value-type="float">
            <text:p>33,234</text:p>
          </table:table-cell>
          <table:table-cell table:formula="of:=AVERAGEA([.F18:.F22])" office:value-type="float" office:value="0.05244868" calcext:value-type="float">
            <text:p>0,05244868</text:p>
          </table:table-cell>
          <table:table-cell table:formula="of:=STDEV([.A18:.A22])" office:value-type="float" office:value="10.9489931043909" calcext:value-type="float">
            <text:p>10,9489931044</text:p>
          </table:table-cell>
          <table:table-cell table:formula="of:=STDEV([.B18:.B22])" office:value-type="float" office:value="10.3026656744747" calcext:value-type="float">
            <text:p>10,3026656745</text:p>
          </table:table-cell>
          <table:table-cell table:formula="of:=STDEV([.C18:.C22])" office:value-type="float" office:value="0.11674759098157" calcext:value-type="float">
            <text:p>0,116747591</text:p>
          </table:table-cell>
          <table:table-cell table:formula="of:=STDEV([.D18:.D22])" office:value-type="float" office:value="9.09371596213561" calcext:value-type="float">
            <text:p>9,0937159621</text:p>
          </table:table-cell>
          <table:table-cell table:formula="of:=STDEV([.E18:.E22])" office:value-type="float" office:value="11.801496938948" calcext:value-type="float">
            <text:p>11,8014969389</text:p>
          </table:table-cell>
          <table:table-cell table:formula="of:=STDEV([.F18:.F22])" office:value-type="float" office:value="0.0187554712671809" calcext:value-type="float">
            <text:p>0,0187554713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58" calcext:value-type="float">
            <text:p>30,58</text:p>
          </table:table-cell>
          <table:table-cell office:value-type="float" office:value="0.15" calcext:value-type="float">
            <text:p>0,15</text:p>
          </table:table-cell>
          <table:table-cell office:value-type="float" office:value="68" calcext:value-type="float">
            <text:p>68</text:p>
          </table:table-cell>
          <table:table-cell office:value-type="float" office:value="18.64" calcext:value-type="float">
            <text:p>18,64</text:p>
          </table:table-cell>
          <table:table-cell office:value-type="float" office:value="0.08329556" calcext:value-type="float">
            <text:p>0,08329556</text:p>
          </table:table-cell>
          <table:table-cell table:number-columns-repeated="1018"/>
        </table:table-row>
        <table:table-row table:style-name="ro1">
          <table:table-cell office:value-type="float" office:value="51.85" calcext:value-type="float">
            <text:p>51,85</text:p>
          </table:table-cell>
          <table:table-cell office:value-type="float" office:value="7.33" calcext:value-type="float">
            <text:p>7,33</text:p>
          </table:table-cell>
          <table:table-cell office:value-type="float" office:value="0.44" calcext:value-type="float">
            <text:p>0,44</text:p>
          </table:table-cell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,9</text:p>
          </table:table-cell>
          <table:table-cell office:value-type="float" office:value="0.05642601" calcext:value-type="float">
            <text:p>0,05642601</text:p>
          </table:table-cell>
          <table:table-cell table:number-columns-repeated="1018"/>
        </table:table-row>
        <table:table-row table:style-name="ro1">
          <table:table-cell office:value-type="float" office:value="30.77" calcext:value-type="float">
            <text:p>30,77</text:p>
          </table:table-cell>
          <table:table-cell office:value-type="float" office:value="9.49" calcext:value-type="float">
            <text:p>9,49</text:p>
          </table:table-cell>
          <table:table-cell office:value-type="float" office:value="0.26" calcext:value-type="float">
            <text:p>0,26</text:p>
          </table:table-cell>
          <table:table-cell office:value-type="float" office:value="85.33" calcext:value-type="float">
            <text:p>85,33</text:p>
          </table:table-cell>
          <table:table-cell office:value-type="float" office:value="26.67" calcext:value-type="float">
            <text:p>26,67</text:p>
          </table:table-cell>
          <table:table-cell office:value-type="float" office:value="0.03827902" calcext:value-type="float">
            <text:p>0,0382790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25.47" calcext:value-type="float">
            <text:p>25,47</text:p>
          </table:table-cell>
          <table:table-cell office:value-type="float" office:value="0.19" calcext:value-type="float">
            <text:p>0,19</text:p>
          </table:table-cell>
          <table:table-cell office:value-type="float" office:value="72.33" calcext:value-type="float">
            <text:p>72,33</text:p>
          </table:table-cell>
          <table:table-cell office:value-type="float" office:value="30.25" calcext:value-type="float">
            <text:p>30,25</text:p>
          </table:table-cell>
          <table:table-cell office:value-type="float" office:value="0.0385411" calcext:value-type="float">
            <text:p>0,03854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.26" calcext:value-type="float">
            <text:p>19,26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79.67" calcext:value-type="float">
            <text:p>79,67</text:p>
          </table:table-cell>
          <table:table-cell table:style-name="ce2" office:value-type="float" office:value="40.78" calcext:value-type="float">
            <text:p>40,78</text:p>
          </table:table-cell>
          <table:table-cell table:style-name="ce2" office:value-type="float" office:value="0.053" calcext:value-type="float">
            <text:p>0,05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3:.A27])" office:value-type="float" office:value="59.3" calcext:value-type="float">
            <text:p>59,3</text:p>
          </table:table-cell>
          <table:table-cell table:formula="of:=AVERAGEA([.B23:.B27])" office:value-type="float" office:value="11.96" calcext:value-type="float">
            <text:p>11,96</text:p>
          </table:table-cell>
          <table:table-cell table:formula="of:=AVERAGEA([.C23:.C27])" office:value-type="float" office:value="0.37" calcext:value-type="float">
            <text:p>0,37</text:p>
          </table:table-cell>
          <table:table-cell table:formula="of:=AVERAGEA([.D23:.D27])" office:value-type="float" office:value="85.134" calcext:value-type="float">
            <text:p>85,134</text:p>
          </table:table-cell>
          <table:table-cell table:formula="of:=AVERAGEA([.E23:.E27])" office:value-type="float" office:value="44.98" calcext:value-type="float">
            <text:p>44,98</text:p>
          </table:table-cell>
          <table:table-cell table:formula="of:=AVERAGEA([.F23:.F27])" office:value-type="float" office:value="0.234531444" calcext:value-type="float">
            <text:p>0,234531444</text:p>
          </table:table-cell>
          <table:table-cell table:formula="of:=STDEV([.A23:.A27])" office:value-type="float" office:value="10.712495040839" calcext:value-type="float">
            <text:p>10,7124950408</text:p>
          </table:table-cell>
          <table:table-cell table:formula="of:=STDEV([.B23:.B27])" office:value-type="float" office:value="4.79180028799198" calcext:value-type="float">
            <text:p>4,791800288</text:p>
          </table:table-cell>
          <table:table-cell table:formula="of:=STDEV([.C23:.C27])" office:value-type="float" office:value="0.0877496438739212" calcext:value-type="float">
            <text:p>0,0877496439</text:p>
          </table:table-cell>
          <table:table-cell table:formula="of:=STDEV([.D23:.D27])" office:value-type="float" office:value="4.11997936888038" calcext:value-type="float">
            <text:p>4,1199793689</text:p>
          </table:table-cell>
          <table:table-cell table:formula="of:=STDEV([.E23:.E27])" office:value-type="float" office:value="7.49038717290368" calcext:value-type="float">
            <text:p>7,4903871729</text:p>
          </table:table-cell>
          <table:table-cell table:formula="of:=STDEV([.F23:.F27])" office:value-type="float" office:value="0.262710226458015" calcext:value-type="float">
            <text:p>0,2627102265</text:p>
          </table:table-cell>
          <table:table-cell table:number-columns-repeated="999"/>
        </table:table-row>
        <table:table-row table:style-name="ro1">
          <table:table-cell office:value-type="float" office:value="59.46" calcext:value-type="float">
            <text:p>59,46</text:p>
          </table:table-cell>
          <table:table-cell office:value-type="float" office:value="12.55" calcext:value-type="float">
            <text:p>12,55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7.83" calcext:value-type="float">
            <text:p>47,83</text:p>
          </table:table-cell>
          <table:table-cell office:value-type="float" office:value="0.478261" calcext:value-type="float">
            <text:p>0,478261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2.64" calcext:value-type="float">
            <text:p>12,64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3.37" calcext:value-type="float">
            <text:p>43,37</text:p>
          </table:table-cell>
          <table:table-cell office:value-type="float" office:value="0.0433534" calcext:value-type="float">
            <text:p>0,0433534</text:p>
          </table:table-cell>
          <table:table-cell table:number-columns-repeated="1018"/>
        </table:table-row>
        <table:table-row table:style-name="ro1">
          <table:table-cell office:value-type="float" office:value="42.31" calcext:value-type="float">
            <text:p>42,31</text:p>
          </table:table-cell>
          <table:table-cell office:value-type="float" office:value="8.39" calcext:value-type="float">
            <text:p>8,39</text:p>
          </table:table-cell>
          <table:table-cell office:value-type="float" office:value="0.36" calcext:value-type="float">
            <text:p>0,36</text:p>
          </table:table-cell>
          <table:table-cell office:value-type="float" office:value="87.33" calcext:value-type="float">
            <text:p>8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0.03554282" calcext:value-type="float">
            <text:p>0,03554282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.96" calcext:value-type="float">
            <text:p>6,96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5625" calcext:value-type="float">
            <text:p>0,5625</text:p>
          </table:table-cell>
          <table:table-cell table:number-columns-repeated="1018"/>
        </table:table-row>
        <table:table-row table:style-name="ro1">
          <table:table-cell table:style-name="ce2" office:value-type="float" office:value="85.71" calcext:value-type="float">
            <text:p>85,71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33" calcext:value-type="float">
            <text:p>87,33</text:p>
          </table:table-cell>
          <table:table-cell table:style-name="ce2" office:value-type="float" office:value="55.81" calcext:value-type="float">
            <text:p>55,81</text:p>
          </table:table-cell>
          <table:table-cell table:style-name="ce2" office:value-type="float" office:value="0.0002329829" calcext:value-type="float">
            <text:p>0,000232982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8:.A32])" office:value-type="float" office:value="79.128" calcext:value-type="float">
            <text:p>79,128</text:p>
          </table:table-cell>
          <table:table-cell table:formula="of:=AVERAGEA([.B28:.B32])" office:value-type="float" office:value="12.18" calcext:value-type="float">
            <text:p>12,18</text:p>
          </table:table-cell>
          <table:table-cell table:formula="of:=AVERAGEA([.C28:.C32])" office:value-type="float" office:value="0.426" calcext:value-type="float">
            <text:p>0,426</text:p>
          </table:table-cell>
          <table:table-cell table:formula="of:=AVERAGEA([.D28:.D32])" office:value-type="float" office:value="86.934" calcext:value-type="float">
            <text:p>86,934</text:p>
          </table:table-cell>
          <table:table-cell table:formula="of:=AVERAGEA([.E28:.E32])" office:value-type="float" office:value="56.126" calcext:value-type="float">
            <text:p>56,126</text:p>
          </table:table-cell>
          <table:table-cell table:formula="of:=AVERAGEA([.F28:.F32])" office:value-type="float" office:value="0.0007421914" calcext:value-type="float">
            <text:p>0,0007421914</text:p>
          </table:table-cell>
          <table:table-cell table:formula="of:=STDEV([.A28:.A32])" office:value-type="float" office:value="14.2420774467772" calcext:value-type="float">
            <text:p>14,2420774468</text:p>
          </table:table-cell>
          <table:table-cell table:formula="of:=STDEV([.B28:.B32])" office:value-type="float" office:value="3.83041120507968" calcext:value-type="float">
            <text:p>3,8304112051</text:p>
          </table:table-cell>
          <table:table-cell table:formula="of:=STDEV([.C28:.C32])" office:value-type="float" office:value="0.0364691650576209" calcext:value-type="float">
            <text:p>0,0364691651</text:p>
          </table:table-cell>
          <table:table-cell table:formula="of:=STDEV([.D28:.D32])" office:value-type="float" office:value="1.9764184779545" calcext:value-type="float">
            <text:p>1,976418478</text:p>
          </table:table-cell>
          <table:table-cell table:formula="of:=STDEV([.E28:.E32])" office:value-type="float" office:value="2.42819480272897" calcext:value-type="float">
            <text:p>2,4281948027</text:p>
          </table:table-cell>
          <table:table-cell table:formula="of:=STDEV([.F28:.F32])" office:value-type="float" office:value="0.000341550823509277" calcext:value-type="float">
            <text:p>0,0003415508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1.15" calcext:value-type="float">
            <text:p>11,15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008827719" calcext:value-type="float">
            <text:p>0,0008827719</text:p>
          </table:table-cell>
          <table:table-cell table:number-columns-repeated="1018"/>
        </table:table-row>
        <table:table-row table:style-name="ro1">
          <table:table-cell office:value-type="float" office:value="94.44" calcext:value-type="float">
            <text:p>94,44</text:p>
          </table:table-cell>
          <table:table-cell office:value-type="float" office:value="17.8" calcext:value-type="float">
            <text:p>17,8</text:p>
          </table:table-cell>
          <table:table-cell office:value-type="float" office:value="0.37" calcext:value-type="float">
            <text:p>0,37</text:p>
          </table:table-cell>
          <table:table-cell office:value-type="float" office:value="83.67" calcext:value-type="float">
            <text:p>83,67</text:p>
          </table:table-cell>
          <table:table-cell office:value-type="float" office:value="58.12" calcext:value-type="float">
            <text:p>58,12</text:p>
          </table:table-cell>
          <table:table-cell office:value-type="float" office:value="0.001169113" calcext:value-type="float">
            <text:p>0,001169113</text:p>
          </table:table-cell>
          <table:table-cell table:number-columns-repeated="1018"/>
        </table:table-row>
        <table:table-row table:style-name="ro1">
          <table:table-cell office:value-type="float" office:value="81.82" calcext:value-type="float">
            <text:p>81,82</text:p>
          </table:table-cell>
          <table:table-cell office:value-type="float" office:value="12.36" calcext:value-type="float">
            <text:p>12,36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8.06" calcext:value-type="float">
            <text:p>58,06</text:p>
          </table:table-cell>
          <table:table-cell office:value-type="float" office:value="0.000670556" calcext:value-type="float">
            <text:p>0,00067055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7.09" calcext:value-type="float">
            <text:p>7,0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7555332" calcext:value-type="float">
            <text:p>0,0007555332</text:p>
          </table:table-cell>
          <table:table-cell table:number-columns-repeated="1018"/>
        </table:table-row>
        <table:table-row table:style-name="ro1">
          <table:table-cell table:style-name="ce2" office:value-type="float" office:value="64.29" calcext:value-type="float">
            <text:p>64,29</text:p>
          </table:table-cell>
          <table:table-cell table:style-name="ce2" office:value-type="float" office:value="13.21" calcext:value-type="float">
            <text:p>13,21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43.9" calcext:value-type="float">
            <text:p>43,9</text:p>
          </table:table-cell>
          <table:table-cell table:style-name="ce2" office:value-type="float" office:value="0.005036462" calcext:value-type="float">
            <text:p>0,00503646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33:.A37])" office:value-type="float" office:value="73.758" calcext:value-type="float">
            <text:p>73,758</text:p>
          </table:table-cell>
          <table:table-cell table:formula="of:=AVERAGEA([.B33:.B37])" office:value-type="float" office:value="11.724" calcext:value-type="float">
            <text:p>11,724</text:p>
          </table:table-cell>
          <table:table-cell table:formula="of:=AVERAGEA([.C33:.C37])" office:value-type="float" office:value="0.418" calcext:value-type="float">
            <text:p>0,418</text:p>
          </table:table-cell>
          <table:table-cell table:formula="of:=AVERAGEA([.D33:.D37])" office:value-type="float" office:value="86.868" calcext:value-type="float">
            <text:p>86,868</text:p>
          </table:table-cell>
          <table:table-cell table:formula="of:=AVERAGEA([.E33:.E37])" office:value-type="float" office:value="52.464" calcext:value-type="float">
            <text:p>52,464</text:p>
          </table:table-cell>
          <table:table-cell table:formula="of:=AVERAGEA([.F33:.F37])" office:value-type="float" office:value="0.0072791126" calcext:value-type="float">
            <text:p>0,0072791126</text:p>
          </table:table-cell>
          <table:table-cell table:formula="of:=STDEV([.A33:.A37])" office:value-type="float" office:value="8.28145941244657" calcext:value-type="float">
            <text:p>8,2814594124</text:p>
          </table:table-cell>
          <table:table-cell table:formula="of:=STDEV([.B33:.B37])" office:value-type="float" office:value="3.51862615234981" calcext:value-type="float">
            <text:p>3,5186261523</text:p>
          </table:table-cell>
          <table:table-cell table:formula="of:=STDEV([.C33:.C37])" office:value-type="float" office:value="0.0772657750883274" calcext:value-type="float">
            <text:p>0,0772657751</text:p>
          </table:table-cell>
          <table:table-cell table:formula="of:=STDEV([.D33:.D37])" office:value-type="float" office:value="3.37966270506392" calcext:value-type="float">
            <text:p>3,3796627051</text:p>
          </table:table-cell>
          <table:table-cell table:formula="of:=STDEV([.E33:.E37])" office:value-type="float" office:value="7.82800293817012" calcext:value-type="float">
            <text:p>7,8280029382</text:p>
          </table:table-cell>
          <table:table-cell table:formula="of:=STDEV([.F33:.F37])" office:value-type="float" office:value="0.00276403017245738" calcext:value-type="float">
            <text:p>0,0027640302</text:p>
          </table:table-cell>
          <table:table-cell table:number-columns-repeated="999"/>
        </table:table-row>
        <table:table-row table:style-name="ro1">
          <table:table-cell office:value-type="float" office:value="78.12" calcext:value-type="float">
            <text:p>78,12</text:p>
          </table:table-cell>
          <table:table-cell office:value-type="float" office:value="8.92" calcext:value-type="float">
            <text:p>8,92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61.73" calcext:value-type="float">
            <text:p>61,73</text:p>
          </table:table-cell>
          <table:table-cell office:value-type="float" office:value="0.004656908" calcext:value-type="float">
            <text:p>0,004656908</text:p>
          </table:table-cell>
          <table:table-cell table:number-columns-repeated="1018"/>
        </table:table-row>
        <table:table-row table:style-name="ro1">
          <table:table-cell office:value-type="float" office:value="85.19" calcext:value-type="float">
            <text:p>85,19</text:p>
          </table:table-cell>
          <table:table-cell office:value-type="float" office:value="10.99" calcext:value-type="float">
            <text:p>10,99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08205456" calcext:value-type="float">
            <text:p>0,008205456</text:p>
          </table:table-cell>
          <table:table-cell table:number-columns-repeated="1018"/>
        </table:table-row>
        <table:table-row table:style-name="ro1">
          <table:table-cell office:value-type="float" office:value="73.33" calcext:value-type="float">
            <text:p>73,33</text:p>
          </table:table-cell>
          <table:table-cell office:value-type="float" office:value="17.04" calcext:value-type="float">
            <text:p>17,04</text:p>
          </table:table-cell>
          <table:table-cell office:value-type="float" office:value="0.32" calcext:value-type="float">
            <text:p>0,32</text:p>
          </table:table-cell>
          <table:table-cell office:value-type="float" office:value="82" calcext:value-type="float">
            <text:p>82</text:p>
          </table:table-cell>
          <table:table-cell office:value-type="float" office:value="44.9" calcext:value-type="float">
            <text:p>44,9</text:p>
          </table:table-cell>
          <table:table-cell office:value-type="float" office:value="0.0114889" calcext:value-type="float">
            <text:p>0,0114889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8.46" calcext:value-type="float">
            <text:p>8,46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07007837" calcext:value-type="float">
            <text:p>0,00700783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.35" calcext:value-type="float">
            <text:p>7,35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.87" calcext:value-type="float">
            <text:p>60,87</text:p>
          </table:table-cell>
          <table:table-cell table:style-name="ce2" office:value-type="float" office:value="0.07958989" calcext:value-type="float">
            <text:p>0,0795898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38:.A42])" office:value-type="float" office:value="65.798" calcext:value-type="float">
            <text:p>65,798</text:p>
          </table:table-cell>
          <table:table-cell table:formula="of:=AVERAGEA([.B38:.B42])" office:value-type="float" office:value="10.214" calcext:value-type="float">
            <text:p>10,214</text:p>
          </table:table-cell>
          <table:table-cell table:formula="of:=AVERAGEA([.C38:.C42])" office:value-type="float" office:value="0.422" calcext:value-type="float">
            <text:p>0,422</text:p>
          </table:table-cell>
          <table:table-cell table:formula="of:=AVERAGEA([.D38:.D42])" office:value-type="float" office:value="87.334" calcext:value-type="float">
            <text:p>87,334</text:p>
          </table:table-cell>
          <table:table-cell table:formula="of:=AVERAGEA([.E38:.E42])" office:value-type="float" office:value="51.858" calcext:value-type="float">
            <text:p>51,858</text:p>
          </table:table-cell>
          <table:table-cell table:formula="of:=AVERAGEA([.F38:.F42])" office:value-type="float" office:value="0.060502906" calcext:value-type="float">
            <text:p>0,060502906</text:p>
          </table:table-cell>
          <table:table-cell table:formula="of:=STDEV([.A38:.A42])" office:value-type="float" office:value="9.31903804048465" calcext:value-type="float">
            <text:p>9,3190380405</text:p>
          </table:table-cell>
          <table:table-cell table:formula="of:=STDEV([.B38:.B42])" office:value-type="float" office:value="2.5040227634748" calcext:value-type="float">
            <text:p>2,5040227635</text:p>
          </table:table-cell>
          <table:table-cell table:formula="of:=STDEV([.C38:.C42])" office:value-type="float" office:value="0.0719027120489902" calcext:value-type="float">
            <text:p>0,071902712</text:p>
          </table:table-cell>
          <table:table-cell table:formula="of:=STDEV([.D38:.D42])" office:value-type="float" office:value="2.71804709304309" calcext:value-type="float">
            <text:p>2,718047093</text:p>
          </table:table-cell>
          <table:table-cell table:formula="of:=STDEV([.E38:.E42])" office:value-type="float" office:value="6.64367895070194" calcext:value-type="float">
            <text:p>6,6436789507</text:p>
          </table:table-cell>
          <table:table-cell table:formula="of:=STDEV([.F38:.F42])" office:value-type="float" office:value="0.0125651664581624" calcext:value-type="float">
            <text:p>0,0125651665</text:p>
          </table:table-cell>
          <table:table-cell table:number-columns-repeated="999"/>
        </table:table-row>
        <table:table-row table:style-name="ro1">
          <table:table-cell office:value-type="float" office:value="54.84" calcext:value-type="float">
            <text:p>54,84</text:p>
          </table:table-cell>
          <table:table-cell office:value-type="float" office:value="9.67" calcext:value-type="float">
            <text:p>9,67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5.95" calcext:value-type="float">
            <text:p>45,95</text:p>
          </table:table-cell>
          <table:table-cell office:value-type="float" office:value="0.06225118" calcext:value-type="float">
            <text:p>0,06225118</text:p>
          </table:table-cell>
          <table:table-cell table:number-columns-repeated="1018"/>
        </table:table-row>
        <table:table-row table:style-name="ro1">
          <table:table-cell office:value-type="float" office:value="71.05" calcext:value-type="float">
            <text:p>71,05</text:p>
          </table:table-cell>
          <table:table-cell office:value-type="float" office:value="14.12" calcext:value-type="float">
            <text:p>14,12</text:p>
          </table:table-cell>
          <table:table-cell office:value-type="float" office:value="0.36" calcext:value-type="float">
            <text:p>0,36</text:p>
          </table:table-cell>
          <table:table-cell office:value-type="float" office:value="84" calcext:value-type="float">
            <text:p>84</text:p>
          </table:table-cell>
          <table:table-cell office:value-type="float" office:value="52.94" calcext:value-type="float">
            <text:p>52,94</text:p>
          </table:table-cell>
          <table:table-cell office:value-type="float" office:value="0.06020604" calcext:value-type="float">
            <text:p>0,06020604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9.19" calcext:value-type="float">
            <text:p>9,1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4.79" calcext:value-type="float">
            <text:p>54,79</text:p>
          </table:table-cell>
          <table:table-cell office:value-type="float" office:value="0.05538945" calcext:value-type="float">
            <text:p>0,05538945</text:p>
          </table:table-cell>
          <table:table-cell table:number-columns-repeated="101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10.74" calcext:value-type="float">
            <text:p>10,74</text:p>
          </table:table-cell>
          <table:table-cell office:value-type="float" office:value="0.37" calcext:value-type="float">
            <text:p>0,37</text:p>
          </table:table-cell>
          <table:table-cell office:value-type="float" office:value="86" calcext:value-type="float">
            <text:p>86</text:p>
          </table:table-cell>
          <table:table-cell office:value-type="float" office:value="44.74" calcext:value-type="float">
            <text:p>44,74</text:p>
          </table:table-cell>
          <table:table-cell office:value-type="float" office:value="0.04507797" calcext:value-type="float">
            <text:p>0,04507797</text:p>
          </table:table-cell>
          <table:table-cell table:number-columns-repeated="1018"/>
        </table:table-row>
        <table:table-row table:style-name="ro1">
          <table:table-cell table:style-name="ce2" office:value-type="float" office:value="73.08" calcext:value-type="float">
            <text:p>73,08</text:p>
          </table:table-cell>
          <table:table-cell table:style-name="ce2" office:value-type="float" office:value="12.77" calcext:value-type="float">
            <text:p>12,77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.5" calcext:value-type="float">
            <text:p>47,5</text:p>
          </table:table-cell>
          <table:table-cell table:style-name="ce2" office:value-type="float" office:value="0.0260513" calcext:value-type="float">
            <text:p>0,026051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3:.A47])" office:value-type="float" office:value="69.872" calcext:value-type="float">
            <text:p>69,872</text:p>
          </table:table-cell>
          <table:table-cell table:formula="of:=AVERAGEA([.B43:.B47])" office:value-type="float" office:value="9.882" calcext:value-type="float">
            <text:p>9,882</text:p>
          </table:table-cell>
          <table:table-cell table:formula="of:=AVERAGEA([.C43:.C47])" office:value-type="float" office:value="0.452" calcext:value-type="float">
            <text:p>0,452</text:p>
          </table:table-cell>
          <table:table-cell table:formula="of:=AVERAGEA([.D43:.D47])" office:value-type="float" office:value="88.268" calcext:value-type="float">
            <text:p>88,268</text:p>
          </table:table-cell>
          <table:table-cell table:formula="of:=AVERAGEA([.E43:.E47])" office:value-type="float" office:value="52.314" calcext:value-type="float">
            <text:p>52,314</text:p>
          </table:table-cell>
          <table:table-cell table:formula="of:=AVERAGEA([.F43:.F47])" office:value-type="float" office:value="0.021511234" calcext:value-type="float">
            <text:p>0,021511234</text:p>
          </table:table-cell>
          <table:table-cell table:formula="of:=STDEV([.A43:.A47])" office:value-type="float" office:value="3.59216786912861" calcext:value-type="float">
            <text:p>3,5921678691</text:p>
          </table:table-cell>
          <table:table-cell table:formula="of:=STDEV([.B43:.B47])" office:value-type="float" office:value="3.21279006472567" calcext:value-type="float">
            <text:p>3,2127900647</text:p>
          </table:table-cell>
          <table:table-cell table:formula="of:=STDEV([.C43:.C47])" office:value-type="float" office:value="0.0840832920383116" calcext:value-type="float">
            <text:p>0,084083292</text:p>
          </table:table-cell>
          <table:table-cell table:formula="of:=STDEV([.D43:.D47])" office:value-type="float" office:value="2.92217727046119" calcext:value-type="float">
            <text:p>2,9221772705</text:p>
          </table:table-cell>
          <table:table-cell table:formula="of:=STDEV([.E43:.E47])" office:value-type="float" office:value="9.20510347578994" calcext:value-type="float">
            <text:p>9,2051034758</text:p>
          </table:table-cell>
          <table:table-cell table:formula="of:=STDEV([.F43:.F47])" office:value-type="float" office:value="0.00528819301976866" calcext:value-type="float">
            <text:p>0,005288193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82" calcext:value-type="float">
            <text:p>13,82</text:p>
          </table:table-cell>
          <table:table-cell office:value-type="float" office:value="0.34" calcext:value-type="float">
            <text:p>0,34</text:p>
          </table:table-cell>
          <table:table-cell office:value-type="float" office:value="84.33" calcext:value-type="float">
            <text:p>84,33</text:p>
          </table:table-cell>
          <table:table-cell office:value-type="float" office:value="40.51" calcext:value-type="float">
            <text:p>40,51</text:p>
          </table:table-cell>
          <table:table-cell office:value-type="float" office:value="0.02702891" calcext:value-type="float">
            <text:p>0,027028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.83" calcext:value-type="float">
            <text:p>70,83</text:p>
          </table:table-cell>
          <table:table-cell office:value-type="float" office:value="8.7" calcext:value-type="float">
            <text:p>8,7</text:p>
          </table:table-cell>
          <table:table-cell office:value-type="float" office:value="0.48" calcext:value-type="float">
            <text:p>0,48</text:p>
          </table:table-cell>
          <table:table-cell office:value-type="float" office:value="89.67" calcext:value-type="float">
            <text:p>89,67</text:p>
          </table:table-cell>
          <table:table-cell office:value-type="float" office:value="52.31" calcext:value-type="float">
            <text:p>52,31</text:p>
          </table:table-cell>
          <table:table-cell office:value-type="float" office:value="0.02204555" calcext:value-type="float">
            <text:p>0,0220455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22" calcext:value-type="float">
            <text:p>72,22</text:p>
          </table:table-cell>
          <table:table-cell office:value-type="float" office:value="6.82" calcext:value-type="float">
            <text:p>6,82</text:p>
          </table:table-cell>
          <table:table-cell office:value-type="float" office:value="0.54" calcext:value-type="float">
            <text:p>0,54</text:p>
          </table:table-cell>
          <table:table-cell office:value-type="float" office:value="90.67" calcext:value-type="float">
            <text:p>90,67</text:p>
          </table:table-cell>
          <table:table-cell office:value-type="float" office:value="65" calcext:value-type="float">
            <text:p>65</text:p>
          </table:table-cell>
          <table:table-cell office:value-type="float" office:value="0.01472832" calcext:value-type="float">
            <text:p>0,0147283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01770209" calcext:value-type="float">
            <text:p>0,0177020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84.38" calcext:value-type="float">
            <text:p>84,38</text:p>
          </table:table-cell>
          <table:table-cell table:style-name="ce2" office:value-type="float" office:value="15.3" calcext:value-type="float">
            <text:p>15,3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002103466" calcext:value-type="float">
            <text:p>2,103466E-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8:.A52])" office:value-type="float" office:value="77.568" calcext:value-type="float">
            <text:p>77,568</text:p>
          </table:table-cell>
          <table:table-cell table:formula="of:=AVERAGEA([.B48:.B52])" office:value-type="float" office:value="12.226" calcext:value-type="float">
            <text:p>12,226</text:p>
          </table:table-cell>
          <table:table-cell table:formula="of:=AVERAGEA([.C48:.C52])" office:value-type="float" office:value="0.42" calcext:value-type="float">
            <text:p>0,42</text:p>
          </table:table-cell>
          <table:table-cell table:formula="of:=AVERAGEA([.D48:.D52])" office:value-type="float" office:value="86.8" calcext:value-type="float">
            <text:p>86,8</text:p>
          </table:table-cell>
          <table:table-cell table:formula="of:=AVERAGEA([.E48:.E52])" office:value-type="float" office:value="52.706" calcext:value-type="float">
            <text:p>52,706</text:p>
          </table:table-cell>
          <table:table-cell table:formula="of:=AVERAGEA([.F48:.F52])" office:value-type="float" office:value="0.0000150314436" calcext:value-type="float">
            <text:p>1,50314436E-05</text:p>
          </table:table-cell>
          <table:table-cell table:formula="of:=STDEV([.A48:.A52])" office:value-type="float" office:value="8.45847031087773" calcext:value-type="float">
            <text:p>8,4584703109</text:p>
          </table:table-cell>
          <table:table-cell table:formula="of:=STDEV([.B48:.B52])" office:value-type="float" office:value="2.9358610321335" calcext:value-type="float">
            <text:p>2,9358610321</text:p>
          </table:table-cell>
          <table:table-cell table:formula="of:=STDEV([.C48:.C52])" office:value-type="float" office:value="0.0651920240520265" calcext:value-type="float">
            <text:p>0,0651920241</text:p>
          </table:table-cell>
          <table:table-cell table:formula="of:=STDEV([.D48:.D52])" office:value-type="float" office:value="2.47768036679472" calcext:value-type="float">
            <text:p>2,4776803668</text:p>
          </table:table-cell>
          <table:table-cell table:formula="of:=STDEV([.E48:.E52])" office:value-type="float" office:value="9.07041785145536" calcext:value-type="float">
            <text:p>9,0704178515</text:p>
          </table:table-cell>
          <table:table-cell table:formula="of:=STDEV([.F48:.F52])" office:value-type="float" office:value="0.0000128394000427029" calcext:value-type="float">
            <text:p>1,28394000427029E-0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14" calcext:value-type="float">
            <text:p>12,14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1.18" calcext:value-type="float">
            <text:p>41,18</text:p>
          </table:table-cell>
          <table:table-cell office:value-type="float" office:value="0.000003632986" calcext:value-type="float">
            <text:p>0,00000363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7" calcext:value-type="float">
            <text:p>14,07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03466717" calcext:value-type="float">
            <text:p>3,466717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58" calcext:value-type="float">
            <text:p>7,58</text:p>
          </table:table-cell>
          <table:table-cell office:value-type="float" office:value="0.52" calcext:value-type="float">
            <text:p>0,52</text:p>
          </table:table-cell>
          <table:table-cell office:value-type="float" office:value="90.33" calcext:value-type="float">
            <text:p>90,33</text:p>
          </table:table-cell>
          <table:table-cell office:value-type="float" office:value="65.06" calcext:value-type="float">
            <text:p>65,06</text:p>
          </table:table-cell>
          <table:table-cell office:value-type="float" office:value="0.000009711183" calcext:value-type="float">
            <text:p>9,711183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8.46" calcext:value-type="float">
            <text:p>88,46</text:p>
          </table:table-cell>
          <table:table-cell office:value-type="float" office:value="12.04" calcext:value-type="float">
            <text:p>12,04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6.1" calcext:value-type="float">
            <text:p>56,1</text:p>
          </table:table-cell>
          <table:table-cell office:value-type="float" office:value="0.000006111219" calcext:value-type="float">
            <text:p>6,111219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2.41" calcext:value-type="float">
            <text:p>72,41</text:p>
          </table:table-cell>
          <table:table-cell table:style-name="ce2" office:value-type="float" office:value="8.86" calcext:value-type="float">
            <text:p>8,86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004594064" calcext:value-type="float">
            <text:p>0,00045940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53:.A57])" office:value-type="float" office:value="72.522" calcext:value-type="float">
            <text:p>72,522</text:p>
          </table:table-cell>
          <table:table-cell table:formula="of:=AVERAGEA([.B53:.B57])" office:value-type="float" office:value="11.076" calcext:value-type="float">
            <text:p>11,076</text:p>
          </table:table-cell>
          <table:table-cell table:formula="of:=AVERAGEA([.C53:.C57])" office:value-type="float" office:value="0.426" calcext:value-type="float">
            <text:p>0,426</text:p>
          </table:table-cell>
          <table:table-cell table:formula="of:=AVERAGEA([.D53:.D57])" office:value-type="float" office:value="87.398" calcext:value-type="float">
            <text:p>87,398</text:p>
          </table:table-cell>
          <table:table-cell table:formula="of:=AVERAGEA([.E53:.E57])" office:value-type="float" office:value="53.658" calcext:value-type="float">
            <text:p>53,658</text:p>
          </table:table-cell>
          <table:table-cell table:formula="of:=AVERAGEA([.F53:.F57])" office:value-type="float" office:value="0.00203621314" calcext:value-type="float">
            <text:p>0,0020362131</text:p>
          </table:table-cell>
          <table:table-cell table:formula="of:=STDEV([.A53:.A57])" office:value-type="float" office:value="9.36415345880235" calcext:value-type="float">
            <text:p>9,3641534588</text:p>
          </table:table-cell>
          <table:table-cell table:formula="of:=STDEV([.B53:.B57])" office:value-type="float" office:value="2.07198696907099" calcext:value-type="float">
            <text:p>2,0719869691</text:p>
          </table:table-cell>
          <table:table-cell table:formula="of:=STDEV([.C53:.C57])" office:value-type="float" office:value="0.046690470119715" calcext:value-type="float">
            <text:p>0,0466904701</text:p>
          </table:table-cell>
          <table:table-cell table:formula="of:=STDEV([.D53:.D57])" office:value-type="float" office:value="1.87699760255574" calcext:value-type="float">
            <text:p>1,8769976026</text:p>
          </table:table-cell>
          <table:table-cell table:formula="of:=STDEV([.E53:.E57])" office:value-type="float" office:value="9.07948346548415" calcext:value-type="float">
            <text:p>9,0794834655</text:p>
          </table:table-cell>
          <table:table-cell table:formula="of:=STDEV([.F53:.F57])" office:value-type="float" office:value="0.00159454331244223" calcext:value-type="float">
            <text:p>0,0015945433</text:p>
          </table:table-cell>
          <table:table-cell table:number-columns-repeated="999"/>
        </table:table-row>
        <table:table-row table:style-name="ro1">
          <table:table-cell office:value-type="float" office:value="88.1" calcext:value-type="float">
            <text:p>88,1</text:p>
          </table:table-cell>
          <table:table-cell office:value-type="float" office:value="11.63" calcext:value-type="float">
            <text:p>11,63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67.89" calcext:value-type="float">
            <text:p>67,89</text:p>
          </table:table-cell>
          <table:table-cell office:value-type="float" office:value="0.002575691" calcext:value-type="float">
            <text:p>0,0025756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34" calcext:value-type="float">
            <text:p>14,34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5.98" calcext:value-type="float">
            <text:p>45,98</text:p>
          </table:table-cell>
          <table:table-cell office:value-type="float" office:value="0.00353102" calcext:value-type="float">
            <text:p>0,0035310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18" calcext:value-type="float">
            <text:p>10,18</text:p>
          </table:table-cell>
          <table:table-cell office:value-type="float" office:value="0.41" calcext:value-type="float">
            <text:p>0,41</text:p>
          </table:table-cell>
          <table:table-cell office:value-type="float" office:value="87.67" calcext:value-type="float">
            <text:p>87,67</text:p>
          </table:table-cell>
          <table:table-cell office:value-type="float" office:value="46.38" calcext:value-type="float">
            <text:p>46,38</text:p>
          </table:table-cell>
          <table:table-cell office:value-type="float" office:value="0.0002178473" calcext:value-type="float">
            <text:p>0,000217847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10.37" calcext:value-type="float">
            <text:p>10,37</text:p>
          </table:table-cell>
          <table:table-cell office:value-type="float" office:value="0.42" calcext:value-type="float">
            <text:p>0,42</text:p>
          </table:table-cell>
          <table:table-cell office:value-type="float" office:value="87.33" calcext:value-type="float">
            <text:p>87,33</text:p>
          </table:table-cell>
          <table:table-cell office:value-type="float" office:value="51.28" calcext:value-type="float">
            <text:p>51,28</text:p>
          </table:table-cell>
          <table:table-cell office:value-type="float" office:value="0.003397101" calcext:value-type="float">
            <text:p>0,0033971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1.29" calcext:value-type="float">
            <text:p>61,29</text:p>
          </table:table-cell>
          <table:table-cell table:style-name="ce2" office:value-type="float" office:value="12.27" calcext:value-type="float">
            <text:p>12,2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5.78" calcext:value-type="float">
            <text:p>45,78</text:p>
          </table:table-cell>
          <table:table-cell table:style-name="ce2" office:value-type="float" office:value="0.06078664" calcext:value-type="float">
            <text:p>0,060786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58:.A62])" office:value-type="float" office:value="64.934" calcext:value-type="float">
            <text:p>64,934</text:p>
          </table:table-cell>
          <table:table-cell table:formula="of:=AVERAGEA([.B58:.B62])" office:value-type="float" office:value="15.108" calcext:value-type="float">
            <text:p>15,108</text:p>
          </table:table-cell>
          <table:table-cell table:formula="of:=AVERAGEA([.C58:.C62])" office:value-type="float" office:value="0.362" calcext:value-type="float">
            <text:p>0,362</text:p>
          </table:table-cell>
          <table:table-cell table:formula="of:=AVERAGEA([.D58:.D62])" office:value-type="float" office:value="82.998" calcext:value-type="float">
            <text:p>82,998</text:p>
          </table:table-cell>
          <table:table-cell table:formula="of:=AVERAGEA([.E58:.E62])" office:value-type="float" office:value="43.898" calcext:value-type="float">
            <text:p>43,898</text:p>
          </table:table-cell>
          <table:table-cell table:formula="of:=AVERAGEA([.F58:.F62])" office:value-type="float" office:value="0.050863414" calcext:value-type="float">
            <text:p>0,050863414</text:p>
          </table:table-cell>
          <table:table-cell table:formula="of:=STDEV([.A58:.A62])" office:value-type="float" office:value="10.7419472164036" calcext:value-type="float">
            <text:p>10,7419472164</text:p>
          </table:table-cell>
          <table:table-cell table:formula="of:=STDEV([.B58:.B62])" office:value-type="float" office:value="10.6105240209897" calcext:value-type="float">
            <text:p>10,610524021</text:p>
          </table:table-cell>
          <table:table-cell table:formula="of:=STDEV([.C58:.C62])" office:value-type="float" office:value="0.119874934827928" calcext:value-type="float">
            <text:p>0,1198749348</text:p>
          </table:table-cell>
          <table:table-cell table:formula="of:=STDEV([.D58:.D62])" office:value-type="float" office:value="9.53135195027442" calcext:value-type="float">
            <text:p>9,5313519503</text:p>
          </table:table-cell>
          <table:table-cell table:formula="of:=STDEV([.E58:.E62])" office:value-type="float" office:value="12.3901016944979" calcext:value-type="float">
            <text:p>12,3901016945</text:p>
          </table:table-cell>
          <table:table-cell table:formula="of:=STDEV([.F58:.F62])" office:value-type="float" office:value="0.0125155719789621" calcext:value-type="float">
            <text:p>0,012515572</text:p>
          </table:table-cell>
          <table:table-cell table:number-columns-repeated="999"/>
        </table:table-row>
        <table:table-row table:style-name="ro1">
          <table:table-cell office:value-type="float" office:value="48.15" calcext:value-type="float">
            <text:p>48,15</text:p>
          </table:table-cell>
          <table:table-cell office:value-type="float" office:value="10.99" calcext:value-type="float">
            <text:p>10,99</text:p>
          </table:table-cell>
          <table:table-cell office:value-type="float" office:value="0.33" calcext:value-type="float">
            <text:p>0,33</text:p>
          </table:table-cell>
          <table:table-cell office:value-type="float" office:value="85.33" calcext:value-type="float">
            <text:p>85,33</text:p>
          </table:table-cell>
          <table:table-cell office:value-type="float" office:value="37.14" calcext:value-type="float">
            <text:p>37,14</text:p>
          </table:table-cell>
          <table:table-cell office:value-type="float" office:value="0.06317414" calcext:value-type="float">
            <text:p>0,0631741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33.94" calcext:value-type="float">
            <text:p>33,94</text:p>
          </table:table-cell>
          <table:table-cell office:value-type="float" office:value="0.18" calcext:value-type="float">
            <text:p>0,18</text:p>
          </table:table-cell>
          <table:table-cell office:value-type="float" office:value="66.33" calcext:value-type="float">
            <text:p>66,33</text:p>
          </table:table-cell>
          <table:table-cell office:value-type="float" office:value="26.28" calcext:value-type="float">
            <text:p>26,28</text:p>
          </table:table-cell>
          <table:table-cell office:value-type="float" office:value="0.04465312" calcext:value-type="float">
            <text:p>0,0446531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9" calcext:value-type="float">
            <text:p>8,8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03261471" calcext:value-type="float">
            <text:p>0,0326147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45" calcext:value-type="float">
            <text:p>9,45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5308846" calcext:value-type="float">
            <text:p>0,0530884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3.64" calcext:value-type="float">
            <text:p>63,64</text:p>
          </table:table-cell>
          <table:table-cell table:style-name="ce2" office:value-type="float" office:value="8.99" calcext:value-type="float">
            <text:p>8,99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3.58" calcext:value-type="float">
            <text:p>53,58</text:p>
          </table:table-cell>
          <table:table-cell table:style-name="ce2" office:value-type="float" office:value="0.03353098" calcext:value-type="float">
            <text:p>0,0335309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3:.A67])" office:value-type="float" office:value="66.254" calcext:value-type="float">
            <text:p>66,254</text:p>
          </table:table-cell>
          <table:table-cell table:formula="of:=AVERAGEA([.B63:.B67])" office:value-type="float" office:value="8.006" calcext:value-type="float">
            <text:p>8,006</text:p>
          </table:table-cell>
          <table:table-cell table:formula="of:=AVERAGEA([.C63:.C67])" office:value-type="float" office:value="0.484" calcext:value-type="float">
            <text:p>0,484</text:p>
          </table:table-cell>
          <table:table-cell table:formula="of:=AVERAGEA([.D63:.D67])" office:value-type="float" office:value="89.266" calcext:value-type="float">
            <text:p>89,266</text:p>
          </table:table-cell>
          <table:table-cell table:formula="of:=AVERAGEA([.E63:.E67])" office:value-type="float" office:value="56.902" calcext:value-type="float">
            <text:p>56,902</text:p>
          </table:table-cell>
          <table:table-cell table:formula="of:=AVERAGEA([.F63:.F67])" office:value-type="float" office:value="0.033043422" calcext:value-type="float">
            <text:p>0,033043422</text:p>
          </table:table-cell>
          <table:table-cell table:formula="of:=STDEV([.A63:.A67])" office:value-type="float" office:value="2.6377035466481" calcext:value-type="float">
            <text:p>2,6377035466</text:p>
          </table:table-cell>
          <table:table-cell table:formula="of:=STDEV([.B63:.B67])" office:value-type="float" office:value="1.54695830583762" calcext:value-type="float">
            <text:p>1,5469583058</text:p>
          </table:table-cell>
          <table:table-cell table:formula="of:=STDEV([.C63:.C67])" office:value-type="float" office:value="0.0450555213042752" calcext:value-type="float">
            <text:p>0,0450555213</text:p>
          </table:table-cell>
          <table:table-cell table:formula="of:=STDEV([.D63:.D67])" office:value-type="float" office:value="1.53583202206491" calcext:value-type="float">
            <text:p>1,5358320221</text:p>
          </table:table-cell>
          <table:table-cell table:formula="of:=STDEV([.E63:.E67])" office:value-type="float" office:value="3.22795910754768" calcext:value-type="float">
            <text:p>3,2279591075</text:p>
          </table:table-cell>
          <table:table-cell table:formula="of:=STDEV([.F63:.F67])" office:value-type="float" office:value="0.00418481552124702" calcext:value-type="float">
            <text:p>0,0041848155</text:p>
          </table:table-cell>
          <table:table-cell table:number-columns-repeated="999"/>
        </table:table-row>
        <table:table-row table:style-name="ro1">
          <table:table-cell office:value-type="float" office:value="68.57" calcext:value-type="float">
            <text:p>68,57</text:p>
          </table:table-cell>
          <table:table-cell office:value-type="float" office:value="7.17" calcext:value-type="float">
            <text:p>7,17</text:p>
          </table:table-cell>
          <table:table-cell office:value-type="float" office:value="0.52" calcext:value-type="float">
            <text:p>0,52</text:p>
          </table:table-cell>
          <table:table-cell office:value-type="float" office:value="90" calcext:value-type="float">
            <text:p>90</text:p>
          </table:table-cell>
          <table:table-cell office:value-type="float" office:value="61.54" calcext:value-type="float">
            <text:p>61,54</text:p>
          </table:table-cell>
          <table:table-cell office:value-type="float" office:value="0.02750439" calcext:value-type="float">
            <text:p>0,0275043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1" calcext:value-type="float">
            <text:p>91</text:p>
          </table:table-cell>
          <table:table-cell office:value-type="float" office:value="54.24" calcext:value-type="float">
            <text:p>54,24</text:p>
          </table:table-cell>
          <table:table-cell office:value-type="float" office:value="0.03881362" calcext:value-type="float">
            <text:p>0,0388136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5.62" calcext:value-type="float">
            <text:p>65,62</text:p>
          </table:table-cell>
          <table:table-cell office:value-type="float" office:value="7.09" calcext:value-type="float">
            <text:p>7,09</text:p>
          </table:table-cell>
          <table:table-cell office:value-type="float" office:value="0.51" calcext:value-type="float">
            <text:p>0,51</text:p>
          </table:table-cell>
          <table:table-cell office:value-type="float" office:value="90" calcext:value-type="float">
            <text:p>90</text:p>
          </table:table-cell>
          <table:table-cell office:value-type="float" office:value="58.33" calcext:value-type="float">
            <text:p>58,33</text:p>
          </table:table-cell>
          <table:table-cell office:value-type="float" office:value="0.03101393" calcext:value-type="float">
            <text:p>0,0310139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44" calcext:value-type="float">
            <text:p>69,44</text:p>
          </table:table-cell>
          <table:table-cell office:value-type="float" office:value="10.23" calcext:value-type="float">
            <text:p>10,23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3435419" calcext:value-type="float">
            <text:p>0,0343541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8.11" calcext:value-type="float">
            <text:p>18,11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80.67" calcext:value-type="float">
            <text:p>80,67</text:p>
          </table:table-cell>
          <table:table-cell table:style-name="ce2" office:value-type="float" office:value="46.3" calcext:value-type="float">
            <text:p>46,3</text:p>
          </table:table-cell>
          <table:table-cell table:style-name="ce2" office:value-type="float" office:value="0.000117585" calcext:value-type="float">
            <text:p>0,00011758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8:.A72])" office:value-type="float" office:value="75.296" calcext:value-type="float">
            <text:p>75,296</text:p>
          </table:table-cell>
          <table:table-cell table:formula="of:=AVERAGEA([.B68:.B72])" office:value-type="float" office:value="10.552" calcext:value-type="float">
            <text:p>10,552</text:p>
          </table:table-cell>
          <table:table-cell table:formula="of:=AVERAGEA([.C68:.C72])" office:value-type="float" office:value="0.462" calcext:value-type="float">
            <text:p>0,462</text:p>
          </table:table-cell>
          <table:table-cell table:formula="of:=AVERAGEA([.D68:.D72])" office:value-type="float" office:value="87.868" calcext:value-type="float">
            <text:p>87,868</text:p>
          </table:table-cell>
          <table:table-cell table:formula="of:=AVERAGEA([.E68:.E72])" office:value-type="float" office:value="58.14" calcext:value-type="float">
            <text:p>58,14</text:p>
          </table:table-cell>
          <table:table-cell table:formula="of:=AVERAGEA([.F68:.F72])" office:value-type="float" office:value="0.0000497178576" calcext:value-type="float">
            <text:p>4,97178576E-05</text:p>
          </table:table-cell>
          <table:table-cell table:formula="of:=STDEV([.A68:.A72])" office:value-type="float" office:value="10.2384266369399" calcext:value-type="float">
            <text:p>10,2384266369</text:p>
          </table:table-cell>
          <table:table-cell table:formula="of:=STDEV([.B68:.B72])" office:value-type="float" office:value="4.82655881555379" calcext:value-type="float">
            <text:p>4,8265588156</text:p>
          </table:table-cell>
          <table:table-cell table:formula="of:=STDEV([.C68:.C72])" office:value-type="float" office:value="0.107563934476199" calcext:value-type="float">
            <text:p>0,1075639345</text:p>
          </table:table-cell>
          <table:table-cell table:formula="of:=STDEV([.D68:.D72])" office:value-type="float" office:value="4.28458516078278" calcext:value-type="float">
            <text:p>4,2845851608</text:p>
          </table:table-cell>
          <table:table-cell table:formula="of:=STDEV([.E68:.E72])" office:value-type="float" office:value="8.59625790678712" calcext:value-type="float">
            <text:p>8,5962579068</text:p>
          </table:table-cell>
          <table:table-cell table:formula="of:=STDEV([.F68:.F72])" office:value-type="float" office:value="0.0000463673908001966" calcext:value-type="float">
            <text:p>4,63673908001966E-05</text:p>
          </table:table-cell>
          <table:table-cell table:number-columns-repeated="999"/>
        </table:table-row>
        <table:table-row table:style-name="ro1">
          <table:table-cell office:value-type="float" office:value="75.68" calcext:value-type="float">
            <text:p>75,68</text:p>
          </table:table-cell>
          <table:table-cell office:value-type="float" office:value="5.7" calcext:value-type="float">
            <text:p>5,7</text:p>
          </table:table-cell>
          <table:table-cell office:value-type="float" office:value="0.6" calcext:value-type="float">
            <text:p>0,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.00002217634" calcext:value-type="float">
            <text:p>2,217634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8.79" calcext:value-type="float">
            <text:p>78,79</text:p>
          </table:table-cell>
          <table:table-cell office:value-type="float" office:value="10.86" calcext:value-type="float">
            <text:p>10,86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9.09" calcext:value-type="float">
            <text:p>59,09</text:p>
          </table:table-cell>
          <table:table-cell office:value-type="float" office:value="0.00007720658" calcext:value-type="float">
            <text:p>7,720658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1.29" calcext:value-type="float">
            <text:p>61,29</text:p>
          </table:table-cell>
          <table:table-cell office:value-type="float" office:value="7.06" calcext:value-type="float">
            <text:p>7,06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55.07" calcext:value-type="float">
            <text:p>55,07</text:p>
          </table:table-cell>
          <table:table-cell office:value-type="float" office:value="0.000006317718" calcext:value-type="float">
            <text:p>6,317718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9.29" calcext:value-type="float">
            <text:p>89,29</text:p>
          </table:table-cell>
          <table:table-cell office:value-type="float" office:value="11.03" calcext:value-type="float">
            <text:p>11,03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0.24" calcext:value-type="float">
            <text:p>60,24</text:p>
          </table:table-cell>
          <table:table-cell office:value-type="float" office:value="0.00002530365" calcext:value-type="float">
            <text:p>2,530365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7.78" calcext:value-type="float">
            <text:p>77,78</text:p>
          </table:table-cell>
          <table:table-cell table:style-name="ce2" office:value-type="float" office:value="9.93" calcext:value-type="float">
            <text:p>9,93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46.67" calcext:value-type="float">
            <text:p>46,67</text:p>
          </table:table-cell>
          <table:table-cell table:style-name="ce2" office:value-type="float" office:value="0.0007040565" calcext:value-type="float">
            <text:p>0,000704056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73:.A77])" office:value-type="float" office:value="76.89" calcext:value-type="float">
            <text:p>76,89</text:p>
          </table:table-cell>
          <table:table-cell table:formula="of:=AVERAGEA([.B73:.B77])" office:value-type="float" office:value="8.404" calcext:value-type="float">
            <text:p>8,404</text:p>
          </table:table-cell>
          <table:table-cell table:formula="of:=AVERAGEA([.C73:.C77])" office:value-type="float" office:value="0.516" calcext:value-type="float">
            <text:p>0,516</text:p>
          </table:table-cell>
          <table:table-cell table:formula="of:=AVERAGEA([.D73:.D77])" office:value-type="float" office:value="90.266" calcext:value-type="float">
            <text:p>90,266</text:p>
          </table:table-cell>
          <table:table-cell table:formula="of:=AVERAGEA([.E73:.E77])" office:value-type="float" office:value="59.126" calcext:value-type="float">
            <text:p>59,126</text:p>
          </table:table-cell>
          <table:table-cell table:formula="of:=AVERAGEA([.F73:.F77])" office:value-type="float" office:value="0.0131933751" calcext:value-type="float">
            <text:p>0,0131933751</text:p>
          </table:table-cell>
          <table:table-cell table:formula="of:=STDEV([.A73:.A77])" office:value-type="float" office:value="15.0029347129153" calcext:value-type="float">
            <text:p>15,0029347129</text:p>
          </table:table-cell>
          <table:table-cell table:formula="of:=STDEV([.B73:.B77])" office:value-type="float" office:value="3.23439020527827" calcext:value-type="float">
            <text:p>3,2343902053</text:p>
          </table:table-cell>
          <table:table-cell table:formula="of:=STDEV([.C73:.C77])" office:value-type="float" office:value="0.0709224929059886" calcext:value-type="float">
            <text:p>0,0709224929</text:p>
          </table:table-cell>
          <table:table-cell table:formula="of:=STDEV([.D73:.D77])" office:value-type="float" office:value="1.97945194435228" calcext:value-type="float">
            <text:p>1,9794519444</text:p>
          </table:table-cell>
          <table:table-cell table:formula="of:=STDEV([.E73:.E77])" office:value-type="float" office:value="8.86539508425879" calcext:value-type="float">
            <text:p>8,8653950843</text:p>
          </table:table-cell>
          <table:table-cell table:formula="of:=STDEV([.F73:.F77])" office:value-type="float" office:value="0.0205792575581516" calcext:value-type="float">
            <text:p>0,0205792576</text:p>
          </table:table-cell>
          <table:table-cell table:number-columns-repeated="999"/>
        </table:table-row>
        <table:table-row table:style-name="ro1">
          <table:table-cell office:value-type="float" office:value="97.97" calcext:value-type="float">
            <text:p>97,97</text:p>
          </table:table-cell>
          <table:table-cell office:value-type="float" office:value="11.99" calcext:value-type="float">
            <text:p>11,9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5.98" calcext:value-type="float">
            <text:p>65,98</text:p>
          </table:table-cell>
          <table:table-cell office:value-type="float" office:value="0.04927764" calcext:value-type="float">
            <text:p>0,0492776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47" calcext:value-type="float">
            <text:p>76,47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59.77" calcext:value-type="float">
            <text:p>59,77</text:p>
          </table:table-cell>
          <table:table-cell office:value-type="float" office:value="0.004618791" calcext:value-type="float">
            <text:p>0,0046187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55.56" calcext:value-type="float">
            <text:p>55,56</text:p>
          </table:table-cell>
          <table:table-cell office:value-type="float" office:value="4.76" calcext:value-type="float">
            <text:p>4,76</text:p>
          </table:table-cell>
          <table:table-cell office:value-type="float" office:value="0.56" calcext:value-type="float">
            <text:p>0,56</text:p>
          </table:table-cell>
          <table:table-cell office:value-type="float" office:value="91.67" calcext:value-type="float">
            <text:p>91,67</text:p>
          </table:table-cell>
          <table:table-cell office:value-type="float" office:value="54.55" calcext:value-type="float">
            <text:p>54,55</text:p>
          </table:table-cell>
          <table:table-cell office:value-type="float" office:value="0.000701378" calcext:value-type="float">
            <text:p>0,00070137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5.19" calcext:value-type="float">
            <text:p>5,19</text:p>
          </table:table-cell>
          <table:table-cell office:value-type="float" office:value="0.62" calcext:value-type="float">
            <text:p>0,62</text:p>
          </table:table-cell>
          <table:table-cell office:value-type="float" office:value="93" calcext:value-type="float">
            <text:p>93</text:p>
          </table:table-cell>
          <table:table-cell office:value-type="float" office:value="68.66" calcext:value-type="float">
            <text:p>68,66</text:p>
          </table:table-cell>
          <table:table-cell office:value-type="float" office:value="0.01066501" calcext:value-type="float">
            <text:p>0,010665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3.33" calcext:value-type="float">
            <text:p>73,33</text:p>
          </table:table-cell>
          <table:table-cell table:style-name="ce2" office:value-type="float" office:value="7.78" calcext:value-type="float">
            <text:p>7,78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33" calcext:value-type="float">
            <text:p>90,33</text:p>
          </table:table-cell>
          <table:table-cell table:style-name="ce2" office:value-type="float" office:value="60.27" calcext:value-type="float">
            <text:p>60,27</text:p>
          </table:table-cell>
          <table:table-cell table:style-name="ce2" office:value-type="float" office:value="0.08874346" calcext:value-type="float">
            <text:p>0,0887434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78:.A82])" office:value-type="float" office:value="67.374" calcext:value-type="float">
            <text:p>67,374</text:p>
          </table:table-cell>
          <table:table-cell table:formula="of:=AVERAGEA([.B78:.B82])" office:value-type="float" office:value="7.274" calcext:value-type="float">
            <text:p>7,274</text:p>
          </table:table-cell>
          <table:table-cell table:formula="of:=AVERAGEA([.C78:.C82])" office:value-type="float" office:value="0.512" calcext:value-type="float">
            <text:p>0,512</text:p>
          </table:table-cell>
          <table:table-cell table:formula="of:=AVERAGEA([.D78:.D82])" office:value-type="float" office:value="90.2" calcext:value-type="float">
            <text:p>90,2</text:p>
          </table:table-cell>
          <table:table-cell table:formula="of:=AVERAGEA([.E78:.E82])" office:value-type="float" office:value="58.13" calcext:value-type="float">
            <text:p>58,13</text:p>
          </table:table-cell>
          <table:table-cell table:formula="of:=AVERAGEA([.F78:.F82])" office:value-type="float" office:value="0.063203422" calcext:value-type="float">
            <text:p>0,063203422</text:p>
          </table:table-cell>
          <table:table-cell table:formula="of:=STDEV([.A78:.A82])" office:value-type="float" office:value="5.19959902300168" calcext:value-type="float">
            <text:p>5,199599023</text:p>
          </table:table-cell>
          <table:table-cell table:formula="of:=STDEV([.B78:.B82])" office:value-type="float" office:value="1.98384223163033" calcext:value-type="float">
            <text:p>1,9838422316</text:p>
          </table:table-cell>
          <table:table-cell table:formula="of:=STDEV([.C78:.C82])" office:value-type="float" office:value="0.0454972526643093" calcext:value-type="float">
            <text:p>0,0454972527</text:p>
          </table:table-cell>
          <table:table-cell table:formula="of:=STDEV([.D78:.D82])" office:value-type="float" office:value="1.4624978632463" calcext:value-type="float">
            <text:p>1,4624978632</text:p>
          </table:table-cell>
          <table:table-cell table:formula="of:=STDEV([.E78:.E82])" office:value-type="float" office:value="2.4707589926984" calcext:value-type="float">
            <text:p>2,4707589927</text:p>
          </table:table-cell>
          <table:table-cell table:formula="of:=STDEV([.F78:.F82])" office:value-type="float" office:value="0.0160989615382366" calcext:value-type="float">
            <text:p>0,01609896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5.58" calcext:value-type="float">
            <text:p>5,58</text:p>
          </table:table-cell>
          <table:table-cell office:value-type="float" office:value="0.56" calcext:value-type="float">
            <text:p>0,56</text:p>
          </table:table-cell>
          <table:table-cell office:value-type="float" office:value="91.33" calcext:value-type="float">
            <text:p>91,33</text:p>
          </table:table-cell>
          <table:table-cell office:value-type="float" office:value="60.61" calcext:value-type="float">
            <text:p>60,61</text:p>
          </table:table-cell>
          <table:table-cell office:value-type="float" office:value="0.04904622" calcext:value-type="float">
            <text:p>0,0490462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2.96" calcext:value-type="float">
            <text:p>62,96</text:p>
          </table:table-cell>
          <table:table-cell office:value-type="float" office:value="6.59" calcext:value-type="float">
            <text:p>6,59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5143975" calcext:value-type="float">
            <text:p>0,0514397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5.93" calcext:value-type="float">
            <text:p>5,93</text:p>
          </table:table-cell>
          <table:table-cell office:value-type="float" office:value="0.54" calcext:value-type="float">
            <text:p>0,54</text:p>
          </table:table-cell>
          <table:table-cell office:value-type="float" office:value="91" calcext:value-type="float">
            <text:p>91</text:p>
          </table:table-cell>
          <table:table-cell office:value-type="float" office:value="58.46" calcext:value-type="float">
            <text:p>58,46</text:p>
          </table:table-cell>
          <table:table-cell office:value-type="float" office:value="0.05862258" calcext:value-type="float">
            <text:p>0,0586225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73" calcext:value-type="float">
            <text:p>72,73</text:p>
          </table:table-cell>
          <table:table-cell office:value-type="float" office:value="10.49" calcext:value-type="float">
            <text:p>10,49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681651" calcext:value-type="float">
            <text:p>0,068165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 table:number-rows-repeated="20">
          <table:table-cell table:style-name="Default" table:number-columns-repeated="13"/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 cons" table:style-name="ta1">
        <table:shapes>
          <draw:frame draw:z-index="0" draw:style-name="gr1" draw:text-style-name="P1" svg:width="194.49mm" svg:height="114.02mm" svg:x="145.64mm" svg:y="24.37mm">
            <loext:p draw:notify-on-update-of-ranges="'2000 cons'.N1:'2000 cons'.N2 '2000 cons'.N3:'2000 cons'.N82 '2000 cons'.O1:'2000 cons'.O2 '2000 cons'.O3:'2000 cons'.O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4.49mm" svg:height="114.02mm" svg:x="361.26mm" svg:y="63.22mm">
            <loext:p draw:notify-on-update-of-ranges="'2000 cons'.N63:'2000 cons'.N139 '2000 cons'.O63:'2000 cons'.O1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5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3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</table:table-row>
        <table:table-row table:style-name="ro1">
          <table:table-cell table:style-name="ce2" office:value-type="float" office:value="54.79" calcext:value-type="float">
            <text:p>54,79</text:p>
          </table:table-cell>
          <table:table-cell table:style-name="ce2" office:value-type="float" office:value="12.9" calcext:value-type="float">
            <text:p>12,9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3.17" calcext:value-type="float">
            <text:p>83,17</text:p>
          </table:table-cell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0.03822593" calcext:value-type="float">
            <text:p>0,0382259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3:.A7])" office:value-type="float" office:value="61.61" calcext:value-type="float">
            <text:p>61,61</text:p>
          </table:table-cell>
          <table:table-cell table:formula="of:=AVERAGEA(['2000 cons'.B3:.B7])" office:value-type="float" office:value="10.686" calcext:value-type="float">
            <text:p>10,686</text:p>
          </table:table-cell>
          <table:table-cell table:formula="of:=AVERAGEA(['2000 cons'.C3:.C7])" office:value-type="float" office:value="0.396" calcext:value-type="float">
            <text:p>0,396</text:p>
          </table:table-cell>
          <table:table-cell table:formula="of:=AVERAGEA(['2000 cons'.D3:.D7])" office:value-type="float" office:value="86.468" calcext:value-type="float">
            <text:p>86,468</text:p>
          </table:table-cell>
          <table:table-cell table:formula="of:=AVERAGEA(['2000 cons'.E3:.E7])" office:value-type="float" office:value="47.998" calcext:value-type="float">
            <text:p>47,998</text:p>
          </table:table-cell>
          <table:table-cell table:formula="of:=AVERAGEA(['2000 cons'.F3:.F7])" office:value-type="float" office:value="0.03335012" calcext:value-type="float">
            <text:p>0,03335012</text:p>
          </table:table-cell>
          <table:table-cell table:formula="of:=STDEV(['2000 cons'.A3:.A7])" office:value-type="float" office:value="5.69766180112509" calcext:value-type="float">
            <text:p>5,6976618011</text:p>
          </table:table-cell>
          <table:table-cell table:formula="of:=STDEV(['2000 cons'.B3:.B7])" office:value-type="float" office:value="2.63039540753857" calcext:value-type="float">
            <text:p>2,6303954075</text:p>
          </table:table-cell>
          <table:table-cell table:formula="of:=STDEV(['2000 cons'.C3:.C7])" office:value-type="float" office:value="0.0634822809924155" calcext:value-type="float">
            <text:p>0,063482281</text:p>
          </table:table-cell>
          <table:table-cell table:formula="of:=STDEV(['2000 cons'.D3:.D7])" office:value-type="float" office:value="2.56566170801998" calcext:value-type="float">
            <text:p>2,565661708</text:p>
          </table:table-cell>
          <table:table-cell table:formula="of:=STDEV(['2000 cons'.E3:.E7])" office:value-type="float" office:value="3.77297230310534" calcext:value-type="float">
            <text:p>3,7729723031</text:p>
          </table:table-cell>
          <table:table-cell table:formula="of:=STDEV(['2000 cons'.F3:.F7])" office:value-type="float" office:value="0.00767696156079344" calcext:value-type="float">
            <text:p>0,0076769616</text:p>
          </table:table-cell>
          <table:table-cell/>
        </table:table-row>
        <table:table-row table:style-name="ro1">
          <table:table-cell office:value-type="float" office:value="59.68" calcext:value-type="float">
            <text:p>59,68</text:p>
          </table:table-cell>
          <table:table-cell office:value-type="float" office:value="7.06" calcext:value-type="float">
            <text:p>7,06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2491128" calcext:value-type="float">
            <text:p>0,02491128</text:p>
          </table:table-cell>
          <table:table-cell table:number-columns-repeated="20"/>
        </table:table-row>
        <table:table-row table:style-name="ro1">
          <table:table-cell office:value-type="float" office:value="59.65" calcext:value-type="float">
            <text:p>59,65</text:p>
          </table:table-cell>
          <table:table-cell office:value-type="float" office:value="8.84" calcext:value-type="float">
            <text:p>8,84</text:p>
          </table:table-cell>
          <table:table-cell office:value-type="float" office:value="0.43" calcext:value-type="float">
            <text:p>0,43</text:p>
          </table:table-cell>
          <table:table-cell office:value-type="float" office:value="88.17" calcext:value-type="float">
            <text:p>88,17</text:p>
          </table:table-cell>
          <table:table-cell office:value-type="float" office:value="48.92" calcext:value-type="float">
            <text:p>48,92</text:p>
          </table:table-cell>
          <table:table-cell office:value-type="float" office:value="0.02579619" calcext:value-type="float">
            <text:p>0,02579619</text:p>
          </table:table-cell>
          <table:table-cell table:number-columns-repeated="20"/>
        </table:table-row>
        <table:table-row table:style-name="ro1">
          <table:table-cell office:value-type="float" office:value="63.93" calcext:value-type="float">
            <text:p>63,93</text:p>
          </table:table-cell>
          <table:table-cell office:value-type="float" office:value="12.99" calcext:value-type="float">
            <text:p>12,99</text:p>
          </table:table-cell>
          <table:table-cell office:value-type="float" office:value="0.35" calcext:value-type="float">
            <text:p>0,35</text:p>
          </table:table-cell>
          <table:table-cell office:value-type="float" office:value="84.67" calcext:value-type="float">
            <text:p>84,67</text:p>
          </table:table-cell>
          <table:table-cell office:value-type="float" office:value="45.88" calcext:value-type="float">
            <text:p>45,88</text:p>
          </table:table-cell>
          <table:table-cell office:value-type="float" office:value="0.03559951" calcext:value-type="float">
            <text:p>0,03559951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4" calcext:value-type="float">
            <text:p>11,64</text:p>
          </table:table-cell>
          <table:table-cell office:value-type="float" office:value="0.4" calcext:value-type="float">
            <text:p>0,4</text:p>
          </table:table-cell>
          <table:table-cell office:value-type="float" office:value="86.83" calcext:value-type="float">
            <text:p>86,83</text:p>
          </table:table-cell>
          <table:table-cell office:value-type="float" office:value="46.98" calcext:value-type="float">
            <text:p>46,98</text:p>
          </table:table-cell>
          <table:table-cell office:value-type="float" office:value="0.04221769" calcext:value-type="float">
            <text:p>0,04221769</text:p>
          </table:table-cell>
          <table:table-cell table:number-columns-repeated="20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5.53" calcext:value-type="float">
            <text:p>15,53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2.5" calcext:value-type="float">
            <text:p>82,5</text:p>
          </table:table-cell>
          <table:table-cell table:style-name="ce2" office:value-type="float" office:value="41.99" calcext:value-type="float">
            <text:p>41,99</text:p>
          </table:table-cell>
          <table:table-cell table:style-name="ce2" office:value-type="float" office:value="0.0001223875" calcext:value-type="float">
            <text:p>0,000122387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:.A12])" office:value-type="float" office:value="67.314" calcext:value-type="float">
            <text:p>67,314</text:p>
          </table:table-cell>
          <table:table-cell table:formula="of:=AVERAGEA(['2000 cons'.B8:.B12])" office:value-type="float" office:value="14.586" calcext:value-type="float">
            <text:p>14,586</text:p>
          </table:table-cell>
          <table:table-cell table:formula="of:=AVERAGEA(['2000 cons'.C8:.C12])" office:value-type="float" office:value="0.344" calcext:value-type="float">
            <text:p>0,344</text:p>
          </table:table-cell>
          <table:table-cell table:formula="of:=AVERAGEA(['2000 cons'.D8:.D12])" office:value-type="float" office:value="83.634" calcext:value-type="float">
            <text:p>83,634</text:p>
          </table:table-cell>
          <table:table-cell table:formula="of:=AVERAGEA(['2000 cons'.E8:.E12])" office:value-type="float" office:value="45.404" calcext:value-type="float">
            <text:p>45,404</text:p>
          </table:table-cell>
          <table:table-cell table:formula="of:=AVERAGEA(['2000 cons'.F8:.F12])" office:value-type="float" office:value="0.000116867664" calcext:value-type="float">
            <text:p>0,0001168677</text:p>
          </table:table-cell>
          <table:table-cell table:formula="of:=STDEV(['2000 cons'.A8:.A12])" office:value-type="float" office:value="3.9534769507359" calcext:value-type="float">
            <text:p>3,9534769507</text:p>
          </table:table-cell>
          <table:table-cell table:formula="of:=STDEV(['2000 cons'.B8:.B12])" office:value-type="float" office:value="2.12502470573874" calcext:value-type="float">
            <text:p>2,1250247057</text:p>
          </table:table-cell>
          <table:table-cell table:formula="of:=STDEV(['2000 cons'.C8:.C12])" office:value-type="float" office:value="0.0391152144312159" calcext:value-type="float">
            <text:p>0,0391152144</text:p>
          </table:table-cell>
          <table:table-cell table:formula="of:=STDEV(['2000 cons'.D8:.D12])" office:value-type="float" office:value="2.10635467098967" calcext:value-type="float">
            <text:p>2,106354671</text:p>
          </table:table-cell>
          <table:table-cell table:formula="of:=STDEV(['2000 cons'.E8:.E12])" office:value-type="float" office:value="5.02366698737088" calcext:value-type="float">
            <text:p>5,0236669874</text:p>
          </table:table-cell>
          <table:table-cell table:formula="of:=STDEV(['2000 cons'.F8:.F12])" office:value-type="float" office:value="0.0000635341970004448" calcext:value-type="float">
            <text:p>6,35341970004448E-0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04" calcext:value-type="float">
            <text:p>17,04</text:p>
          </table:table-cell>
          <table:table-cell office:value-type="float" office:value="0.3" calcext:value-type="float">
            <text:p>0,3</text:p>
          </table:table-cell>
          <table:table-cell office:value-type="float" office:value="81.17" calcext:value-type="float">
            <text:p>81,17</text:p>
          </table:table-cell>
          <table:table-cell office:value-type="float" office:value="40.84" calcext:value-type="float">
            <text:p>40,84</text:p>
          </table:table-cell>
          <table:table-cell office:value-type="float" office:value="0.0002233317" calcext:value-type="float">
            <text:p>0,0002233317</text:p>
          </table:table-cell>
          <table:table-cell table:number-columns-repeated="20"/>
        </table:table-row>
        <table:table-row table:style-name="ro1">
          <table:table-cell office:value-type="float" office:value="65.86" calcext:value-type="float">
            <text:p>65,86</text:p>
          </table:table-cell>
          <table:table-cell office:value-type="float" office:value="15.62" calcext:value-type="float">
            <text:p>15,62</text:p>
          </table:table-cell>
          <table:table-cell office:value-type="float" office:value="0.33" calcext:value-type="float">
            <text:p>0,33</text:p>
          </table:table-cell>
          <table:table-cell office:value-type="float" office:value="82.83" calcext:value-type="float">
            <text:p>82,83</text:p>
          </table:table-cell>
          <table:table-cell office:value-type="float" office:value="42.46" calcext:value-type="float">
            <text:p>42,46</text:p>
          </table:table-cell>
          <table:table-cell office:value-type="float" office:value="0.00009814524" calcext:value-type="float">
            <text:p>9,814524E-05</text:p>
          </table:table-cell>
          <table:table-cell table:number-columns-repeated="20"/>
        </table:table-row>
        <table:table-row table:style-name="ro1">
          <table:table-cell office:value-type="float" office:value="67.16" calcext:value-type="float">
            <text:p>67,16</text:p>
          </table:table-cell>
          <table:table-cell office:value-type="float" office:value="12.01" calcext:value-type="float">
            <text:p>12,01</text:p>
          </table:table-cell>
          <table:table-cell office:value-type="float" office:value="0.38" calcext:value-type="float">
            <text:p>0,38</text:p>
          </table:table-cell>
          <table:table-cell office:value-type="float" office:value="85.67" calcext:value-type="float">
            <text:p>85,67</text:p>
          </table:table-cell>
          <table:table-cell office:value-type="float" office:value="51.14" calcext:value-type="float">
            <text:p>51,14</text:p>
          </table:table-cell>
          <table:table-cell office:value-type="float" office:value="0.00007663769" calcext:value-type="float">
            <text:p>7,663769E-05</text:p>
          </table:table-cell>
          <table:table-cell table:number-columns-repeated="20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12.73" calcext:value-type="float">
            <text:p>12,73</text:p>
          </table:table-cell>
          <table:table-cell office:value-type="float" office:value="0.39" calcext:value-type="float">
            <text:p>0,39</text:p>
          </table:table-cell>
          <table:table-cell office:value-type="float" office:value="86" calcext:value-type="float">
            <text:p>86</text:p>
          </table:table-cell>
          <table:table-cell office:value-type="float" office:value="50.59" calcext:value-type="float">
            <text:p>50,59</text:p>
          </table:table-cell>
          <table:table-cell office:value-type="float" office:value="0.00006383619" calcext:value-type="float">
            <text:p>6,383619E-05</text:p>
          </table:table-cell>
          <table:table-cell table:number-columns-repeated="20"/>
        </table:table-row>
        <table:table-row table:style-name="ro1">
          <table:table-cell table:style-name="ce2" office:value-type="float" office:value="72.73" calcext:value-type="float">
            <text:p>72,73</text:p>
          </table:table-cell>
          <table:table-cell table:style-name="ce2" office:value-type="float" office:value="12.17" calcext:value-type="float">
            <text:p>12,17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17" calcext:value-type="float">
            <text:p>86,17</text:p>
          </table:table-cell>
          <table:table-cell table:style-name="ce2" office:value-type="float" office:value="53.63" calcext:value-type="float">
            <text:p>53,63</text:p>
          </table:table-cell>
          <table:table-cell table:style-name="ce2" office:value-type="float" office:value="0.0004029392" calcext:value-type="float">
            <text:p>0,00040293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:.A17])" office:value-type="float" office:value="71.748" calcext:value-type="float">
            <text:p>71,748</text:p>
          </table:table-cell>
          <table:table-cell table:formula="of:=AVERAGEA(['2000 cons'.B13:.B17])" office:value-type="float" office:value="13.434" calcext:value-type="float">
            <text:p>13,434</text:p>
          </table:table-cell>
          <table:table-cell table:formula="of:=AVERAGEA(['2000 cons'.C13:.C17])" office:value-type="float" office:value="0.378" calcext:value-type="float">
            <text:p>0,378</text:p>
          </table:table-cell>
          <table:table-cell table:formula="of:=AVERAGEA(['2000 cons'.D13:.D17])" office:value-type="float" office:value="85.202" calcext:value-type="float">
            <text:p>85,202</text:p>
          </table:table-cell>
          <table:table-cell table:formula="of:=AVERAGEA(['2000 cons'.E13:.E17])" office:value-type="float" office:value="47.322" calcext:value-type="float">
            <text:p>47,322</text:p>
          </table:table-cell>
          <table:table-cell table:formula="of:=AVERAGEA(['2000 cons'.F13:.F17])" office:value-type="float" office:value="0.00123017558" calcext:value-type="float">
            <text:p>0,0012301756</text:p>
          </table:table-cell>
          <table:table-cell table:formula="of:=STDEV(['2000 cons'.A13:.A17])" office:value-type="float" office:value="2.73131287112993" calcext:value-type="float">
            <text:p>2,7313128711</text:p>
          </table:table-cell>
          <table:table-cell table:formula="of:=STDEV(['2000 cons'.B13:.B17])" office:value-type="float" office:value="2.65966727242338" calcext:value-type="float">
            <text:p>2,6596672724</text:p>
          </table:table-cell>
          <table:table-cell table:formula="of:=STDEV(['2000 cons'.C13:.C17])" office:value-type="float" office:value="0.0465832587954085" calcext:value-type="float">
            <text:p>0,0465832588</text:p>
          </table:table-cell>
          <table:table-cell table:formula="of:=STDEV(['2000 cons'.D13:.D17])" office:value-type="float" office:value="2.21023075718351" calcext:value-type="float">
            <text:p>2,2102307572</text:p>
          </table:table-cell>
          <table:table-cell table:formula="of:=STDEV(['2000 cons'.E13:.E17])" office:value-type="float" office:value="5.30785926716223" calcext:value-type="float">
            <text:p>5,3078592672</text:p>
          </table:table-cell>
          <table:table-cell table:formula="of:=STDEV(['2000 cons'.F13:.F17])" office:value-type="float" office:value="0.00102490872426961" calcext:value-type="float">
            <text:p>0,0010249087</text:p>
          </table:table-cell>
          <table:table-cell/>
        </table:table-row>
        <table:table-row table:style-name="ro1">
          <table:table-cell office:value-type="float" office:value="67.92" calcext:value-type="float">
            <text:p>67,92</text:p>
          </table:table-cell>
          <table:table-cell office:value-type="float" office:value="9.32" calcext:value-type="float">
            <text:p>9,32</text:p>
          </table:table-cell>
          <table:table-cell office:value-type="float" office:value="0.45" calcext:value-type="float">
            <text:p>0,45</text:p>
          </table:table-cell>
          <table:table-cell office:value-type="float" office:value="88.67" calcext:value-type="float">
            <text:p>88,67</text:p>
          </table:table-cell>
          <table:table-cell office:value-type="float" office:value="51.43" calcext:value-type="float">
            <text:p>51,43</text:p>
          </table:table-cell>
          <table:table-cell office:value-type="float" office:value="0.0003154567" calcext:value-type="float">
            <text:p>0,0003154567</text:p>
          </table:table-cell>
          <table:table-cell table:number-columns-repeated="20"/>
        </table:table-row>
        <table:table-row table:style-name="ro1">
          <table:table-cell office:value-type="float" office:value="72.88" calcext:value-type="float">
            <text:p>72,88</text:p>
          </table:table-cell>
          <table:table-cell office:value-type="float" office:value="15.16" calcext:value-type="float">
            <text:p>15,16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74" calcext:value-type="float">
            <text:p>46,74</text:p>
          </table:table-cell>
          <table:table-cell office:value-type="float" office:value="0.001184819" calcext:value-type="float">
            <text:p>0,001184819</text:p>
          </table:table-cell>
          <table:table-cell table:number-columns-repeated="20"/>
        </table:table-row>
        <table:table-row table:style-name="ro1">
          <table:table-cell office:value-type="float" office:value="70.21" calcext:value-type="float">
            <text:p>70,21</text:p>
          </table:table-cell>
          <table:table-cell office:value-type="float" office:value="15.01" calcext:value-type="float">
            <text:p>15,01</text:p>
          </table:table-cell>
          <table:table-cell office:value-type="float" office:value="0.34" calcext:value-type="float">
            <text:p>0,34</text:p>
          </table:table-cell>
          <table:table-cell office:value-type="float" office:value="83.83" calcext:value-type="float">
            <text:p>83,83</text:p>
          </table:table-cell>
          <table:table-cell office:value-type="float" office:value="40.49" calcext:value-type="float">
            <text:p>40,49</text:p>
          </table:table-cell>
          <table:table-cell office:value-type="float" office:value="0.002859162" calcext:value-type="float">
            <text:p>0,002859162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1" calcext:value-type="float">
            <text:p>15,51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4.32" calcext:value-type="float">
            <text:p>44,32</text:p>
          </table:table-cell>
          <table:table-cell office:value-type="float" office:value="0.001388501" calcext:value-type="float">
            <text:p>0,001388501</text:p>
          </table:table-cell>
          <table:table-cell table:number-columns-repeated="20"/>
        </table:table-row>
        <table:table-row table:style-name="ro1">
          <table:table-cell table:style-name="ce2" office:value-type="float" office:value="56.67" calcext:value-type="float">
            <text:p>56,67</text:p>
          </table:table-cell>
          <table:table-cell table:style-name="ce2" office:value-type="float" office:value="14.07" calcext:value-type="float">
            <text:p>14,07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5140524" calcext:value-type="float">
            <text:p>0,0514052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8:.A22])" office:value-type="float" office:value="49.496" calcext:value-type="float">
            <text:p>49,496</text:p>
          </table:table-cell>
          <table:table-cell table:formula="of:=AVERAGEA(['2000 cons'.B18:.B22])" office:value-type="float" office:value="27.358" calcext:value-type="float">
            <text:p>27,358</text:p>
          </table:table-cell>
          <table:table-cell table:formula="of:=AVERAGEA(['2000 cons'.C18:.C22])" office:value-type="float" office:value="0.186" calcext:value-type="float">
            <text:p>0,186</text:p>
          </table:table-cell>
          <table:table-cell table:formula="of:=AVERAGEA(['2000 cons'.D18:.D22])" office:value-type="float" office:value="70.298" calcext:value-type="float">
            <text:p>70,298</text:p>
          </table:table-cell>
          <table:table-cell table:formula="of:=AVERAGEA(['2000 cons'.E18:.E22])" office:value-type="float" office:value="26.476" calcext:value-type="float">
            <text:p>26,476</text:p>
          </table:table-cell>
          <table:table-cell table:formula="of:=AVERAGEA(['2000 cons'.F18:.F22])" office:value-type="float" office:value="0.060413484" calcext:value-type="float">
            <text:p>0,060413484</text:p>
          </table:table-cell>
          <table:table-cell table:formula="of:=STDEV(['2000 cons'.A18:.A22])" office:value-type="float" office:value="15.2170342051268" calcext:value-type="float">
            <text:p>15,2170342051</text:p>
          </table:table-cell>
          <table:table-cell table:formula="of:=STDEV(['2000 cons'.B18:.B22])" office:value-type="float" office:value="14.3342690779823" calcext:value-type="float">
            <text:p>14,334269078</text:p>
          </table:table-cell>
          <table:table-cell table:formula="of:=STDEV(['2000 cons'.C18:.C22])" office:value-type="float" office:value="0.0712741187248218" calcext:value-type="float">
            <text:p>0,0712741187</text:p>
          </table:table-cell>
          <table:table-cell table:formula="of:=STDEV(['2000 cons'.D18:.D22])" office:value-type="float" office:value="11.9317085951678" calcext:value-type="float">
            <text:p>11,9317085952</text:p>
          </table:table-cell>
          <table:table-cell table:formula="of:=STDEV(['2000 cons'.E18:.E22])" office:value-type="float" office:value="7.66533299994201" calcext:value-type="float">
            <text:p>7,6653329999</text:p>
          </table:table-cell>
          <table:table-cell table:formula="of:=STDEV(['2000 cons'.F18:.F22])" office:value-type="float" office:value="0.00924705688868788" calcext:value-type="float">
            <text:p>0,0092470569</text:p>
          </table:table-cell>
          <table:table-cell/>
        </table:table-row>
        <table:table-row table:style-name="ro1">
          <table:table-cell office:value-type="float" office:value="25.42" calcext:value-type="float">
            <text:p>25,42</text:p>
          </table:table-cell>
          <table:table-cell office:value-type="float" office:value="12.57" calcext:value-type="float">
            <text:p>12,57</text:p>
          </table:table-cell>
          <table:table-cell office:value-type="float" office:value="0.18" calcext:value-type="float">
            <text:p>0,18</text:p>
          </table:table-cell>
          <table:table-cell office:value-type="float" office:value="81.33" calcext:value-type="float">
            <text:p>81,33</text:p>
          </table:table-cell>
          <table:table-cell office:value-type="float" office:value="21.13" calcext:value-type="float">
            <text:p>21,13</text:p>
          </table:table-cell>
          <table:table-cell office:value-type="float" office:value="0.05064259" calcext:value-type="float">
            <text:p>0,05064259</text:p>
          </table:table-cell>
          <table:table-cell table:number-columns-repeated="20"/>
        </table:table-row>
        <table:table-row table:style-name="ro1">
          <table:table-cell office:value-type="float" office:value="44.62" calcext:value-type="float">
            <text:p>44,62</text:p>
          </table:table-cell>
          <table:table-cell office:value-type="float" office:value="26.54" calcext:value-type="float">
            <text:p>26,54</text:p>
          </table:table-cell>
          <table:table-cell office:value-type="float" office:value="0.16" calcext:value-type="float">
            <text:p>0,16</text:p>
          </table:table-cell>
          <table:table-cell office:value-type="float" office:value="70.33" calcext:value-type="float">
            <text:p>70,33</text:p>
          </table:table-cell>
          <table:table-cell office:value-type="float" office:value="24.58" calcext:value-type="float">
            <text:p>24,58</text:p>
          </table:table-cell>
          <table:table-cell office:value-type="float" office:value="0.06795546" calcext:value-type="float">
            <text:p>0,06795546</text:p>
          </table:table-cell>
          <table:table-cell table:number-columns-repeated="20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43.87" calcext:value-type="float">
            <text:p>43,87</text:p>
          </table:table-cell>
          <table:table-cell office:value-type="float" office:value="0.14" calcext:value-type="float">
            <text:p>0,14</text:p>
          </table:table-cell>
          <table:table-cell office:value-type="float" office:value="57" calcext:value-type="float">
            <text:p>57</text:p>
          </table:table-cell>
          <table:table-cell office:value-type="float" office:value="23.67" calcext:value-type="float">
            <text:p>23,67</text:p>
          </table:table-cell>
          <table:table-cell office:value-type="float" office:value="0.07079626" calcext:value-type="float">
            <text:p>0,07079626</text:p>
          </table:table-cell>
          <table:table-cell table:number-columns-repeated="20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39.74" calcext:value-type="float">
            <text:p>39,74</text:p>
          </table:table-cell>
          <table:table-cell office:value-type="float" office:value="0.14" calcext:value-type="float">
            <text:p>0,14</text:p>
          </table:table-cell>
          <table:table-cell office:value-type="float" office:value="59.83" calcext:value-type="float">
            <text:p>59,83</text:p>
          </table:table-cell>
          <table:table-cell office:value-type="float" office:value="23" calcext:value-type="float">
            <text:p>23</text:p>
          </table:table-cell>
          <table:table-cell office:value-type="float" office:value="0.06126787" calcext:value-type="float">
            <text:p>0,06126787</text:p>
          </table:table-cell>
          <table:table-cell table:number-columns-repeated="20"/>
        </table:table-row>
        <table:table-row table:style-name="ro1">
          <table:table-cell table:style-name="ce2" office:value-type="float" office:value="55.08" calcext:value-type="float">
            <text:p>55,08</text:p>
          </table:table-cell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.67" calcext:value-type="float">
            <text:p>87,67</text:p>
          </table:table-cell>
          <table:table-cell table:style-name="ce2" office:value-type="float" office:value="47.14" calcext:value-type="float">
            <text:p>47,14</text:p>
          </table:table-cell>
          <table:table-cell table:style-name="ce2" office:value-type="float" office:value="0.03805722" calcext:value-type="float">
            <text:p>0,038057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3:.A27])" office:value-type="float" office:value="61.066" calcext:value-type="float">
            <text:p>61,066</text:p>
          </table:table-cell>
          <table:table-cell table:formula="of:=AVERAGEA(['2000 cons'.B23:.B27])" office:value-type="float" office:value="9.306" calcext:value-type="float">
            <text:p>9,306</text:p>
          </table:table-cell>
          <table:table-cell table:formula="of:=AVERAGEA(['2000 cons'.C23:.C27])" office:value-type="float" office:value="0.422" calcext:value-type="float">
            <text:p>0,422</text:p>
          </table:table-cell>
          <table:table-cell table:formula="of:=AVERAGEA(['2000 cons'.D23:.D27])" office:value-type="float" office:value="87.8" calcext:value-type="float">
            <text:p>87,8</text:p>
          </table:table-cell>
          <table:table-cell table:formula="of:=AVERAGEA(['2000 cons'.E23:.E27])" office:value-type="float" office:value="49.15" calcext:value-type="float">
            <text:p>49,15</text:p>
          </table:table-cell>
          <table:table-cell table:formula="of:=AVERAGEA(['2000 cons'.F23:.F27])" office:value-type="float" office:value="0.041434826" calcext:value-type="float">
            <text:p>0,041434826</text:p>
          </table:table-cell>
          <table:table-cell table:formula="of:=STDEV(['2000 cons'.A23:.A27])" office:value-type="float" office:value="7.31754945319811" calcext:value-type="float">
            <text:p>7,3175494532</text:p>
          </table:table-cell>
          <table:table-cell table:formula="of:=STDEV(['2000 cons'.B23:.B27])" office:value-type="float" office:value="1.48043236927595" calcext:value-type="float">
            <text:p>1,4804323693</text:p>
          </table:table-cell>
          <table:table-cell table:formula="of:=STDEV(['2000 cons'.C23:.C27])" office:value-type="float" office:value="0.0396232255123179" calcext:value-type="float">
            <text:p>0,0396232255</text:p>
          </table:table-cell>
          <table:table-cell table:formula="of:=STDEV(['2000 cons'.D23:.D27])" office:value-type="float" office:value="1.26645173615105" calcext:value-type="float">
            <text:p>1,2664517362</text:p>
          </table:table-cell>
          <table:table-cell table:formula="of:=STDEV(['2000 cons'.E23:.E27])" office:value-type="float" office:value="4.47049214293013" calcext:value-type="float">
            <text:p>4,4704921429</text:p>
          </table:table-cell>
          <table:table-cell table:formula="of:=STDEV(['2000 cons'.F23:.F27])" office:value-type="float" office:value="0.00679457310279903" calcext:value-type="float">
            <text:p>0,0067945731</text:p>
          </table:table-cell>
          <table:table-cell/>
        </table:table-row>
        <table:table-row table:style-name="ro1">
          <table:table-cell office:value-type="float" office:value="59.93" calcext:value-type="float">
            <text:p>59,93</text:p>
          </table:table-cell>
          <table:table-cell office:value-type="float" office:value="11.4" calcext:value-type="float">
            <text:p>11,4</text:p>
          </table:table-cell>
          <table:table-cell office:value-type="float" office:value="0.36" calcext:value-type="float">
            <text:p>0,36</text:p>
          </table:table-cell>
          <table:table-cell office:value-type="float" office:value="85.83" calcext:value-type="float">
            <text:p>85,83</text:p>
          </table:table-cell>
          <table:table-cell office:value-type="float" office:value="43.71" calcext:value-type="float">
            <text:p>43,71</text:p>
          </table:table-cell>
          <table:table-cell office:value-type="float" office:value="0.04430851" calcext:value-type="float">
            <text:p>0,04430851</text:p>
          </table:table-cell>
          <table:table-cell table:number-columns-repeated="20"/>
        </table:table-row>
        <table:table-row table:style-name="ro1">
          <table:table-cell office:value-type="float" office:value="58.49" calcext:value-type="float">
            <text:p>58,49</text:p>
          </table:table-cell>
          <table:table-cell office:value-type="float" office:value="7.68" calcext:value-type="float">
            <text:p>7,68</text:p>
          </table:table-cell>
          <table:table-cell office:value-type="float" office:value="0.46" calcext:value-type="float">
            <text:p>0,46</text:p>
          </table:table-cell>
          <table:table-cell office:value-type="float" office:value="89.33" calcext:value-type="float">
            <text:p>89,33</text:p>
          </table:table-cell>
          <table:table-cell office:value-type="float" office:value="49" calcext:value-type="float">
            <text:p>49</text:p>
          </table:table-cell>
          <table:table-cell office:value-type="float" office:value="0.0315443" calcext:value-type="float">
            <text:p>0,0315443</text:p>
          </table:table-cell>
          <table:table-cell table:number-columns-repeated="20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8.55" calcext:value-type="float">
            <text:p>8,55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440675" calcext:value-type="float">
            <text:p>0,0440675</text:p>
          </table:table-cell>
          <table:table-cell table:number-columns-repeated="20"/>
        </table:table-row>
        <table:table-row table:style-name="ro1">
          <table:table-cell office:value-type="float" office:value="73.77" calcext:value-type="float">
            <text:p>73,77</text:p>
          </table:table-cell>
          <table:table-cell office:value-type="float" office:value="10.2" calcext:value-type="float">
            <text:p>10,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55.9" calcext:value-type="float">
            <text:p>55,9</text:p>
          </table:table-cell>
          <table:table-cell office:value-type="float" office:value="0.0491966" calcext:value-type="float">
            <text:p>0,0491966</text:p>
          </table:table-cell>
          <table:table-cell table:number-columns-repeated="20"/>
        </table:table-row>
        <table:table-row table:style-name="ro1">
          <table:table-cell table:style-name="ce2" office:value-type="float" office:value="69.84" calcext:value-type="float">
            <text:p>69,84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.01" calcext:value-type="float">
            <text:p>53,01</text:p>
          </table:table-cell>
          <table:table-cell table:style-name="ce2" office:value-type="float" office:value="0.0007525718" calcext:value-type="float">
            <text:p>0,00075257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8:.A32])" office:value-type="float" office:value="71.278" calcext:value-type="float">
            <text:p>71,278</text:p>
          </table:table-cell>
          <table:table-cell table:formula="of:=AVERAGEA(['2000 cons'.B28:.B32])" office:value-type="float" office:value="12.834" calcext:value-type="float">
            <text:p>12,834</text:p>
          </table:table-cell>
          <table:table-cell table:formula="of:=AVERAGEA(['2000 cons'.C28:.C32])" office:value-type="float" office:value="0.386" calcext:value-type="float">
            <text:p>0,386</text:p>
          </table:table-cell>
          <table:table-cell table:formula="of:=AVERAGEA(['2000 cons'.D28:.D32])" office:value-type="float" office:value="85.598" calcext:value-type="float">
            <text:p>85,598</text:p>
          </table:table-cell>
          <table:table-cell table:formula="of:=AVERAGEA(['2000 cons'.E28:.E32])" office:value-type="float" office:value="48.462" calcext:value-type="float">
            <text:p>48,462</text:p>
          </table:table-cell>
          <table:table-cell table:formula="of:=AVERAGEA(['2000 cons'.F28:.F32])" office:value-type="float" office:value="0.00092800406" calcext:value-type="float">
            <text:p>0,0009280041</text:p>
          </table:table-cell>
          <table:table-cell table:formula="of:=STDEV(['2000 cons'.A28:.A32])" office:value-type="float" office:value="10.0946134150843" calcext:value-type="float">
            <text:p>10,0946134151</text:p>
          </table:table-cell>
          <table:table-cell table:formula="of:=STDEV(['2000 cons'.B28:.B32])" office:value-type="float" office:value="3.12636050384469" calcext:value-type="float">
            <text:p>3,1263605038</text:p>
          </table:table-cell>
          <table:table-cell table:formula="of:=STDEV(['2000 cons'.C28:.C32])" office:value-type="float" office:value="0.0343511280746353" calcext:value-type="float">
            <text:p>0,0343511281</text:p>
          </table:table-cell>
          <table:table-cell table:formula="of:=STDEV(['2000 cons'.D28:.D32])" office:value-type="float" office:value="2.1919557477285" calcext:value-type="float">
            <text:p>2,1919557477</text:p>
          </table:table-cell>
          <table:table-cell table:formula="of:=STDEV(['2000 cons'.E28:.E32])" office:value-type="float" office:value="5.42132087225982" calcext:value-type="float">
            <text:p>5,4213208723</text:p>
          </table:table-cell>
          <table:table-cell table:formula="of:=STDEV(['2000 cons'.F28:.F32])" office:value-type="float" office:value="0.000706385174608937" calcext:value-type="float">
            <text:p>0,0007063852</text:p>
          </table:table-cell>
          <table:table-cell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14.23" calcext:value-type="float">
            <text:p>14,23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7593431" calcext:value-type="float">
            <text:p>0,0007593431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45" calcext:value-type="float">
            <text:p>17,45</text:p>
          </table:table-cell>
          <table:table-cell office:value-type="float" office:value="0.34" calcext:value-type="float">
            <text:p>0,34</text:p>
          </table:table-cell>
          <table:table-cell office:value-type="float" office:value="82.33" calcext:value-type="float">
            <text:p>82,33</text:p>
          </table:table-cell>
          <table:table-cell office:value-type="float" office:value="43.01" calcext:value-type="float">
            <text:p>43,01</text:p>
          </table:table-cell>
          <table:table-cell office:value-type="float" office:value="0.002120862" calcext:value-type="float">
            <text:p>0,002120862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,12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5.17" calcext:value-type="float">
            <text:p>55,17</text:p>
          </table:table-cell>
          <table:table-cell office:value-type="float" office:value="0.0007807374" calcext:value-type="float">
            <text:p>0,0007807374</text:p>
          </table:table-cell>
          <table:table-cell table:number-columns-repeated="20"/>
        </table:table-row>
        <table:table-row table:style-name="ro1">
          <table:table-cell office:value-type="float" office:value="55.36" calcext:value-type="float">
            <text:p>55,36</text:p>
          </table:table-cell>
          <table:table-cell office:value-type="float" office:value="9.38" calcext:value-type="float">
            <text:p>9,38</text:p>
          </table:table-cell>
          <table:table-cell office:value-type="float" office:value="0.4" calcext:value-type="float">
            <text:p>0,4</text:p>
          </table:table-cell>
          <table:table-cell office:value-type="float" office:value="87.33" calcext:value-type="float">
            <text:p>87,33</text:p>
          </table:table-cell>
          <table:table-cell office:value-type="float" office:value="43.93" calcext:value-type="float">
            <text:p>43,93</text:p>
          </table:table-cell>
          <table:table-cell office:value-type="float" office:value="0.000226506" calcext:value-type="float">
            <text:p>0,000226506</text:p>
          </table:table-cell>
          <table:table-cell table:number-columns-repeated="20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3.04" calcext:value-type="float">
            <text:p>13,0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50.56" calcext:value-type="float">
            <text:p>50,56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3:.A37])" office:value-type="float" office:value="69.544" calcext:value-type="float">
            <text:p>69,544</text:p>
          </table:table-cell>
          <table:table-cell table:formula="of:=AVERAGEA(['2000 cons'.B33:.B37])" office:value-type="float" office:value="11.964" calcext:value-type="float">
            <text:p>11,964</text:p>
          </table:table-cell>
          <table:table-cell table:formula="of:=AVERAGEA(['2000 cons'.C33:.C37])" office:value-type="float" office:value="0.394" calcext:value-type="float">
            <text:p>0,394</text:p>
          </table:table-cell>
          <table:table-cell table:formula="of:=AVERAGEA(['2000 cons'.D33:.D37])" office:value-type="float" office:value="86.266" calcext:value-type="float">
            <text:p>86,266</text:p>
          </table:table-cell>
          <table:table-cell table:formula="of:=AVERAGEA(['2000 cons'.E33:.E37])" office:value-type="float" office:value="49.488" calcext:value-type="float">
            <text:p>49,488</text:p>
          </table:table-cell>
          <table:table-cell table:formula="of:=AVERAGEA(['2000 cons'.F33:.F37])" office:value-type="float" office:value="0.00611259" calcext:value-type="float">
            <text:p>0,00611259</text:p>
          </table:table-cell>
          <table:table-cell table:formula="of:=STDEV(['2000 cons'.A33:.A37])" office:value-type="float" office:value="5.15155122269012" calcext:value-type="float">
            <text:p>5,1515512227</text:p>
          </table:table-cell>
          <table:table-cell table:formula="of:=STDEV(['2000 cons'.B33:.B37])" office:value-type="float" office:value="1.47354334853102" calcext:value-type="float">
            <text:p>1,4735433485</text:p>
          </table:table-cell>
          <table:table-cell table:formula="of:=STDEV(['2000 cons'.C33:.C37])" office:value-type="float" office:value="0.0364691650576209" calcext:value-type="float">
            <text:p>0,0364691651</text:p>
          </table:table-cell>
          <table:table-cell table:formula="of:=STDEV(['2000 cons'.D33:.D37])" office:value-type="float" office:value="1.64415023644435" calcext:value-type="float">
            <text:p>1,6441502364</text:p>
          </table:table-cell>
          <table:table-cell table:formula="of:=STDEV(['2000 cons'.E33:.E37])" office:value-type="float" office:value="4.31194503675545" calcext:value-type="float">
            <text:p>4,3119450368</text:p>
          </table:table-cell>
          <table:table-cell table:formula="of:=STDEV(['2000 cons'.F33:.F37])" office:value-type="float" office:value="0.00207381889078253" calcext:value-type="float">
            <text:p>0,0020738189</text:p>
          </table:table-cell>
          <table:table-cell/>
        </table:table-row>
        <table:table-row table:style-name="ro1">
          <table:table-cell office:value-type="float" office:value="64.71" calcext:value-type="float">
            <text:p>64,71</text:p>
          </table:table-cell>
          <table:table-cell office:value-type="float" office:value="10.38" calcext:value-type="float">
            <text:p>10,38</text:p>
          </table:table-cell>
          <table:table-cell office:value-type="float" office:value="0.41" calcext:value-type="float">
            <text:p>0,41</text:p>
          </table:table-cell>
          <table:table-cell office:value-type="float" office:value="87.5" calcext:value-type="float">
            <text:p>87,5</text:p>
          </table:table-cell>
          <table:table-cell office:value-type="float" office:value="46.81" calcext:value-type="float">
            <text:p>46,81</text:p>
          </table:table-cell>
          <table:table-cell office:value-type="float" office:value="0.00366303" calcext:value-type="float">
            <text:p>0,00366303</text:p>
          </table:table-cell>
          <table:table-cell table:number-columns-repeated="20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33" calcext:value-type="float">
            <text:p>10,33</text:p>
          </table:table-cell>
          <table:table-cell office:value-type="float" office:value="0.45" calcext:value-type="float">
            <text:p>0,45</text:p>
          </table:table-cell>
          <table:table-cell office:value-type="float" office:value="88.5" calcext:value-type="float">
            <text:p>88,5</text:p>
          </table:table-cell>
          <table:table-cell office:value-type="float" office:value="56.6" calcext:value-type="float">
            <text:p>56,6</text:p>
          </table:table-cell>
          <table:table-cell office:value-type="float" office:value="0.007647805" calcext:value-type="float">
            <text:p>0,007647805</text:p>
          </table:table-cell>
          <table:table-cell table:number-columns-repeated="20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12.87" calcext:value-type="float">
            <text:p>12,87</text:p>
          </table:table-cell>
          <table:table-cell office:value-type="float" office:value="0.37" calcext:value-type="float">
            <text:p>0,37</text:p>
          </table:table-cell>
          <table:table-cell office:value-type="float" office:value="85.33" calcext:value-type="float">
            <text:p>85,33</text:p>
          </table:table-cell>
          <table:table-cell office:value-type="float" office:value="46.34" calcext:value-type="float">
            <text:p>46,34</text:p>
          </table:table-cell>
          <table:table-cell office:value-type="float" office:value="0.007632106" calcext:value-type="float">
            <text:p>0,007632106</text:p>
          </table:table-cell>
          <table:table-cell table:number-columns-repeated="20"/>
        </table:table-row>
        <table:table-row table:style-name="ro1">
          <table:table-cell office:value-type="float" office:value="66.13" calcext:value-type="float">
            <text:p>66,13</text:p>
          </table:table-cell>
          <table:table-cell office:value-type="float" office:value="13.2" calcext:value-type="float">
            <text:p>13,2</text:p>
          </table:table-cell>
          <table:table-cell office:value-type="float" office:value="0.36" calcext:value-type="float">
            <text:p>0,36</text:p>
          </table:table-cell>
          <table:table-cell office:value-type="float" office:value="84.67" calcext:value-type="float">
            <text:p>84,67</text:p>
          </table:table-cell>
          <table:table-cell office:value-type="float" office:value="47.13" calcext:value-type="float">
            <text:p>47,13</text:p>
          </table:table-cell>
          <table:table-cell office:value-type="float" office:value="0.004027643" calcext:value-type="float">
            <text:p>0,004027643</text:p>
          </table:table-cell>
          <table:table-cell table:number-columns-repeated="20"/>
        </table:table-row>
        <table:table-row table:style-name="ro1">
          <table:table-cell table:style-name="ce2" office:value-type="float" office:value="61.97" calcext:value-type="float">
            <text:p>61,97</text:p>
          </table:table-cell>
          <table:table-cell table:style-name="ce2" office:value-type="float" office:value="6.81" calcext:value-type="float">
            <text:p>6,81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9.9" calcext:value-type="float">
            <text:p>89,9</text:p>
          </table:table-cell>
          <table:table-cell table:style-name="ce2" office:value-type="float" office:value="58.28" calcext:value-type="float">
            <text:p>58,28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8:.A42])" office:value-type="float" office:value="67.058" calcext:value-type="float">
            <text:p>67,058</text:p>
          </table:table-cell>
          <table:table-cell table:formula="of:=AVERAGEA(['2000 cons'.B38:.B42])" office:value-type="float" office:value="9.15" calcext:value-type="float">
            <text:p>9,15</text:p>
          </table:table-cell>
          <table:table-cell table:formula="of:=AVERAGEA(['2000 cons'.C38:.C42])" office:value-type="float" office:value="0.436" calcext:value-type="float">
            <text:p>0,436</text:p>
          </table:table-cell>
          <table:table-cell table:formula="of:=AVERAGEA(['2000 cons'.D38:.D42])" office:value-type="float" office:value="88.446" calcext:value-type="float">
            <text:p>88,446</text:p>
          </table:table-cell>
          <table:table-cell table:formula="of:=AVERAGEA(['2000 cons'.E38:.E42])" office:value-type="float" office:value="54.576" calcext:value-type="float">
            <text:p>54,576</text:p>
          </table:table-cell>
          <table:table-cell table:formula="of:=AVERAGEA(['2000 cons'.F38:.F42])" office:value-type="float" office:value="0.0578773972" calcext:value-type="float">
            <text:p>0,0578773972</text:p>
          </table:table-cell>
          <table:table-cell table:formula="of:=STDEV(['2000 cons'.A38:.A42])" office:value-type="float" office:value="5.77376566895471" calcext:value-type="float">
            <text:p>5,773765669</text:p>
          </table:table-cell>
          <table:table-cell table:formula="of:=STDEV(['2000 cons'.B38:.B42])" office:value-type="float" office:value="2.18754428526601" calcext:value-type="float">
            <text:p>2,1875442853</text:p>
          </table:table-cell>
          <table:table-cell table:formula="of:=STDEV(['2000 cons'.C38:.C42])" office:value-type="float" office:value="0.049295030175465" calcext:value-type="float">
            <text:p>0,0492950302</text:p>
          </table:table-cell>
          <table:table-cell table:formula="of:=STDEV(['2000 cons'.D38:.D42])" office:value-type="float" office:value="1.62513999396975" calcext:value-type="float">
            <text:p>1,625139994</text:p>
          </table:table-cell>
          <table:table-cell table:formula="of:=STDEV(['2000 cons'.E38:.E42])" office:value-type="float" office:value="4.85523222925536" calcext:value-type="float">
            <text:p>4,8552322293</text:p>
          </table:table-cell>
          <table:table-cell table:formula="of:=STDEV(['2000 cons'.F38:.F42])" office:value-type="float" office:value="0.0285438972132018" calcext:value-type="float">
            <text:p>0,0285438972</text:p>
          </table:table-cell>
          <table:table-cell/>
        </table:table-row>
        <table:table-row table:style-name="ro1">
          <table:table-cell office:value-type="float" office:value="66.15" calcext:value-type="float">
            <text:p>66,15</text:p>
          </table:table-cell>
          <table:table-cell office:value-type="float" office:value="9.91" calcext:value-type="float">
            <text:p>9,91</text:p>
          </table:table-cell>
          <table:table-cell office:value-type="float" office:value="0.43" calcext:value-type="float">
            <text:p>0,43</text:p>
          </table:table-cell>
          <table:table-cell office:value-type="float" office:value="87.5" calcext:value-type="float">
            <text:p>87,5</text:p>
          </table:table-cell>
          <table:table-cell office:value-type="float" office:value="53.42" calcext:value-type="float">
            <text:p>53,42</text:p>
          </table:table-cell>
          <table:table-cell office:value-type="float" office:value="0.06987224" calcext:value-type="float">
            <text:p>0,06987224</text:p>
          </table:table-cell>
          <table:table-cell table:number-columns-repeated="20"/>
        </table:table-row>
        <table:table-row table:style-name="ro1">
          <table:table-cell office:value-type="float" office:value="64.15" calcext:value-type="float">
            <text:p>64,15</text:p>
          </table:table-cell>
          <table:table-cell office:value-type="float" office:value="10.79" calcext:value-type="float">
            <text:p>10,79</text:p>
          </table:table-cell>
          <table:table-cell office:value-type="float" office:value="0.4" calcext:value-type="float">
            <text:p>0,4</text:p>
          </table:table-cell>
          <table:table-cell office:value-type="float" office:value="87" calcext:value-type="float">
            <text:p>87</text:p>
          </table:table-cell>
          <table:table-cell office:value-type="float" office:value="46.58" calcext:value-type="float">
            <text:p>46,58</text:p>
          </table:table-cell>
          <table:table-cell office:value-type="float" office:value="0.07657806" calcext:value-type="float">
            <text:p>0,07657806</text:p>
          </table:table-cell>
          <table:table-cell table:number-columns-repeated="20"/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11.4" calcext:value-type="float">
            <text:p>11,4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6293053" calcext:value-type="float">
            <text:p>0,06293053</text:p>
          </table:table-cell>
          <table:table-cell table:number-columns-repeated="20"/>
        </table:table-row>
        <table:table-row table:style-name="ro1">
          <table:table-cell office:value-type="float" office:value="66.1" calcext:value-type="float">
            <text:p>66,1</text:p>
          </table:table-cell>
          <table:table-cell office:value-type="float" office:value="6.84" calcext:value-type="float">
            <text:p>6,84</text:p>
          </table:table-cell>
          <table:table-cell office:value-type="float" office:value="0.52" calcext:value-type="float">
            <text:p>0,52</text:p>
          </table:table-cell>
          <table:table-cell office:value-type="float" office:value="90.5" calcext:value-type="float">
            <text:p>90,5</text:p>
          </table:table-cell>
          <table:table-cell office:value-type="float" office:value="57.78" calcext:value-type="float">
            <text:p>57,78</text:p>
          </table:table-cell>
          <table:table-cell office:value-type="float" office:value="0.07241379" calcext:value-type="float">
            <text:p>0,07241379</text:p>
          </table:table-cell>
          <table:table-cell table:number-columns-repeated="20"/>
        </table:table-row>
        <table:table-row table:style-name="ro1">
          <table:table-cell table:style-name="ce2" office:value-type="float" office:value="66.04" calcext:value-type="float">
            <text:p>66,04</text:p>
          </table:table-cell>
          <table:table-cell table:style-name="ce2" office:value-type="float" office:value="9.69" calcext:value-type="float">
            <text:p>9,69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8.17" calcext:value-type="float">
            <text:p>88,17</text:p>
          </table:table-cell>
          <table:table-cell table:style-name="ce2" office:value-type="float" office:value="49.65" calcext:value-type="float">
            <text:p>49,65</text:p>
          </table:table-cell>
          <table:table-cell table:style-name="ce2" office:value-type="float" office:value="0.02802983" calcext:value-type="float">
            <text:p>0,0280298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3:.A47])" office:value-type="float" office:value="66.328" calcext:value-type="float">
            <text:p>66,328</text:p>
          </table:table-cell>
          <table:table-cell table:formula="of:=AVERAGEA(['2000 cons'.B43:.B47])" office:value-type="float" office:value="7.548" calcext:value-type="float">
            <text:p>7,548</text:p>
          </table:table-cell>
          <table:table-cell table:formula="of:=AVERAGEA(['2000 cons'.C43:.C47])" office:value-type="float" office:value="0.498" calcext:value-type="float">
            <text:p>0,498</text:p>
          </table:table-cell>
          <table:table-cell table:formula="of:=AVERAGEA(['2000 cons'.D43:.D47])" office:value-type="float" office:value="89.84" calcext:value-type="float">
            <text:p>89,84</text:p>
          </table:table-cell>
          <table:table-cell table:formula="of:=AVERAGEA(['2000 cons'.E43:.E47])" office:value-type="float" office:value="56.492" calcext:value-type="float">
            <text:p>56,492</text:p>
          </table:table-cell>
          <table:table-cell table:formula="of:=AVERAGEA(['2000 cons'.F43:.F47])" office:value-type="float" office:value="0.023503642" calcext:value-type="float">
            <text:p>0,023503642</text:p>
          </table:table-cell>
          <table:table-cell table:formula="of:=STDEV(['2000 cons'.A43:.A47])" office:value-type="float" office:value="4.56763833944852" calcext:value-type="float">
            <text:p>4,5676383394</text:p>
          </table:table-cell>
          <table:table-cell table:formula="of:=STDEV(['2000 cons'.B43:.B47])" office:value-type="float" office:value="1.42944744569361" calcext:value-type="float">
            <text:p>1,4294474457</text:p>
          </table:table-cell>
          <table:table-cell table:formula="of:=STDEV(['2000 cons'.C43:.C47])" office:value-type="float" office:value="0.0576194411635517" calcext:value-type="float">
            <text:p>0,0576194412</text:p>
          </table:table-cell>
          <table:table-cell table:formula="of:=STDEV(['2000 cons'.D43:.D47])" office:value-type="float" office:value="1.44910317093021" calcext:value-type="float">
            <text:p>1,4491031709</text:p>
          </table:table-cell>
          <table:table-cell table:formula="of:=STDEV(['2000 cons'.E43:.E47])" office:value-type="float" office:value="5.52725700506138" calcext:value-type="float">
            <text:p>5,5272570051</text:p>
          </table:table-cell>
          <table:table-cell table:formula="of:=STDEV(['2000 cons'.F43:.F47])" office:value-type="float" office:value="0.00519878149601616" calcext:value-type="float">
            <text:p>0,0051987815</text:p>
          </table:table-cell>
          <table:table-cell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7.25" calcext:value-type="float">
            <text:p>7,25</text:p>
          </table:table-cell>
          <table:table-cell office:value-type="float" office:value="0.5" calcext:value-type="float">
            <text:p>0,5</text:p>
          </table:table-cell>
          <table:table-cell office:value-type="float" office:value="89.93" calcext:value-type="float">
            <text:p>89,93</text:p>
          </table:table-cell>
          <table:table-cell office:value-type="float" office:value="56.74" calcext:value-type="float">
            <text:p>56,74</text:p>
          </table:table-cell>
          <table:table-cell office:value-type="float" office:value="0.02957922" calcext:value-type="float">
            <text:p>0,02957922</text:p>
          </table:table-cell>
          <table:table-cell table:number-columns-repeated="20"/>
        </table:table-row>
        <table:table-row table:style-name="ro1">
          <table:table-cell office:value-type="float" office:value="62.3" calcext:value-type="float">
            <text:p>62,3</text:p>
          </table:table-cell>
          <table:table-cell office:value-type="float" office:value="8.16" calcext:value-type="float">
            <text:p>8,16</text:p>
          </table:table-cell>
          <table:table-cell office:value-type="float" office:value="0.46" calcext:value-type="float">
            <text:p>0,46</text:p>
          </table:table-cell>
          <table:table-cell office:value-type="float" office:value="88.93" calcext:value-type="float">
            <text:p>88,93</text:p>
          </table:table-cell>
          <table:table-cell office:value-type="float" office:value="53.15" calcext:value-type="float">
            <text:p>53,15</text:p>
          </table:table-cell>
          <table:table-cell office:value-type="float" office:value="0.02049906" calcext:value-type="float">
            <text:p>0,02049906</text:p>
          </table:table-cell>
          <table:table-cell table:number-columns-repeated="20"/>
        </table:table-row>
        <table:table-row table:style-name="ro1">
          <table:table-cell office:value-type="float" office:value="64.64" calcext:value-type="float">
            <text:p>64,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0.17" calcext:value-type="float">
            <text:p>90,17</text:p>
          </table:table-cell>
          <table:table-cell office:value-type="float" office:value="58.74" calcext:value-type="float">
            <text:p>58,74</text:p>
          </table:table-cell>
          <table:table-cell office:value-type="float" office:value="0.02223726" calcext:value-type="float">
            <text:p>0,02223726</text:p>
          </table:table-cell>
          <table:table-cell table:number-columns-repeated="20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6.09" calcext:value-type="float">
            <text:p>6,09</text:p>
          </table:table-cell>
          <table:table-cell office:value-type="float" office:value="0.58" calcext:value-type="float">
            <text:p>0,58</text:p>
          </table:table-cell>
          <table:table-cell office:value-type="float" office:value="92" calcext:value-type="float">
            <text:p>92</text:p>
          </table:table-cell>
          <table:table-cell office:value-type="float" office:value="64.18" calcext:value-type="float">
            <text:p>64,18</text:p>
          </table:table-cell>
          <table:table-cell office:value-type="float" office:value="0.01717284" calcext:value-type="float">
            <text:p>0,01717284</text:p>
          </table:table-cell>
          <table:table-cell table:number-columns-repeated="20"/>
        </table:table-row>
        <table:table-row table:style-name="ro1">
          <table:table-cell table:style-name="ce2" office:value-type="float" office:value="63.35" calcext:value-type="float">
            <text:p>63,35</text:p>
          </table:table-cell>
          <table:table-cell table:style-name="ce2" office:value-type="float" office:value="12.64" calcext:value-type="float">
            <text:p>12,6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5" calcext:value-type="float">
            <text:p>85,5</text:p>
          </table:table-cell>
          <table:table-cell table:style-name="ce2" office:value-type="float" office:value="49.71" calcext:value-type="float">
            <text:p>49,71</text:p>
          </table:table-cell>
          <table:table-cell table:style-name="ce2" office:value-type="float" office:value="0.0000137346" calcext:value-type="float">
            <text:p>1,37346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8:.A52])" office:value-type="float" office:value="71.748" calcext:value-type="float">
            <text:p>71,748</text:p>
          </table:table-cell>
          <table:table-cell table:formula="of:=AVERAGEA(['2000 cons'.B48:.B52])" office:value-type="float" office:value="10.988" calcext:value-type="float">
            <text:p>10,988</text:p>
          </table:table-cell>
          <table:table-cell table:formula="of:=AVERAGEA(['2000 cons'.C48:.C52])" office:value-type="float" office:value="0.424" calcext:value-type="float">
            <text:p>0,424</text:p>
          </table:table-cell>
          <table:table-cell table:formula="of:=AVERAGEA(['2000 cons'.D48:.D52])" office:value-type="float" office:value="87.402" calcext:value-type="float">
            <text:p>87,402</text:p>
          </table:table-cell>
          <table:table-cell table:formula="of:=AVERAGEA(['2000 cons'.E48:.E52])" office:value-type="float" office:value="54.09" calcext:value-type="float">
            <text:p>54,09</text:p>
          </table:table-cell>
          <table:table-cell table:formula="of:=AVERAGEA(['2000 cons'.F48:.F52])" office:value-type="float" office:value="0.0000090965308" calcext:value-type="float">
            <text:p>9,0965308E-06</text:p>
          </table:table-cell>
          <table:table-cell table:formula="of:=STDEV(['2000 cons'.A48:.A52])" office:value-type="float" office:value="6.32992259036396" calcext:value-type="float">
            <text:p>6,3299225904</text:p>
          </table:table-cell>
          <table:table-cell table:formula="of:=STDEV(['2000 cons'.B48:.B52])" office:value-type="float" office:value="1.10005454410225" calcext:value-type="float">
            <text:p>1,1000545441</text:p>
          </table:table-cell>
          <table:table-cell table:formula="of:=STDEV(['2000 cons'.C48:.C52])" office:value-type="float" office:value="0.0288097205817759" calcext:value-type="float">
            <text:p>0,0288097206</text:p>
          </table:table-cell>
          <table:table-cell table:formula="of:=STDEV(['2000 cons'.D48:.D52])" office:value-type="float" office:value="1.17778181341028" calcext:value-type="float">
            <text:p>1,1777818134</text:p>
          </table:table-cell>
          <table:table-cell table:formula="of:=STDEV(['2000 cons'.E48:.E52])" office:value-type="float" office:value="4.69207310258483" calcext:value-type="float">
            <text:p>4,6920731026</text:p>
          </table:table-cell>
          <table:table-cell table:formula="of:=STDEV(['2000 cons'.F48:.F52])" office:value-type="float" office:value="0.00000678054618053315" calcext:value-type="float">
            <text:p>6,78054618053315E-06</text:p>
          </table:table-cell>
          <table:table-cell/>
        </table:table-row>
        <table:table-row table:style-name="ro1">
          <table:table-cell office:value-type="float" office:value="70.91" calcext:value-type="float">
            <text:p>70,91</text:p>
          </table:table-cell>
          <table:table-cell office:value-type="float" office:value="11.38" calcext:value-type="float">
            <text:p>11,38</text:p>
          </table:table-cell>
          <table:table-cell office:value-type="float" office:value="0.41" calcext:value-type="float">
            <text:p>0,4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0.00001828577" calcext:value-type="float">
            <text:p>1,828577E-05</text:p>
          </table:table-cell>
          <table:table-cell table:number-columns-repeated="20"/>
        </table:table-row>
        <table:table-row table:style-name="ro1">
          <table:table-cell office:value-type="float" office:value="81.16" calcext:value-type="float">
            <text:p>81,16</text:p>
          </table:table-cell>
          <table:table-cell office:value-type="float" office:value="10.92" calcext:value-type="float">
            <text:p>10,9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61.2" calcext:value-type="float">
            <text:p>61,2</text:p>
          </table:table-cell>
          <table:table-cell office:value-type="float" office:value="0.000007347222" calcext:value-type="float">
            <text:p>7,347222E-06</text:p>
          </table:table-cell>
          <table:table-cell table:number-columns-repeated="20"/>
        </table:table-row>
        <table:table-row table:style-name="ro1">
          <table:table-cell office:value-type="float" office:value="72.13" calcext:value-type="float">
            <text:p>72,13</text:p>
          </table:table-cell>
          <table:table-cell office:value-type="float" office:value="10.02" calcext:value-type="float">
            <text:p>10,02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5.35" calcext:value-type="float">
            <text:p>55,35</text:p>
          </table:table-cell>
          <table:table-cell office:value-type="float" office:value="0.000002070033" calcext:value-type="float">
            <text:p>0,00000207</text:p>
          </table:table-cell>
          <table:table-cell table:number-columns-repeated="20"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9.98" calcext:value-type="float">
            <text:p>9,98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4.19" calcext:value-type="float">
            <text:p>54,19</text:p>
          </table:table-cell>
          <table:table-cell office:value-type="float" office:value="0.000004045029" calcext:value-type="float">
            <text:p>0,000004045</text:p>
          </table:table-cell>
          <table:table-cell table:number-columns-repeated="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33" calcext:value-type="float">
            <text:p>86,33</text:p>
          </table:table-cell>
          <table:table-cell table:style-name="ce2" office:value-type="float" office:value="50.6" calcext:value-type="float">
            <text:p>50,6</text:p>
          </table:table-cell>
          <table:table-cell table:style-name="ce2" office:value-type="float" office:value="0.0004491314" calcext:value-type="float">
            <text:p>0,000449131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3:.A57])" office:value-type="float" office:value="68.402" calcext:value-type="float">
            <text:p>68,402</text:p>
          </table:table-cell>
          <table:table-cell table:formula="of:=AVERAGEA(['2000 cons'.B53:.B57])" office:value-type="float" office:value="11.654" calcext:value-type="float">
            <text:p>11,654</text:p>
          </table:table-cell>
          <table:table-cell table:formula="of:=AVERAGEA(['2000 cons'.C53:.C57])" office:value-type="float" office:value="0.396" calcext:value-type="float">
            <text:p>0,396</text:p>
          </table:table-cell>
          <table:table-cell table:formula="of:=AVERAGEA(['2000 cons'.D53:.D57])" office:value-type="float" office:value="86.398" calcext:value-type="float">
            <text:p>86,398</text:p>
          </table:table-cell>
          <table:table-cell table:formula="of:=AVERAGEA(['2000 cons'.E53:.E57])" office:value-type="float" office:value="49.132" calcext:value-type="float">
            <text:p>49,132</text:p>
          </table:table-cell>
          <table:table-cell table:formula="of:=AVERAGEA(['2000 cons'.F53:.F57])" office:value-type="float" office:value="0.0004445847" calcext:value-type="float">
            <text:p>0,0004445847</text:p>
          </table:table-cell>
          <table:table-cell table:formula="of:=STDEV(['2000 cons'.A53:.A57])" office:value-type="float" office:value="6.73584590085017" calcext:value-type="float">
            <text:p>6,7358459009</text:p>
          </table:table-cell>
          <table:table-cell table:formula="of:=STDEV(['2000 cons'.B53:.B57])" office:value-type="float" office:value="1.7138348811948" calcext:value-type="float">
            <text:p>1,7138348812</text:p>
          </table:table-cell>
          <table:table-cell table:formula="of:=STDEV(['2000 cons'.C53:.C57])" office:value-type="float" office:value="0.0336154726279432" calcext:value-type="float">
            <text:p>0,0336154726</text:p>
          </table:table-cell>
          <table:table-cell table:formula="of:=STDEV(['2000 cons'.D53:.D57])" office:value-type="float" office:value="1.51613653738705" calcext:value-type="float">
            <text:p>1,5161365374</text:p>
          </table:table-cell>
          <table:table-cell table:formula="of:=STDEV(['2000 cons'.E53:.E57])" office:value-type="float" office:value="3.8109801888753" calcext:value-type="float">
            <text:p>3,8109801889</text:p>
          </table:table-cell>
          <table:table-cell table:formula="of:=STDEV(['2000 cons'.F53:.F57])" office:value-type="float" office:value="0.000231944267830076" calcext:value-type="float">
            <text:p>0,0002319443</text:p>
          </table:table-cell>
          <table:table-cell/>
        </table:table-row>
        <table:table-row table:style-name="ro1">
          <table:table-cell office:value-type="float" office:value="69.7" calcext:value-type="float">
            <text:p>69,7</text:p>
          </table:table-cell>
          <table:table-cell office:value-type="float" office:value="11.61" calcext:value-type="float">
            <text:p>11,61</text:p>
          </table:table-cell>
          <table:table-cell office:value-type="float" office:value="0.4" calcext:value-type="float">
            <text:p>0,4</text:p>
          </table:table-cell>
          <table:table-cell office:value-type="float" office:value="86.33" calcext:value-type="float">
            <text:p>86,33</text:p>
          </table:table-cell>
          <table:table-cell office:value-type="float" office:value="52.87" calcext:value-type="float">
            <text:p>52,87</text:p>
          </table:table-cell>
          <table:table-cell office:value-type="float" office:value="0.0001938778" calcext:value-type="float">
            <text:p>0,0001938778</text:p>
          </table:table-cell>
          <table:table-cell table:number-columns-repeated="20"/>
        </table:table-row>
        <table:table-row table:style-name="ro1">
          <table:table-cell office:value-type="float" office:value="59.02" calcext:value-type="float">
            <text:p>59,02</text:p>
          </table:table-cell>
          <table:table-cell office:value-type="float" office:value="9.46" calcext:value-type="float">
            <text:p>9,46</text:p>
          </table:table-cell>
          <table:table-cell office:value-type="float" office:value="0.41" calcext:value-type="float">
            <text:p>0,41</text:p>
          </table:table-cell>
          <table:table-cell office:value-type="float" office:value="87.33" calcext:value-type="float">
            <text:p>87,33</text:p>
          </table:table-cell>
          <table:table-cell office:value-type="float" office:value="48.65" calcext:value-type="float">
            <text:p>48,65</text:p>
          </table:table-cell>
          <table:table-cell office:value-type="float" office:value="0.0008144883" calcext:value-type="float">
            <text:p>0,000814488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73" calcext:value-type="float">
            <text:p>10,73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.68" calcext:value-type="float">
            <text:p>50,68</text:p>
          </table:table-cell>
          <table:table-cell office:value-type="float" office:value="0.0003201308" calcext:value-type="float">
            <text:p>0,0003201308</text:p>
          </table:table-cell>
          <table:table-cell table:number-columns-repeated="20"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13.97" calcext:value-type="float">
            <text:p>13,97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2.86" calcext:value-type="float">
            <text:p>42,86</text:p>
          </table:table-cell>
          <table:table-cell office:value-type="float" office:value="0.0004452952" calcext:value-type="float">
            <text:p>0,0004452952</text:p>
          </table:table-cell>
          <table:table-cell table:number-columns-repeated="20"/>
        </table:table-row>
        <table:table-row table:style-name="ro1">
          <table:table-cell table:style-name="ce2" office:value-type="float" office:value="64.91" calcext:value-type="float">
            <text:p>64,91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5" calcext:value-type="float">
            <text:p>89,5</text:p>
          </table:table-cell>
          <table:table-cell table:style-name="ce2" office:value-type="float" office:value="54.01" calcext:value-type="float">
            <text:p>54,01</text:p>
          </table:table-cell>
          <table:table-cell table:style-name="ce2" office:value-type="float" office:value="0.05858577" calcext:value-type="float">
            <text:p>0,058585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8:.A62])" office:value-type="float" office:value="64.984" calcext:value-type="float">
            <text:p>64,984</text:p>
          </table:table-cell>
          <table:table-cell table:formula="of:=AVERAGEA(['2000 cons'.B58:.B62])" office:value-type="float" office:value="13.844" calcext:value-type="float">
            <text:p>13,844</text:p>
          </table:table-cell>
          <table:table-cell table:formula="of:=AVERAGEA(['2000 cons'.C58:.C62])" office:value-type="float" office:value="0.396" calcext:value-type="float">
            <text:p>0,396</text:p>
          </table:table-cell>
          <table:table-cell table:formula="of:=AVERAGEA(['2000 cons'.D58:.D62])" office:value-type="float" office:value="84.068" calcext:value-type="float">
            <text:p>84,068</text:p>
          </table:table-cell>
          <table:table-cell table:formula="of:=AVERAGEA(['2000 cons'.E58:.E62])" office:value-type="float" office:value="48.244" calcext:value-type="float">
            <text:p>48,244</text:p>
          </table:table-cell>
          <table:table-cell table:formula="of:=AVERAGEA(['2000 cons'.F58:.F62])" office:value-type="float" office:value="0.046586222" calcext:value-type="float">
            <text:p>0,046586222</text:p>
          </table:table-cell>
          <table:table-cell table:formula="of:=STDEV(['2000 cons'.A58:.A62])" office:value-type="float" office:value="11.4717993357625" calcext:value-type="float">
            <text:p>11,4717993358</text:p>
          </table:table-cell>
          <table:table-cell table:formula="of:=STDEV(['2000 cons'.B58:.B62])" office:value-type="float" office:value="10.6367443327364" calcext:value-type="float">
            <text:p>10,6367443327</text:p>
          </table:table-cell>
          <table:table-cell table:formula="of:=STDEV(['2000 cons'.C58:.C62])" office:value-type="float" office:value="0.143979165159408" calcext:value-type="float">
            <text:p>0,1439791652</text:p>
          </table:table-cell>
          <table:table-cell table:formula="of:=STDEV(['2000 cons'.D58:.D62])" office:value-type="float" office:value="10.579017912831" calcext:value-type="float">
            <text:p>10,5790179128</text:p>
          </table:table-cell>
          <table:table-cell table:formula="of:=STDEV(['2000 cons'.E58:.E62])" office:value-type="float" office:value="15.2480369228304" calcext:value-type="float">
            <text:p>15,2480369228</text:p>
          </table:table-cell>
          <table:table-cell table:formula="of:=STDEV(['2000 cons'.F58:.F62])" office:value-type="float" office:value="0.00893141380028773" calcext:value-type="float">
            <text:p>0,0089314138</text:p>
          </table:table-cell>
          <table:table-cell/>
        </table:table-row>
        <table:table-row table:style-name="ro1">
          <table:table-cell office:value-type="float" office:value="78.33" calcext:value-type="float">
            <text:p>78,33</text:p>
          </table:table-cell>
          <table:table-cell office:value-type="float" office:value="10.56" calcext:value-type="float">
            <text:p>10,56</text:p>
          </table:table-cell>
          <table:table-cell office:value-type="float" office:value="0.45" calcext:value-type="float">
            <text:p>0,45</text:p>
          </table:table-cell>
          <table:table-cell office:value-type="float" office:value="88.33" calcext:value-type="float">
            <text:p>88,33</text:p>
          </table:table-cell>
          <table:table-cell office:value-type="float" office:value="57.32" calcext:value-type="float">
            <text:p>57,32</text:p>
          </table:table-cell>
          <table:table-cell office:value-type="float" office:value="0.04447217" calcext:value-type="float">
            <text:p>0,04447217</text:p>
          </table:table-cell>
          <table:table-cell table:number-columns-repeated="20"/>
        </table:table-row>
        <table:table-row table:style-name="ro1">
          <table:table-cell office:value-type="float" office:value="67.21" calcext:value-type="float">
            <text:p>67,21</text:p>
          </table:table-cell>
          <table:table-cell office:value-type="float" office:value="8.35" calcext:value-type="float">
            <text:p>8,35</text:p>
          </table:table-cell>
          <table:table-cell office:value-type="float" office:value="0.47" calcext:value-type="float">
            <text:p>0,47</text:p>
          </table:table-cell>
          <table:table-cell office:value-type="float" office:value="89.17" calcext:value-type="float">
            <text:p>89,17</text:p>
          </table:table-cell>
          <table:table-cell office:value-type="float" office:value="55.78" calcext:value-type="float">
            <text:p>55,78</text:p>
          </table:table-cell>
          <table:table-cell office:value-type="float" office:value="0.0409812" calcext:value-type="float">
            <text:p>0,0409812</text:p>
          </table:table-cell>
          <table:table-cell table:number-columns-repeated="20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32.78" calcext:value-type="float">
            <text:p>32,78</text:p>
          </table:table-cell>
          <table:table-cell office:value-type="float" office:value="0.14" calcext:value-type="float">
            <text:p>0,14</text:p>
          </table:table-cell>
          <table:table-cell office:value-type="float" office:value="65.17" calcext:value-type="float">
            <text:p>65,17</text:p>
          </table:table-cell>
          <table:table-cell office:value-type="float" office:value="21.13" calcext:value-type="float">
            <text:p>21,13</text:p>
          </table:table-cell>
          <table:table-cell office:value-type="float" office:value="0.03638234" calcext:value-type="float">
            <text:p>0,03638234</text:p>
          </table:table-cell>
          <table:table-cell table:number-columns-repeated="20"/>
        </table:table-row>
        <table:table-row table:style-name="ro1">
          <table:table-cell office:value-type="float" office:value="67.8" calcext:value-type="float">
            <text:p>67,8</text:p>
          </table:table-cell>
          <table:table-cell office:value-type="float" office:value="9.61" calcext:value-type="float">
            <text:p>9,61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2.98" calcext:value-type="float">
            <text:p>52,98</text:p>
          </table:table-cell>
          <table:table-cell office:value-type="float" office:value="0.05250963" calcext:value-type="float">
            <text:p>0,05250963</text:p>
          </table:table-cell>
          <table:table-cell table:number-columns-repeated="20"/>
        </table:table-row>
        <table:table-row table:style-name="ro1">
          <table:table-cell table:style-name="ce2" office:value-type="float" office:value="79.69" calcext:value-type="float">
            <text:p>79,69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5" calcext:value-type="float">
            <text:p>91,5</text:p>
          </table:table-cell>
          <table:table-cell table:style-name="ce2" office:value-type="float" office:value="66.67" calcext:value-type="float">
            <text:p>66,67</text:p>
          </table:table-cell>
          <table:table-cell table:style-name="ce2" office:value-type="float" office:value="0.04081766" calcext:value-type="float">
            <text:p>0,040817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3:.A67])" office:value-type="float" office:value="70.212" calcext:value-type="float">
            <text:p>70,212</text:p>
          </table:table-cell>
          <table:table-cell table:formula="of:=AVERAGEA(['2000 cons'.B63:.B67])" office:value-type="float" office:value="8.57" calcext:value-type="float">
            <text:p>8,57</text:p>
          </table:table-cell>
          <table:table-cell table:formula="of:=AVERAGEA(['2000 cons'.C63:.C67])" office:value-type="float" office:value="0.484" calcext:value-type="float">
            <text:p>0,484</text:p>
          </table:table-cell>
          <table:table-cell table:formula="of:=AVERAGEA(['2000 cons'.D63:.D67])" office:value-type="float" office:value="89.234" calcext:value-type="float">
            <text:p>89,234</text:p>
          </table:table-cell>
          <table:table-cell table:formula="of:=AVERAGEA(['2000 cons'.E63:.E67])" office:value-type="float" office:value="57.824" calcext:value-type="float">
            <text:p>57,824</text:p>
          </table:table-cell>
          <table:table-cell table:formula="of:=AVERAGEA(['2000 cons'.F63:.F67])" office:value-type="float" office:value="0.035311968" calcext:value-type="float">
            <text:p>0,035311968</text:p>
          </table:table-cell>
          <table:table-cell table:formula="of:=STDEV(['2000 cons'.A63:.A67])" office:value-type="float" office:value="8.81132623388783" calcext:value-type="float">
            <text:p>8,8113262339</text:p>
          </table:table-cell>
          <table:table-cell table:formula="of:=STDEV(['2000 cons'.B63:.B67])" office:value-type="float" office:value="2.24718713061463" calcext:value-type="float">
            <text:p>2,2471871306</text:p>
          </table:table-cell>
          <table:table-cell table:formula="of:=STDEV(['2000 cons'.C63:.C67])" office:value-type="float" office:value="0.0712741187248219" calcext:value-type="float">
            <text:p>0,0712741187</text:p>
          </table:table-cell>
          <table:table-cell table:formula="of:=STDEV(['2000 cons'.D63:.D67])" office:value-type="float" office:value="2.23243812904188" calcext:value-type="float">
            <text:p>2,232438129</text:p>
          </table:table-cell>
          <table:table-cell table:formula="of:=STDEV(['2000 cons'.E63:.E67])" office:value-type="float" office:value="6.68407286016543" calcext:value-type="float">
            <text:p>6,6840728602</text:p>
          </table:table-cell>
          <table:table-cell table:formula="of:=STDEV(['2000 cons'.F63:.F67])" office:value-type="float" office:value="0.00859999122011877" calcext:value-type="float">
            <text:p>0,0085999912</text:p>
          </table:table-cell>
          <table:table-cell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6.07" calcext:value-type="float">
            <text:p>6,07</text:p>
          </table:table-cell>
          <table:table-cell office:value-type="float" office:value="0.54" calcext:value-type="float">
            <text:p>0,54</text:p>
          </table:table-cell>
          <table:table-cell office:value-type="float" office:value="91.17" calcext:value-type="float">
            <text:p>91,17</text:p>
          </table:table-cell>
          <table:table-cell office:value-type="float" office:value="57.6" calcext:value-type="float">
            <text:p>57,6</text:p>
          </table:table-cell>
          <table:table-cell office:value-type="float" office:value="0.02362121" calcext:value-type="float">
            <text:p>0,02362121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7" calcext:value-type="float">
            <text:p>10,47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60.12" calcext:value-type="float">
            <text:p>60,12</text:p>
          </table:table-cell>
          <table:table-cell office:value-type="float" office:value="0.03541107" calcext:value-type="float">
            <text:p>0,03541107</text:p>
          </table:table-cell>
          <table:table-cell table:number-columns-repeated="20"/>
        </table:table-row>
        <table:table-row table:style-name="ro1">
          <table:table-cell office:value-type="float" office:value="62.9" calcext:value-type="float">
            <text:p>62,9</text:p>
          </table:table-cell>
          <table:table-cell office:value-type="float" office:value="11.34" calcext:value-type="float">
            <text:p>11,34</text:p>
          </table:table-cell>
          <table:table-cell office:value-type="float" office:value="0.38" calcext:value-type="float">
            <text:p>0,38</text:p>
          </table:table-cell>
          <table:table-cell office:value-type="float" office:value="86" calcext:value-type="float">
            <text:p>86</text:p>
          </table:table-cell>
          <table:table-cell office:value-type="float" office:value="48.15" calcext:value-type="float">
            <text:p>48,15</text:p>
          </table:table-cell>
          <table:table-cell office:value-type="float" office:value="0.04578205" calcext:value-type="float">
            <text:p>0,04578205</text:p>
          </table:table-cell>
          <table:table-cell table:number-columns-repeated="20"/>
        </table:table-row>
        <table:table-row table:style-name="ro1">
          <table:table-cell office:value-type="float" office:value="64.18" calcext:value-type="float">
            <text:p>64,18</text:p>
          </table:table-cell>
          <table:table-cell office:value-type="float" office:value="7.88" calcext:value-type="float">
            <text:p>7,88</text:p>
          </table:table-cell>
          <table:table-cell office:value-type="float" office:value="0.48" calcext:value-type="float">
            <text:p>0,48</text:p>
          </table:table-cell>
          <table:table-cell office:value-type="float" office:value="89" calcext:value-type="float">
            <text:p>89</text:p>
          </table:table-cell>
          <table:table-cell office:value-type="float" office:value="56.58" calcext:value-type="float">
            <text:p>56,58</text:p>
          </table:table-cell>
          <table:table-cell office:value-type="float" office:value="0.03092785" calcext:value-type="float">
            <text:p>0,03092785</text:p>
          </table:table-cell>
          <table:table-cell table:number-columns-repeated="20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2.57" calcext:value-type="float">
            <text:p>12,5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.17" calcext:value-type="float">
            <text:p>85,17</text:p>
          </table:table-cell>
          <table:table-cell table:style-name="ce2" office:value-type="float" office:value="46.06" calcext:value-type="float">
            <text:p>46,06</text:p>
          </table:table-cell>
          <table:table-cell table:style-name="ce2" office:value-type="float" office:value="0.0001557059" calcext:value-type="float">
            <text:p>0,00015570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8:.A72])" office:value-type="float" office:value="72.24" calcext:value-type="float">
            <text:p>72,24</text:p>
          </table:table-cell>
          <table:table-cell table:formula="of:=AVERAGEA(['2000 cons'.B68:.B72])" office:value-type="float" office:value="9.802" calcext:value-type="float">
            <text:p>9,802</text:p>
          </table:table-cell>
          <table:table-cell table:formula="of:=AVERAGEA(['2000 cons'.C68:.C72])" office:value-type="float" office:value="0.456" calcext:value-type="float">
            <text:p>0,456</text:p>
          </table:table-cell>
          <table:table-cell table:formula="of:=AVERAGEA(['2000 cons'.D68:.D72])" office:value-type="float" office:value="88.434" calcext:value-type="float">
            <text:p>88,434</text:p>
          </table:table-cell>
          <table:table-cell table:formula="of:=AVERAGEA(['2000 cons'.E68:.E72])" office:value-type="float" office:value="55.392" calcext:value-type="float">
            <text:p>55,392</text:p>
          </table:table-cell>
          <table:table-cell table:formula="of:=AVERAGEA(['2000 cons'.F68:.F72])" office:value-type="float" office:value="0.000072187012" calcext:value-type="float">
            <text:p>0,000072187</text:p>
          </table:table-cell>
          <table:table-cell table:formula="of:=STDEV(['2000 cons'.A68:.A72])" office:value-type="float" office:value="5.66307337052947" calcext:value-type="float">
            <text:p>5,6630733705</text:p>
          </table:table-cell>
          <table:table-cell table:formula="of:=STDEV(['2000 cons'.B68:.B72])" office:value-type="float" office:value="1.9823143040396" calcext:value-type="float">
            <text:p>1,982314304</text:p>
          </table:table-cell>
          <table:table-cell table:formula="of:=STDEV(['2000 cons'.C68:.C72])" office:value-type="float" office:value="0.0610737259384099" calcext:value-type="float">
            <text:p>0,0610737259</text:p>
          </table:table-cell>
          <table:table-cell table:formula="of:=STDEV(['2000 cons'.D68:.D72])" office:value-type="float" office:value="2.04785985848641" calcext:value-type="float">
            <text:p>2,0478598585</text:p>
          </table:table-cell>
          <table:table-cell table:formula="of:=STDEV(['2000 cons'.E68:.E72])" office:value-type="float" office:value="5.48246933415956" calcext:value-type="float">
            <text:p>5,4824693342</text:p>
          </table:table-cell>
          <table:table-cell table:formula="of:=STDEV(['2000 cons'.F68:.F72])" office:value-type="float" office:value="0.0000561158377491023" calcext:value-type="float">
            <text:p>5,61158377491023E-05</text:p>
          </table:table-cell>
          <table:table-cell/>
        </table:table-row>
        <table:table-row table:style-name="ro1">
          <table:table-cell office:value-type="float" office:value="71.93" calcext:value-type="float">
            <text:p>71,93</text:p>
          </table:table-cell>
          <table:table-cell office:value-type="float" office:value="7.18" calcext:value-type="float">
            <text:p>7,18</text:p>
          </table:table-cell>
          <table:table-cell office:value-type="float" office:value="0.53" calcext:value-type="float">
            <text:p>0,53</text:p>
          </table:table-cell>
          <table:table-cell office:value-type="float" office:value="90.83" calcext:value-type="float">
            <text:p>90,83</text:p>
          </table:table-cell>
          <table:table-cell office:value-type="float" office:value="59.85" calcext:value-type="float">
            <text:p>59,85</text:p>
          </table:table-cell>
          <table:table-cell office:value-type="float" office:value="0.00001991697" calcext:value-type="float">
            <text:p>0,000019917</text:p>
          </table:table-cell>
          <table:table-cell table:number-columns-repeated="20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6.96" calcext:value-type="float">
            <text:p>56,96</text:p>
          </table:table-cell>
          <table:table-cell office:value-type="float" office:value="0.0001031058" calcext:value-type="float">
            <text:p>0,0001031058</text:p>
          </table:table-cell>
          <table:table-cell table:number-columns-repeated="20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8.87" calcext:value-type="float">
            <text:p>8,87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5.41" calcext:value-type="float">
            <text:p>55,41</text:p>
          </table:table-cell>
          <table:table-cell office:value-type="float" office:value="0.00004116735" calcext:value-type="float">
            <text:p>4,116735E-05</text:p>
          </table:table-cell>
          <table:table-cell table:number-columns-repeated="20"/>
        </table:table-row>
        <table:table-row table:style-name="ro1">
          <table:table-cell office:value-type="float" office:value="77.78" calcext:value-type="float">
            <text:p>77,78</text:p>
          </table:table-cell>
          <table:table-cell office:value-type="float" office:value="10.24" calcext:value-type="float">
            <text:p>10,24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8.68" calcext:value-type="float">
            <text:p>58,68</text:p>
          </table:table-cell>
          <table:table-cell office:value-type="float" office:value="0.00004103904" calcext:value-type="float">
            <text:p>0,000041039</text:p>
          </table:table-cell>
          <table:table-cell table:number-columns-repeated="20"/>
        </table:table-row>
        <table:table-row table:style-name="ro1">
          <table:table-cell table:style-name="ce2" office:value-type="float" office:value="74.6" calcext:value-type="float">
            <text:p>74,6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67" calcext:value-type="float">
            <text:p>89,67</text:p>
          </table:table-cell>
          <table:table-cell table:style-name="ce2" office:value-type="float" office:value="60.26" calcext:value-type="float">
            <text:p>60,26</text:p>
          </table:table-cell>
          <table:table-cell table:style-name="ce2" office:value-type="float" office:value="0.002481623" calcext:value-type="float">
            <text:p>0,0024816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3:.A77])" office:value-type="float" office:value="68.248" calcext:value-type="float">
            <text:p>68,248</text:p>
          </table:table-cell>
          <table:table-cell table:formula="of:=AVERAGEA(['2000 cons'.B73:.B77])" office:value-type="float" office:value="9.16" calcext:value-type="float">
            <text:p>9,16</text:p>
          </table:table-cell>
          <table:table-cell table:formula="of:=AVERAGEA(['2000 cons'.C73:.C77])" office:value-type="float" office:value="0.468" calcext:value-type="float">
            <text:p>0,468</text:p>
          </table:table-cell>
          <table:table-cell table:formula="of:=AVERAGEA(['2000 cons'.D73:.D77])" office:value-type="float" office:value="88.702" calcext:value-type="float">
            <text:p>88,702</text:p>
          </table:table-cell>
          <table:table-cell table:formula="of:=AVERAGEA(['2000 cons'.E73:.E77])" office:value-type="float" office:value="54.594" calcext:value-type="float">
            <text:p>54,594</text:p>
          </table:table-cell>
          <table:table-cell table:formula="of:=AVERAGEA(['2000 cons'.F73:.F77])" office:value-type="float" office:value="0.00161868402" calcext:value-type="float">
            <text:p>0,001618684</text:p>
          </table:table-cell>
          <table:table-cell table:formula="of:=STDEV(['2000 cons'.A73:.A77])" office:value-type="float" office:value="5.53447106777152" calcext:value-type="float">
            <text:p>5,5344710678</text:p>
          </table:table-cell>
          <table:table-cell table:formula="of:=STDEV(['2000 cons'.B73:.B77])" office:value-type="float" office:value="3.33039787412856" calcext:value-type="float">
            <text:p>3,3303978741</text:p>
          </table:table-cell>
          <table:table-cell table:formula="of:=STDEV(['2000 cons'.C73:.C77])" office:value-type="float" office:value="0.0756306816047562" calcext:value-type="float">
            <text:p>0,0756306816</text:p>
          </table:table-cell>
          <table:table-cell table:formula="of:=STDEV(['2000 cons'.D73:.D77])" office:value-type="float" office:value="2.88879213513191" calcext:value-type="float">
            <text:p>2,8887921351</text:p>
          </table:table-cell>
          <table:table-cell table:formula="of:=STDEV(['2000 cons'.E73:.E77])" office:value-type="float" office:value="3.71685081756048" calcext:value-type="float">
            <text:p>3,7168508176</text:p>
          </table:table-cell>
          <table:table-cell table:formula="of:=STDEV(['2000 cons'.F73:.F77])" office:value-type="float" office:value="0.000947818758623431" calcext:value-type="float">
            <text:p>0,0009478188</text:p>
          </table:table-cell>
          <table:table-cell/>
        </table:table-row>
        <table:table-row table:style-name="ro1">
          <table:table-cell office:value-type="float" office:value="61.82" calcext:value-type="float">
            <text:p>61,82</text:p>
          </table:table-cell>
          <table:table-cell office:value-type="float" office:value="6.42" calcext:value-type="float">
            <text:p>6,42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01426391" calcext:value-type="float">
            <text:p>0,001426391</text:p>
          </table:table-cell>
          <table:table-cell table:number-columns-repeated="20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11.28" calcext:value-type="float">
            <text:p>11,28</text:p>
          </table:table-cell>
          <table:table-cell office:value-type="float" office:value="0.41" calcext:value-type="float">
            <text:p>0,41</text:p>
          </table:table-cell>
          <table:table-cell office:value-type="float" office:value="86.83" calcext:value-type="float">
            <text:p>86,83</text:p>
          </table:table-cell>
          <table:table-cell office:value-type="float" office:value="50.93" calcext:value-type="float">
            <text:p>50,93</text:p>
          </table:table-cell>
          <table:table-cell office:value-type="float" office:value="0.0008716377" calcext:value-type="float">
            <text:p>0,0008716377</text:p>
          </table:table-cell>
          <table:table-cell table:number-columns-repeated="20"/>
        </table:table-row>
        <table:table-row table:style-name="ro1">
          <table:table-cell office:value-type="float" office:value="72.06" calcext:value-type="float">
            <text:p>72,06</text:p>
          </table:table-cell>
          <table:table-cell office:value-type="float" office:value="13.72" calcext:value-type="float">
            <text:p>13,72</text:p>
          </table:table-cell>
          <table:table-cell office:value-type="float" office:value="0.37" calcext:value-type="float">
            <text:p>0,37</text:p>
          </table:table-cell>
          <table:table-cell office:value-type="float" office:value="84.67" calcext:value-type="float">
            <text:p>84,67</text:p>
          </table:table-cell>
          <table:table-cell office:value-type="float" office:value="51.58" calcext:value-type="float">
            <text:p>51,58</text:p>
          </table:table-cell>
          <table:table-cell office:value-type="float" office:value="0.002717734" calcext:value-type="float">
            <text:p>0,002717734</text:p>
          </table:table-cell>
          <table:table-cell table:number-columns-repeated="20"/>
        </table:table-row>
        <table:table-row table:style-name="ro1">
          <table:table-cell office:value-type="float" office:value="63.27" calcext:value-type="float">
            <text:p>63,27</text:p>
          </table:table-cell>
          <table:table-cell office:value-type="float" office:value="5.81" calcext:value-type="float">
            <text:p>5,81</text:p>
          </table:table-cell>
          <table:table-cell office:value-type="float" office:value="0.55" calcext:value-type="float">
            <text:p>0,55</text:p>
          </table:table-cell>
          <table:table-cell office:value-type="float" office:value="91.67" calcext:value-type="float">
            <text:p>91,67</text:p>
          </table:table-cell>
          <table:table-cell office:value-type="float" office:value="55.36" calcext:value-type="float">
            <text:p>55,36</text:p>
          </table:table-cell>
          <table:table-cell office:value-type="float" office:value="0.0005960344" calcext:value-type="float">
            <text:p>0,0005960344</text:p>
          </table:table-cell>
          <table:table-cell table:number-columns-repeated="20"/>
        </table:table-row>
        <table:table-row table:style-name="ro1">
          <table:table-cell table:style-name="ce2" office:value-type="float" office:value="68.12" calcext:value-type="float">
            <text:p>68,12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7.83" calcext:value-type="float">
            <text:p>87,83</text:p>
          </table:table-cell>
          <table:table-cell table:style-name="ce2" office:value-type="float" office:value="56.29" calcext:value-type="float">
            <text:p>56,29</text:p>
          </table:table-cell>
          <table:table-cell table:style-name="ce2" office:value-type="float" office:value="0.05406241" calcext:value-type="float">
            <text:p>0,0540624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8:.A82])" office:value-type="float" office:value="67.7" calcext:value-type="float">
            <text:p>67,7</text:p>
          </table:table-cell>
          <table:table-cell table:formula="of:=AVERAGEA(['2000 cons'.B78:.B82])" office:value-type="float" office:value="8.07" calcext:value-type="float">
            <text:p>8,07</text:p>
          </table:table-cell>
          <table:table-cell table:formula="of:=AVERAGEA(['2000 cons'.C78:.C82])" office:value-type="float" office:value="0.488" calcext:value-type="float">
            <text:p>0,488</text:p>
          </table:table-cell>
          <table:table-cell table:formula="of:=AVERAGEA(['2000 cons'.D78:.D82])" office:value-type="float" office:value="89.466" calcext:value-type="float">
            <text:p>89,466</text:p>
          </table:table-cell>
          <table:table-cell table:formula="of:=AVERAGEA(['2000 cons'.E78:.E82])" office:value-type="float" office:value="56.984" calcext:value-type="float">
            <text:p>56,984</text:p>
          </table:table-cell>
          <table:table-cell table:formula="of:=AVERAGEA(['2000 cons'.F78:.F82])" office:value-type="float" office:value="0.04962172" calcext:value-type="float">
            <text:p>0,04962172</text:p>
          </table:table-cell>
          <table:table-cell table:formula="of:=STDEV(['2000 cons'.A78:.A82])" office:value-type="float" office:value="3.71194692849992" calcext:value-type="float">
            <text:p>3,7119469285</text:p>
          </table:table-cell>
          <table:table-cell table:formula="of:=STDEV(['2000 cons'.B78:.B82])" office:value-type="float" office:value="1.72916164657906" calcext:value-type="float">
            <text:p>1,7291616466</text:p>
          </table:table-cell>
          <table:table-cell table:formula="of:=STDEV(['2000 cons'.C78:.C82])" office:value-type="float" office:value="0.0496990945591567" calcext:value-type="float">
            <text:p>0,0496990946</text:p>
          </table:table-cell>
          <table:table-cell table:formula="of:=STDEV(['2000 cons'.D78:.D82])" office:value-type="float" office:value="1.46636625711314" calcext:value-type="float">
            <text:p>1,4663662571</text:p>
          </table:table-cell>
          <table:table-cell table:formula="of:=STDEV(['2000 cons'.E78:.E82])" office:value-type="float" office:value="1.92594911666949" calcext:value-type="float">
            <text:p>1,9259491167</text:p>
          </table:table-cell>
          <table:table-cell table:formula="of:=STDEV(['2000 cons'.F78:.F82])" office:value-type="float" office:value="0.00529493407349894" calcext:value-type="float">
            <text:p>0,0052949341</text:p>
          </table:table-cell>
          <table:table-cell/>
        </table:table-row>
        <table:table-row table:style-name="ro1">
          <table:table-cell office:value-type="float" office:value="64.91" calcext:value-type="float">
            <text:p>64,91</text:p>
          </table:table-cell>
          <table:table-cell office:value-type="float" office:value="7.92" calcext:value-type="float">
            <text:p>7,92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4578383" calcext:value-type="float">
            <text:p>0,04578383</text:p>
          </table:table-cell>
          <table:table-cell table:number-columns-repeated="20"/>
        </table:table-row>
        <table:table-row table:style-name="ro1">
          <table:table-cell office:value-type="float" office:value="63.16" calcext:value-type="float">
            <text:p>63,16</text:p>
          </table:table-cell>
          <table:table-cell office:value-type="float" office:value="5.34" calcext:value-type="float">
            <text:p>5,34</text:p>
          </table:table-cell>
          <table:table-cell office:value-type="float" office:value="0.57" calcext:value-type="float">
            <text:p>0,57</text:p>
          </table:table-cell>
          <table:table-cell office:value-type="float" office:value="91.67" calcext:value-type="float">
            <text:p>91,67</text:p>
          </table:table-cell>
          <table:table-cell office:value-type="float" office:value="59.02" calcext:value-type="float">
            <text:p>59,02</text:p>
          </table:table-cell>
          <table:table-cell office:value-type="float" office:value="0.0422324" calcext:value-type="float">
            <text:p>0,0422324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6" calcext:value-type="float">
            <text:p>7,96</text:p>
          </table:table-cell>
          <table:table-cell office:value-type="float" office:value="0.49" calcext:value-type="float">
            <text:p>0,49</text:p>
          </table:table-cell>
          <table:table-cell office:value-type="float" office:value="89.83" calcext:value-type="float">
            <text:p>89,83</text:p>
          </table:table-cell>
          <table:table-cell office:value-type="float" office:value="57.93" calcext:value-type="float">
            <text:p>57,93</text:p>
          </table:table-cell>
          <table:table-cell office:value-type="float" office:value="0.05319623" calcext:value-type="float">
            <text:p>0,05319623</text:p>
          </table:table-cell>
          <table:table-cell table:number-columns-repeated="20"/>
        </table:table-row>
        <table:table-row table:style-name="ro1">
          <table:table-cell office:value-type="float" office:value="72.31" calcext:value-type="float">
            <text:p>72,31</text:p>
          </table:table-cell>
          <table:table-cell office:value-type="float" office:value="9.53" calcext:value-type="float">
            <text:p>9,53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7.67" calcext:value-type="float">
            <text:p>57,67</text:p>
          </table:table-cell>
          <table:table-cell office:value-type="float" office:value="0.05283373" calcext:value-type="float">
            <text:p>0,05283373</text:p>
          </table:table-cell>
          <table:table-cell table:number-columns-repeated="20"/>
        </table:table-row>
        <table:table-row table:style-name="ro1">
          <table:table-cell table:style-name="ce2" office:value-type="float" office:value="74.83" calcext:value-type="float">
            <text:p>74,83</text:p>
          </table:table-cell>
          <table:table-cell table:style-name="ce2" office:value-type="float" office:value="9.78" calcext:value-type="float">
            <text:p>9,7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75" calcext:value-type="float">
            <text:p>88,75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0.003956421" calcext:value-type="float">
            <text:p>0,0039564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3:.A87])" office:value-type="float" office:value="76.395" calcext:value-type="float">
            <text:p>76,395</text:p>
          </table:table-cell>
          <table:table-cell table:formula="of:=AVERAGEA(['2000 cons'.B83:.B87])" office:value-type="float" office:value="10.915" calcext:value-type="float">
            <text:p>10,915</text:p>
          </table:table-cell>
          <table:table-cell table:formula="of:=AVERAGEA(['2000 cons'.C83:.C87])" office:value-type="float" office:value="0.44" calcext:value-type="float">
            <text:p>0,44</text:p>
          </table:table-cell>
          <table:table-cell table:formula="of:=AVERAGEA(['2000 cons'.D83:.D87])" office:value-type="float" office:value="87.825" calcext:value-type="float">
            <text:p>87,825</text:p>
          </table:table-cell>
          <table:table-cell table:formula="of:=AVERAGEA(['2000 cons'.E83:.E87])" office:value-type="float" office:value="55.655" calcext:value-type="float">
            <text:p>55,655</text:p>
          </table:table-cell>
          <table:table-cell table:formula="of:=AVERAGEA(['2000 cons'.F83:.F87])" office:value-type="float" office:value="0.0039794435" calcext:value-type="float">
            <text:p>0,0039794435</text:p>
          </table:table-cell>
          <table:table-cell table:formula="of:=STDEV(['2000 cons'.A83:.A87])" office:value-type="float" office:value="2.21324422511389" calcext:value-type="float">
            <text:p>2,2132442251</text:p>
          </table:table-cell>
          <table:table-cell table:formula="of:=STDEV(['2000 cons'.B83:.B87])" office:value-type="float" office:value="1.60513239329346" calcext:value-type="float">
            <text:p>1,6051323933</text:p>
          </table:table-cell>
          <table:table-cell table:formula="of:=STDEV(['2000 cons'.C83:.C87])" office:value-type="float" office:value="0.0282842712474619" calcext:value-type="float">
            <text:p>0,0282842712</text:p>
          </table:table-cell>
          <table:table-cell table:formula="of:=STDEV(['2000 cons'.D83:.D87])" office:value-type="float" office:value="1.30814754519511" calcext:value-type="float">
            <text:p>1,3081475452</text:p>
          </table:table-cell>
          <table:table-cell table:formula="of:=STDEV(['2000 cons'.E83:.E87])" office:value-type="float" office:value="1.73241161390704" calcext:value-type="float">
            <text:p>1,7324116139</text:p>
          </table:table-cell>
          <table:table-cell table:formula="of:=STDEV(['2000 cons'.F83:.F87])" office:value-type="float" office:value="0.000032558731739735" calcext:value-type="float">
            <text:p>3,2558731739735E-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7.96" calcext:value-type="float">
            <text:p>77,96</text:p>
          </table:table-cell>
          <table:table-cell office:value-type="float" office:value="12.05" calcext:value-type="float">
            <text:p>12,05</text:p>
          </table:table-cell>
          <table:table-cell office:value-type="float" office:value="0.42" calcext:value-type="float">
            <text:p>0,42</text:p>
          </table:table-cell>
          <table:table-cell office:value-type="float" office:value="86.9" calcext:value-type="float">
            <text:p>86,9</text:p>
          </table:table-cell>
          <table:table-cell office:value-type="float" office:value="54.43" calcext:value-type="float">
            <text:p>54,43</text:p>
          </table:table-cell>
          <table:table-cell office:value-type="float" office:value="0.004002466" calcext:value-type="float">
            <text:p>0,004002466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4.59" calcext:value-type="float">
            <text:p>84,59</text:p>
          </table:table-cell>
          <table:table-cell table:style-name="ce2" office:value-type="float" office:value="14.38" calcext:value-type="float">
            <text:p>14,38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5.5" calcext:value-type="float">
            <text:p>85,5</text:p>
          </table:table-cell>
          <table:table-cell table:style-name="ce2" office:value-type="float" office:value="53.93" calcext:value-type="float">
            <text:p>53,93</text:p>
          </table:table-cell>
          <table:table-cell table:style-name="ce2" office:value-type="float" office:value="0.00003410643" calcext:value-type="float">
            <text:p>3,410643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8:.A92])" office:value-type="float" office:value="78.98" calcext:value-type="float">
            <text:p>78,98</text:p>
          </table:table-cell>
          <table:table-cell table:formula="of:=AVERAGEA(['2000 cons'.B88:.B92])" office:value-type="float" office:value="12.475" calcext:value-type="float">
            <text:p>12,475</text:p>
          </table:table-cell>
          <table:table-cell table:formula="of:=AVERAGEA(['2000 cons'.C88:.C92])" office:value-type="float" office:value="0.42" calcext:value-type="float">
            <text:p>0,42</text:p>
          </table:table-cell>
          <table:table-cell table:formula="of:=AVERAGEA(['2000 cons'.D88:.D92])" office:value-type="float" office:value="86.75" calcext:value-type="float">
            <text:p>86,75</text:p>
          </table:table-cell>
          <table:table-cell table:formula="of:=AVERAGEA(['2000 cons'.E88:.E92])" office:value-type="float" office:value="54.205" calcext:value-type="float">
            <text:p>54,205</text:p>
          </table:table-cell>
          <table:table-cell table:formula="of:=AVERAGEA(['2000 cons'.F88:.F92])" office:value-type="float" office:value="0.000024741265" calcext:value-type="float">
            <text:p>2,4741265E-05</text:p>
          </table:table-cell>
          <table:table-cell table:formula="of:=STDEV(['2000 cons'.A88:.A92])" office:value-type="float" office:value="7.93373808491306" calcext:value-type="float">
            <text:p>7,9337380849</text:p>
          </table:table-cell>
          <table:table-cell table:formula="of:=STDEV(['2000 cons'.B88:.B92])" office:value-type="float" office:value="2.69407683632075" calcext:value-type="float">
            <text:p>2,6940768363</text:p>
          </table:table-cell>
          <table:table-cell table:formula="of:=STDEV(['2000 cons'.C88:.C92])" office:value-type="float" office:value="0.0282842712474619" calcext:value-type="float">
            <text:p>0,0282842712</text:p>
          </table:table-cell>
          <table:table-cell table:formula="of:=STDEV(['2000 cons'.D88:.D92])" office:value-type="float" office:value="1.76776695296637" calcext:value-type="float">
            <text:p>1,767766953</text:p>
          </table:table-cell>
          <table:table-cell table:formula="of:=STDEV(['2000 cons'.E88:.E92])" office:value-type="float" office:value="0.388908729652599" calcext:value-type="float">
            <text:p>0,3889087297</text:p>
          </table:table-cell>
          <table:table-cell table:formula="of:=STDEV(['2000 cons'.F88:.F92])" office:value-type="float" office:value="0.0000132443433568618" calcext:value-type="float">
            <text:p>1,32443433568618E-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3.37" calcext:value-type="float">
            <text:p>73,37</text:p>
          </table:table-cell>
          <table:table-cell office:value-type="float" office:value="10.57" calcext:value-type="float">
            <text:p>10,57</text:p>
          </table:table-cell>
          <table:table-cell office:value-type="float" office:value="0.44" calcext:value-type="float">
            <text:p>0,44</text:p>
          </table:table-cell>
          <table:table-cell office:value-type="float" office:value="88" calcext:value-type="float">
            <text:p>88</text:p>
          </table:table-cell>
          <table:table-cell office:value-type="float" office:value="54.48" calcext:value-type="float">
            <text:p>54,48</text:p>
          </table:table-cell>
          <table:table-cell office:value-type="float" office:value="0.0000153761" calcext:value-type="float">
            <text:p>1,53761E-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1.64" calcext:value-type="float">
            <text:p>81,64</text:p>
          </table:table-cell>
          <table:table-cell table:style-name="ce2" office:value-type="float" office:value="10.73" calcext:value-type="float">
            <text:p>10,73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5" calcext:value-type="float">
            <text:p>88,5</text:p>
          </table:table-cell>
          <table:table-cell table:style-name="ce2" office:value-type="float" office:value="58.5" calcext:value-type="float">
            <text:p>58,5</text:p>
          </table:table-cell>
          <table:table-cell table:style-name="ce2" office:value-type="float" office:value="0.00000814901" calcext:value-type="float">
            <text:p>0,00000814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3:.A97])" office:value-type="float" office:value="84.25" calcext:value-type="float">
            <text:p>84,25</text:p>
          </table:table-cell>
          <table:table-cell table:formula="of:=AVERAGEA(['2000 cons'.B93:.B97])" office:value-type="float" office:value="11.285" calcext:value-type="float">
            <text:p>11,285</text:p>
          </table:table-cell>
          <table:table-cell table:formula="of:=AVERAGEA(['2000 cons'.C93:.C97])" office:value-type="float" office:value="0.455" calcext:value-type="float">
            <text:p>0,455</text:p>
          </table:table-cell>
          <table:table-cell table:formula="of:=AVERAGEA(['2000 cons'.D93:.D97])" office:value-type="float" office:value="88.275" calcext:value-type="float">
            <text:p>88,275</text:p>
          </table:table-cell>
          <table:table-cell table:formula="of:=AVERAGEA(['2000 cons'.E93:.E97])" office:value-type="float" office:value="58.97" calcext:value-type="float">
            <text:p>58,97</text:p>
          </table:table-cell>
          <table:table-cell table:formula="of:=AVERAGEA(['2000 cons'.F93:.F97])" office:value-type="float" office:value="0.00000976083" calcext:value-type="float">
            <text:p>9,76083E-06</text:p>
          </table:table-cell>
          <table:table-cell table:formula="of:=STDEV(['2000 cons'.A93:.A97])" office:value-type="float" office:value="3.69109739779378" calcext:value-type="float">
            <text:p>3,6910973978</text:p>
          </table:table-cell>
          <table:table-cell table:formula="of:=STDEV(['2000 cons'.B93:.B97])" office:value-type="float" office:value="0.784888527117067" calcext:value-type="float">
            <text:p>0,7848885271</text:p>
          </table:table-cell>
          <table:table-cell table:formula="of:=STDEV(['2000 cons'.C93:.C97])" office:value-type="float" office:value="0.00707106781186548" calcext:value-type="float">
            <text:p>0,0070710678</text:p>
          </table:table-cell>
          <table:table-cell table:formula="of:=STDEV(['2000 cons'.D93:.D97])" office:value-type="float" office:value="0.318198051533948" calcext:value-type="float">
            <text:p>0,3181980515</text:p>
          </table:table-cell>
          <table:table-cell table:formula="of:=STDEV(['2000 cons'.E93:.E97])" office:value-type="float" office:value="0.664680374315353" calcext:value-type="float">
            <text:p>0,6646803743</text:p>
          </table:table-cell>
          <table:table-cell table:formula="of:=STDEV(['2000 cons'.F93:.F97])" office:value-type="float" office:value="0.0000022794577041042" calcext:value-type="float">
            <text:p>2,2794577041042E-06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86.86" calcext:value-type="float">
            <text:p>86,86</text:p>
          </table:table-cell>
          <table:table-cell office:value-type="float" office:value="11.84" calcext:value-type="float">
            <text:p>11,84</text:p>
          </table:table-cell>
          <table:table-cell office:value-type="float" office:value="0.45" calcext:value-type="float">
            <text:p>0,45</text:p>
          </table:table-cell>
          <table:table-cell office:value-type="float" office:value="88.05" calcext:value-type="float">
            <text:p>88,05</text:p>
          </table:table-cell>
          <table:table-cell office:value-type="float" office:value="59.44" calcext:value-type="float">
            <text:p>59,44</text:p>
          </table:table-cell>
          <table:table-cell office:value-type="float" office:value="0.00001137265" calcext:value-type="float">
            <text:p>1,137265E-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0.68" calcext:value-type="float">
            <text:p>70,68</text:p>
          </table:table-cell>
          <table:table-cell table:style-name="ce2" office:value-type="float" office:value="10.67" calcext:value-type="float">
            <text:p>10,67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0001625087" calcext:value-type="float">
            <text:p>0,000162508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8:.A102])" office:value-type="float" office:value="72.865" calcext:value-type="float">
            <text:p>72,865</text:p>
          </table:table-cell>
          <table:table-cell table:formula="of:=AVERAGEA(['2000 cons'.B98:.B102])" office:value-type="float" office:value="11.285" calcext:value-type="float">
            <text:p>11,285</text:p>
          </table:table-cell>
          <table:table-cell table:formula="of:=AVERAGEA(['2000 cons'.C98:.C102])" office:value-type="float" office:value="0.435" calcext:value-type="float">
            <text:p>0,435</text:p>
          </table:table-cell>
          <table:table-cell table:formula="of:=AVERAGEA(['2000 cons'.D98:.D102])" office:value-type="float" office:value="87.15" calcext:value-type="float">
            <text:p>87,15</text:p>
          </table:table-cell>
          <table:table-cell table:formula="of:=AVERAGEA(['2000 cons'.E98:.E102])" office:value-type="float" office:value="53.61" calcext:value-type="float">
            <text:p>53,61</text:p>
          </table:table-cell>
          <table:table-cell table:formula="of:=AVERAGEA(['2000 cons'.F98:.F102])" office:value-type="float" office:value="0.00016285375" calcext:value-type="float">
            <text:p>0,0001628538</text:p>
          </table:table-cell>
          <table:table-cell table:formula="of:=STDEV(['2000 cons'.A98:.A102])" office:value-type="float" office:value="3.09005663378521" calcext:value-type="float">
            <text:p>3,0900566338</text:p>
          </table:table-cell>
          <table:table-cell table:formula="of:=STDEV(['2000 cons'.B98:.B102])" office:value-type="float" office:value="0.869741340859454" calcext:value-type="float">
            <text:p>0,8697413409</text:p>
          </table:table-cell>
          <table:table-cell table:formula="of:=STDEV(['2000 cons'.C98:.C102])" office:value-type="float" office:value="0.00707106781186548" calcext:value-type="float">
            <text:p>0,0070710678</text:p>
          </table:table-cell>
          <table:table-cell table:formula="of:=STDEV(['2000 cons'.D98:.D102])" office:value-type="float" office:value="0.494974746830585" calcext:value-type="float">
            <text:p>0,4949747468</text:p>
          </table:table-cell>
          <table:table-cell table:formula="of:=STDEV(['2000 cons'.E98:.E102])" office:value-type="float" office:value="0.862670273047587" calcext:value-type="float">
            <text:p>0,862670273</text:p>
          </table:table-cell>
          <table:table-cell table:formula="of:=STDEV(['2000 cons'.F98:.F102])" office:value-type="float" office:value="0.000000487974389696838" calcext:value-type="float">
            <text:p>0,000000488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5.05" calcext:value-type="float">
            <text:p>75,05</text:p>
          </table:table-cell>
          <table:table-cell office:value-type="float" office:value="11.9" calcext:value-type="float">
            <text:p>11,9</text:p>
          </table:table-cell>
          <table:table-cell office:value-type="float" office:value="0.44" calcext:value-type="float">
            <text:p>0,44</text:p>
          </table:table-cell>
          <table:table-cell office:value-type="float" office:value="86.8" calcext:value-type="float">
            <text:p>86,8</text:p>
          </table:table-cell>
          <table:table-cell office:value-type="float" office:value="54.22" calcext:value-type="float">
            <text:p>54,22</text:p>
          </table:table-cell>
          <table:table-cell office:value-type="float" office:value="0.0001631988" calcext:value-type="float">
            <text:p>0,000163198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Default" table:number-columns-repeated="13"/>
          <table:table-cell table:number-columns-repeated="13"/>
        </table:table-row>
        <table:table-row table:style-name="ro1">
          <table:table-cell table:style-name="ce2" office:value-type="float" office:value="73.59" calcext:value-type="float">
            <text:p>73,59</text:p>
          </table:table-cell>
          <table:table-cell table:style-name="ce2" office:value-type="float" office:value="8.06" calcext:value-type="float">
            <text:p>8,06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15" calcext:value-type="float">
            <text:p>90,15</text:p>
          </table:table-cell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0.004628891" calcext:value-type="float">
            <text:p>0,00462889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4:.A108])" office:value-type="float" office:value="73.915" calcext:value-type="float">
            <text:p>73,915</text:p>
          </table:table-cell>
          <table:table-cell table:formula="of:=AVERAGEA(['2000 cons'.B104:.B108])" office:value-type="float" office:value="9.015" calcext:value-type="float">
            <text:p>9,015</text:p>
          </table:table-cell>
          <table:table-cell table:formula="of:=AVERAGEA(['2000 cons'.C104:.C108])" office:value-type="float" office:value="0.48" calcext:value-type="float">
            <text:p>0,48</text:p>
          </table:table-cell>
          <table:table-cell table:formula="of:=AVERAGEA(['2000 cons'.D104:.D108])" office:value-type="float" office:value="89.35" calcext:value-type="float">
            <text:p>89,35</text:p>
          </table:table-cell>
          <table:table-cell table:formula="of:=AVERAGEA(['2000 cons'.E104:.E108])" office:value-type="float" office:value="57.805" calcext:value-type="float">
            <text:p>57,805</text:p>
          </table:table-cell>
          <table:table-cell table:formula="of:=AVERAGEA(['2000 cons'.F104:.F108])" office:value-type="float" office:value="0.0046615415" calcext:value-type="float">
            <text:p>0,0046615415</text:p>
          </table:table-cell>
          <table:table-cell table:formula="of:=STDEV(['2000 cons'.A104:.A108])" office:value-type="float" office:value="0.45961940777125" calcext:value-type="float">
            <text:p>0,4596194078</text:p>
          </table:table-cell>
          <table:table-cell table:formula="of:=STDEV(['2000 cons'.B104:.B108])" office:value-type="float" office:value="1.35057395206631" calcext:value-type="float">
            <text:p>1,3505739521</text:p>
          </table:table-cell>
          <table:table-cell table:formula="of:=STDEV(['2000 cons'.C104:.C108])" office:value-type="float" office:value="0.0424264068711929" calcext:value-type="float">
            <text:p>0,0424264069</text:p>
          </table:table-cell>
          <table:table-cell table:formula="of:=STDEV(['2000 cons'.D104:.D108])" office:value-type="float" office:value="1.13137084989848" calcext:value-type="float">
            <text:p>1,1313708499</text:p>
          </table:table-cell>
          <table:table-cell table:formula="of:=STDEV(['2000 cons'.E104:.E108])" office:value-type="float" office:value="2.22738636073763" calcext:value-type="float">
            <text:p>2,2273863607</text:p>
          </table:table-cell>
          <table:table-cell table:formula="of:=STDEV(['2000 cons'.F104:.F108])" office:value-type="float" office:value="0.0000461747799182629" calcext:value-type="float">
            <text:p>4,61747799182629E-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4.24" calcext:value-type="float">
            <text:p>74,24</text:p>
          </table:table-cell>
          <table:table-cell office:value-type="float" office:value="9.97" calcext:value-type="float">
            <text:p>9,97</text:p>
          </table:table-cell>
          <table:table-cell office:value-type="float" office:value="0.45" calcext:value-type="float">
            <text:p>0,45</text:p>
          </table:table-cell>
          <table:table-cell office:value-type="float" office:value="88.55" calcext:value-type="float">
            <text:p>88,55</text:p>
          </table:table-cell>
          <table:table-cell office:value-type="float" office:value="56.23" calcext:value-type="float">
            <text:p>56,23</text:p>
          </table:table-cell>
          <table:table-cell office:value-type="float" office:value="0.004694192" calcext:value-type="float">
            <text:p>0,004694192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3.72" calcext:value-type="float">
            <text:p>73,72</text:p>
          </table:table-cell>
          <table:table-cell table:style-name="ce2" office:value-type="float" office:value="9.88" calcext:value-type="float">
            <text:p>9,8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5" calcext:value-type="float">
            <text:p>88,5</text:p>
          </table:table-cell>
          <table:table-cell table:style-name="ce2" office:value-type="float" office:value="56.27" calcext:value-type="float">
            <text:p>56,27</text:p>
          </table:table-cell>
          <table:table-cell table:style-name="ce2" office:value-type="float" office:value="0.00001291393" calcext:value-type="float">
            <text:p>1,291393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9:.A113])" office:value-type="float" office:value="78.645" calcext:value-type="float">
            <text:p>78,645</text:p>
          </table:table-cell>
          <table:table-cell table:formula="of:=AVERAGEA(['2000 cons'.B109:.B113])" office:value-type="float" office:value="10.275" calcext:value-type="float">
            <text:p>10,275</text:p>
          </table:table-cell>
          <table:table-cell table:formula="of:=AVERAGEA(['2000 cons'.C109:.C113])" office:value-type="float" office:value="0.465" calcext:value-type="float">
            <text:p>0,465</text:p>
          </table:table-cell>
          <table:table-cell table:formula="of:=AVERAGEA(['2000 cons'.D109:.D113])" office:value-type="float" office:value="88.625" calcext:value-type="float">
            <text:p>88,625</text:p>
          </table:table-cell>
          <table:table-cell table:formula="of:=AVERAGEA(['2000 cons'.E109:.E113])" office:value-type="float" office:value="58.08" calcext:value-type="float">
            <text:p>58,08</text:p>
          </table:table-cell>
          <table:table-cell table:formula="of:=AVERAGEA(['2000 cons'.F109:.F113])" office:value-type="float" office:value="0.00001235396" calcext:value-type="float">
            <text:p>0,000012354</text:p>
          </table:table-cell>
          <table:table-cell table:formula="of:=STDEV(['2000 cons'.A109:.A113])" office:value-type="float" office:value="6.96500179468749" calcext:value-type="float">
            <text:p>6,9650017947</text:p>
          </table:table-cell>
          <table:table-cell table:formula="of:=STDEV(['2000 cons'.B109:.B113])" office:value-type="float" office:value="0.558614357137372" calcext:value-type="float">
            <text:p>0,5586143571</text:p>
          </table:table-cell>
          <table:table-cell table:formula="of:=STDEV(['2000 cons'.C109:.C113])" office:value-type="float" office:value="0.00707106781186548" calcext:value-type="float">
            <text:p>0,0070710678</text:p>
          </table:table-cell>
          <table:table-cell table:formula="of:=STDEV(['2000 cons'.D109:.D113])" office:value-type="float" office:value="0.176776695296637" calcext:value-type="float">
            <text:p>0,1767766953</text:p>
          </table:table-cell>
          <table:table-cell table:formula="of:=STDEV(['2000 cons'.E109:.E113])" office:value-type="float" office:value="2.5597265478953" calcext:value-type="float">
            <text:p>2,5597265479</text:p>
          </table:table-cell>
          <table:table-cell table:formula="of:=STDEV(['2000 cons'.F109:.F113])" office:value-type="float" office:value="0.000000791917168522062" calcext:value-type="float">
            <text:p>7,91917168522062E-07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83.57" calcext:value-type="float">
            <text:p>83,57</text:p>
          </table:table-cell>
          <table:table-cell office:value-type="float" office:value="10.67" calcext:value-type="float">
            <text:p>10,67</text:p>
          </table:table-cell>
          <table:table-cell office:value-type="float" office:value="0.47" calcext:value-type="float">
            <text:p>0,47</text:p>
          </table:table-cell>
          <table:table-cell office:value-type="float" office:value="88.75" calcext:value-type="float">
            <text:p>88,75</text:p>
          </table:table-cell>
          <table:table-cell office:value-type="float" office:value="59.89" calcext:value-type="float">
            <text:p>59,89</text:p>
          </table:table-cell>
          <table:table-cell office:value-type="float" office:value="0.00001179399" calcext:value-type="float">
            <text:p>0,000011794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0.37" calcext:value-type="float">
            <text:p>80,37</text:p>
          </table:table-cell>
          <table:table-cell table:style-name="ce2" office:value-type="float" office:value="12.13" calcext:value-type="float">
            <text:p>12,13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2" calcext:value-type="float">
            <text:p>87,2</text:p>
          </table:table-cell>
          <table:table-cell table:style-name="ce2" office:value-type="float" office:value="55.13" calcext:value-type="float">
            <text:p>55,13</text:p>
          </table:table-cell>
          <table:table-cell table:style-name="ce2" office:value-type="float" office:value="0.000005084688" calcext:value-type="float">
            <text:p>5,084688E-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4:.A118])" office:value-type="float" office:value="78.085" calcext:value-type="float">
            <text:p>78,085</text:p>
          </table:table-cell>
          <table:table-cell table:formula="of:=AVERAGEA(['2000 cons'.B114:.B118])" office:value-type="float" office:value="11.575" calcext:value-type="float">
            <text:p>11,575</text:p>
          </table:table-cell>
          <table:table-cell table:formula="of:=AVERAGEA(['2000 cons'.C114:.C118])" office:value-type="float" office:value="0.43" calcext:value-type="float">
            <text:p>0,43</text:p>
          </table:table-cell>
          <table:table-cell table:formula="of:=AVERAGEA(['2000 cons'.D114:.D118])" office:value-type="float" office:value="87.45" calcext:value-type="float">
            <text:p>87,45</text:p>
          </table:table-cell>
          <table:table-cell table:formula="of:=AVERAGEA(['2000 cons'.E114:.E118])" office:value-type="float" office:value="55.01" calcext:value-type="float">
            <text:p>55,01</text:p>
          </table:table-cell>
          <table:table-cell table:formula="of:=AVERAGEA(['2000 cons'.F114:.F118])" office:value-type="float" office:value="0.0000045156695" calcext:value-type="float">
            <text:p>4,5156695E-06</text:p>
          </table:table-cell>
          <table:table-cell table:formula="of:=STDEV(['2000 cons'.A114:.A118])" office:value-type="float" office:value="3.23147799002253" calcext:value-type="float">
            <text:p>3,23147799</text:p>
          </table:table-cell>
          <table:table-cell table:formula="of:=STDEV(['2000 cons'.B114:.B118])" office:value-type="float" office:value="0.784888527117069" calcext:value-type="float">
            <text:p>0,7848885271</text:p>
          </table:table-cell>
          <table:table-cell table:formula="of:=STDEV(['2000 cons'.C114:.C118])" office:value-type="float" office:value="0" calcext:value-type="float">
            <text:p>0</text:p>
          </table:table-cell>
          <table:table-cell table:formula="of:=STDEV(['2000 cons'.D114:.D118])" office:value-type="float" office:value="0.353553390593274" calcext:value-type="float">
            <text:p>0,3535533906</text:p>
          </table:table-cell>
          <table:table-cell table:formula="of:=STDEV(['2000 cons'.E114:.E118])" office:value-type="float" office:value="0.169705627484773" calcext:value-type="float">
            <text:p>0,1697056275</text:p>
          </table:table-cell>
          <table:table-cell table:formula="of:=STDEV(['2000 cons'.F114:.F118])" office:value-type="float" office:value="0.000000804713679941195" calcext:value-type="float">
            <text:p>8,04713679941195E-07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11.02" calcext:value-type="float">
            <text:p>11,02</text:p>
          </table:table-cell>
          <table:table-cell office:value-type="float" office:value="0.43" calcext:value-type="float">
            <text:p>0,43</text:p>
          </table:table-cell>
          <table:table-cell office:value-type="float" office:value="87.7" calcext:value-type="float">
            <text:p>87,7</text:p>
          </table:table-cell>
          <table:table-cell office:value-type="float" office:value="54.89" calcext:value-type="float">
            <text:p>54,89</text:p>
          </table:table-cell>
          <table:table-cell office:value-type="float" office:value="0.000003946651" calcext:value-type="float">
            <text:p>3,946651E-06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64.86" calcext:value-type="float">
            <text:p>64,86</text:p>
          </table:table-cell>
          <table:table-cell table:style-name="ce2" office:value-type="float" office:value="13.49" calcext:value-type="float">
            <text:p>13,49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4.5" calcext:value-type="float">
            <text:p>84,5</text:p>
          </table:table-cell>
          <table:table-cell table:style-name="ce2" office:value-type="float" office:value="46.56" calcext:value-type="float">
            <text:p>46,56</text:p>
          </table:table-cell>
          <table:table-cell table:style-name="ce2" office:value-type="float" office:value="0.0001078856" calcext:value-type="float">
            <text:p>0,000107885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9:.A123])" office:value-type="float" office:value="63.405" calcext:value-type="float">
            <text:p>63,405</text:p>
          </table:table-cell>
          <table:table-cell table:formula="of:=AVERAGEA(['2000 cons'.B119:.B123])" office:value-type="float" office:value="9.79" calcext:value-type="float">
            <text:p>9,79</text:p>
          </table:table-cell>
          <table:table-cell table:formula="of:=AVERAGEA(['2000 cons'.C119:.C123])" office:value-type="float" office:value="0.475" calcext:value-type="float">
            <text:p>0,475</text:p>
          </table:table-cell>
          <table:table-cell table:formula="of:=AVERAGEA(['2000 cons'.D119:.D123])" office:value-type="float" office:value="87.575" calcext:value-type="float">
            <text:p>87,575</text:p>
          </table:table-cell>
          <table:table-cell table:formula="of:=AVERAGEA(['2000 cons'.E119:.E123])" office:value-type="float" office:value="51.465" calcext:value-type="float">
            <text:p>51,465</text:p>
          </table:table-cell>
          <table:table-cell table:formula="of:=AVERAGEA(['2000 cons'.F119:.F123])" office:value-type="float" office:value="0.00010661355" calcext:value-type="float">
            <text:p>0,0001066136</text:p>
          </table:table-cell>
          <table:table-cell table:formula="of:=STDEV(['2000 cons'.A119:.A123])" office:value-type="float" office:value="2.05768073325285" calcext:value-type="float">
            <text:p>2,0576807333</text:p>
          </table:table-cell>
          <table:table-cell table:formula="of:=STDEV(['2000 cons'.B119:.B123])" office:value-type="float" office:value="5.23259018078045" calcext:value-type="float">
            <text:p>5,2325901808</text:p>
          </table:table-cell>
          <table:table-cell table:formula="of:=STDEV(['2000 cons'.C119:.C123])" office:value-type="float" office:value="0.106066017177982" calcext:value-type="float">
            <text:p>0,1060660172</text:p>
          </table:table-cell>
          <table:table-cell table:formula="of:=STDEV(['2000 cons'.D119:.D123])" office:value-type="float" office:value="4.34870670429727" calcext:value-type="float">
            <text:p>4,3487067043</text:p>
          </table:table-cell>
          <table:table-cell table:formula="of:=STDEV(['2000 cons'.E119:.E123])" office:value-type="float" office:value="6.93671752344003" calcext:value-type="float">
            <text:p>6,9367175234</text:p>
          </table:table-cell>
          <table:table-cell table:formula="of:=STDEV(['2000 cons'.F119:.F123])" office:value-type="float" office:value="0.0000017989503620167" calcext:value-type="float">
            <text:p>0,000001799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1.95" calcext:value-type="float">
            <text:p>61,95</text:p>
          </table:table-cell>
          <table:table-cell office:value-type="float" office:value="6.09" calcext:value-type="float">
            <text:p>6,09</text:p>
          </table:table-cell>
          <table:table-cell office:value-type="float" office:value="0.55" calcext:value-type="float">
            <text:p>0,55</text:p>
          </table:table-cell>
          <table:table-cell office:value-type="float" office:value="90.65" calcext:value-type="float">
            <text:p>90,65</text:p>
          </table:table-cell>
          <table:table-cell office:value-type="float" office:value="56.37" calcext:value-type="float">
            <text:p>56,37</text:p>
          </table:table-cell>
          <table:table-cell office:value-type="float" office:value="0.0001053415" calcext:value-type="float">
            <text:p>0,000105341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1.08" calcext:value-type="float">
            <text:p>71,08</text:p>
          </table:table-cell>
          <table:table-cell table:style-name="ce2" office:value-type="float" office:value="9.66" calcext:value-type="float">
            <text:p>9,66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4" calcext:value-type="float">
            <text:p>88,4</text:p>
          </table:table-cell>
          <table:table-cell table:style-name="ce2" office:value-type="float" office:value="55.27" calcext:value-type="float">
            <text:p>55,27</text:p>
          </table:table-cell>
          <table:table-cell table:style-name="ce2" office:value-type="float" office:value="0.003946847" calcext:value-type="float">
            <text:p>0,00394684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4:.A128])" office:value-type="float" office:value="71.205" calcext:value-type="float">
            <text:p>71,205</text:p>
          </table:table-cell>
          <table:table-cell table:formula="of:=AVERAGEA(['2000 cons'.B124:.B128])" office:value-type="float" office:value="9.38" calcext:value-type="float">
            <text:p>9,38</text:p>
          </table:table-cell>
          <table:table-cell table:formula="of:=AVERAGEA(['2000 cons'.C124:.C128])" office:value-type="float" office:value="0.465" calcext:value-type="float">
            <text:p>0,465</text:p>
          </table:table-cell>
          <table:table-cell table:formula="of:=AVERAGEA(['2000 cons'.D124:.D128])" office:value-type="float" office:value="88.7" calcext:value-type="float">
            <text:p>88,7</text:p>
          </table:table-cell>
          <table:table-cell table:formula="of:=AVERAGEA(['2000 cons'.E124:.E128])" office:value-type="float" office:value="55.66" calcext:value-type="float">
            <text:p>55,66</text:p>
          </table:table-cell>
          <table:table-cell table:formula="of:=AVERAGEA(['2000 cons'.F124:.F128])" office:value-type="float" office:value="0.003972681" calcext:value-type="float">
            <text:p>0,003972681</text:p>
          </table:table-cell>
          <table:table-cell table:formula="of:=STDEV(['2000 cons'.A124:.A128])" office:value-type="float" office:value="0.176776695296637" calcext:value-type="float">
            <text:p>0,1767766953</text:p>
          </table:table-cell>
          <table:table-cell table:formula="of:=STDEV(['2000 cons'.B124:.B128])" office:value-type="float" office:value="0.395979797464467" calcext:value-type="float">
            <text:p>0,3959797975</text:p>
          </table:table-cell>
          <table:table-cell table:formula="of:=STDEV(['2000 cons'.C124:.C128])" office:value-type="float" office:value="0.00707106781186548" calcext:value-type="float">
            <text:p>0,0070710678</text:p>
          </table:table-cell>
          <table:table-cell table:formula="of:=STDEV(['2000 cons'.D124:.D128])" office:value-type="float" office:value="0.424264068711924" calcext:value-type="float">
            <text:p>0,4242640687</text:p>
          </table:table-cell>
          <table:table-cell table:formula="of:=STDEV(['2000 cons'.E124:.E128])" office:value-type="float" office:value="0.551543289325503" calcext:value-type="float">
            <text:p>0,5515432893</text:p>
          </table:table-cell>
          <table:table-cell table:formula="of:=STDEV(['2000 cons'.F124:.F128])" office:value-type="float" office:value="0.0000365347931703468" calcext:value-type="float">
            <text:p>3,65347931703468E-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9.1" calcext:value-type="float">
            <text:p>9,1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6.05" calcext:value-type="float">
            <text:p>56,05</text:p>
          </table:table-cell>
          <table:table-cell office:value-type="float" office:value="0.003998515" calcext:value-type="float">
            <text:p>0,00399851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7.68" calcext:value-type="float">
            <text:p>77,68</text:p>
          </table:table-cell>
          <table:table-cell table:style-name="ce2" office:value-type="float" office:value="9.67" calcext:value-type="float">
            <text:p>9,67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89.1" calcext:value-type="float">
            <text:p>89,1</text:p>
          </table:table-cell>
          <table:table-cell table:style-name="ce2" office:value-type="float" office:value="58.7" calcext:value-type="float">
            <text:p>58,7</text:p>
          </table:table-cell>
          <table:table-cell table:style-name="ce2" office:value-type="float" office:value="0.0000116187" calcext:value-type="float">
            <text:p>1,16187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9:.A133])" office:value-type="float" office:value="79.735" calcext:value-type="float">
            <text:p>79,735</text:p>
          </table:table-cell>
          <table:table-cell table:formula="of:=AVERAGEA(['2000 cons'.B129:.B133])" office:value-type="float" office:value="11.3" calcext:value-type="float">
            <text:p>11,3</text:p>
          </table:table-cell>
          <table:table-cell table:formula="of:=AVERAGEA(['2000 cons'.C129:.C133])" office:value-type="float" office:value="0.445" calcext:value-type="float">
            <text:p>0,445</text:p>
          </table:table-cell>
          <table:table-cell table:formula="of:=AVERAGEA(['2000 cons'.D129:.D133])" office:value-type="float" office:value="87.875" calcext:value-type="float">
            <text:p>87,875</text:p>
          </table:table-cell>
          <table:table-cell table:formula="of:=AVERAGEA(['2000 cons'.E129:.E133])" office:value-type="float" office:value="56.785" calcext:value-type="float">
            <text:p>56,785</text:p>
          </table:table-cell>
          <table:table-cell table:formula="of:=AVERAGEA(['2000 cons'.F129:.F133])" office:value-type="float" office:value="0.000018135785" calcext:value-type="float">
            <text:p>1,8135785E-05</text:p>
          </table:table-cell>
          <table:table-cell table:formula="of:=STDEV(['2000 cons'.A129:.A133])" office:value-type="float" office:value="2.90620887067671" calcext:value-type="float">
            <text:p>2,9062088707</text:p>
          </table:table-cell>
          <table:table-cell table:formula="of:=STDEV(['2000 cons'.B129:.B133])" office:value-type="float" office:value="2.30516810666814" calcext:value-type="float">
            <text:p>2,3051681067</text:p>
          </table:table-cell>
          <table:table-cell table:formula="of:=STDEV(['2000 cons'.C129:.C133])" office:value-type="float" office:value="0.0353553390593274" calcext:value-type="float">
            <text:p>0,0353553391</text:p>
          </table:table-cell>
          <table:table-cell table:formula="of:=STDEV(['2000 cons'.D129:.D133])" office:value-type="float" office:value="1.73241161390703" calcext:value-type="float">
            <text:p>1,7324116139</text:p>
          </table:table-cell>
          <table:table-cell table:formula="of:=STDEV(['2000 cons'.E129:.E133])" office:value-type="float" office:value="2.70821897194448" calcext:value-type="float">
            <text:p>2,7082189719</text:p>
          </table:table-cell>
          <table:table-cell table:formula="of:=STDEV(['2000 cons'.F129:.F133])" office:value-type="float" office:value="0.00000921654999413826" calcext:value-type="float">
            <text:p>9,21654999413826E-06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81.79" calcext:value-type="float">
            <text:p>81,79</text:p>
          </table:table-cell>
          <table:table-cell office:value-type="float" office:value="12.93" calcext:value-type="float">
            <text:p>12,93</text:p>
          </table:table-cell>
          <table:table-cell office:value-type="float" office:value="0.42" calcext:value-type="float">
            <text:p>0,42</text:p>
          </table:table-cell>
          <table:table-cell office:value-type="float" office:value="86.65" calcext:value-type="float">
            <text:p>86,65</text:p>
          </table:table-cell>
          <table:table-cell office:value-type="float" office:value="54.87" calcext:value-type="float">
            <text:p>54,87</text:p>
          </table:table-cell>
          <table:table-cell office:value-type="float" office:value="0.00002465287" calcext:value-type="float">
            <text:p>2,465287E-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6.61" calcext:value-type="float">
            <text:p>76,61</text:p>
          </table:table-cell>
          <table:table-cell table:style-name="ce2" office:value-type="float" office:value="10.44" calcext:value-type="float">
            <text:p>10,44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88.3" calcext:value-type="float">
            <text:p>88,3</text:p>
          </table:table-cell>
          <table:table-cell table:style-name="ce2" office:value-type="float" office:value="56.48" calcext:value-type="float">
            <text:p>56,48</text:p>
          </table:table-cell>
          <table:table-cell table:style-name="ce2" office:value-type="float" office:value="0.000003079992" calcext:value-type="float">
            <text:p>0,0000030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4:.A138])" office:value-type="float" office:value="76.765" calcext:value-type="float">
            <text:p>76,765</text:p>
          </table:table-cell>
          <table:table-cell table:formula="of:=AVERAGEA(['2000 cons'.B134:.B138])" office:value-type="float" office:value="9.47" calcext:value-type="float">
            <text:p>9,47</text:p>
          </table:table-cell>
          <table:table-cell table:formula="of:=AVERAGEA(['2000 cons'.C134:.C138])" office:value-type="float" office:value="0.48" calcext:value-type="float">
            <text:p>0,48</text:p>
          </table:table-cell>
          <table:table-cell table:formula="of:=AVERAGEA(['2000 cons'.D134:.D138])" office:value-type="float" office:value="89.15" calcext:value-type="float">
            <text:p>89,15</text:p>
          </table:table-cell>
          <table:table-cell table:formula="of:=AVERAGEA(['2000 cons'.E134:.E138])" office:value-type="float" office:value="58.455" calcext:value-type="float">
            <text:p>58,455</text:p>
          </table:table-cell>
          <table:table-cell table:formula="of:=AVERAGEA(['2000 cons'.F134:.F138])" office:value-type="float" office:value="0.0000020665055" calcext:value-type="float">
            <text:p>2,0665055E-06</text:p>
          </table:table-cell>
          <table:table-cell table:formula="of:=STDEV(['2000 cons'.A134:.A138])" office:value-type="float" office:value="0.219203102167831" calcext:value-type="float">
            <text:p>0,2192031022</text:p>
          </table:table-cell>
          <table:table-cell table:formula="of:=STDEV(['2000 cons'.B134:.B138])" office:value-type="float" office:value="1.3717871555019" calcext:value-type="float">
            <text:p>1,3717871555</text:p>
          </table:table-cell>
          <table:table-cell table:formula="of:=STDEV(['2000 cons'.C134:.C138])" office:value-type="float" office:value="0.0424264068711929" calcext:value-type="float">
            <text:p>0,0424264069</text:p>
          </table:table-cell>
          <table:table-cell table:formula="of:=STDEV(['2000 cons'.D134:.D138])" office:value-type="float" office:value="1.20208152801713" calcext:value-type="float">
            <text:p>1,202081528</text:p>
          </table:table-cell>
          <table:table-cell table:formula="of:=STDEV(['2000 cons'.E134:.E138])" office:value-type="float" office:value="2.79307178568686" calcext:value-type="float">
            <text:p>2,7930717857</text:p>
          </table:table-cell>
          <table:table-cell table:formula="of:=STDEV(['2000 cons'.F134:.F138])" office:value-type="float" office:value="0.00000143328635358204" calcext:value-type="float">
            <text:p>1,43328635358204E-06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8.5" calcext:value-type="float">
            <text:p>8,5</text:p>
          </table:table-cell>
          <table:table-cell office:value-type="float" office:value="0.51" calcext:value-type="float">
            <text:p>0,51</text:p>
          </table:table-cell>
          <table:table-cell office:value-type="float" office:value="90" calcext:value-type="float">
            <text:p>90</text:p>
          </table:table-cell>
          <table:table-cell office:value-type="float" office:value="60.43" calcext:value-type="float">
            <text:p>60,43</text:p>
          </table:table-cell>
          <table:table-cell office:value-type="float" office:value="0.000001053019" calcext:value-type="float">
            <text:p>0,000001053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1.7" calcext:value-type="float">
            <text:p>71,7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88.95" calcext:value-type="float">
            <text:p>88,95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0.0001592434" calcext:value-type="float">
            <text:p>0,000159243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9:.A144])" office:value-type="float" office:value="71.62" calcext:value-type="float">
            <text:p>71,62</text:p>
          </table:table-cell>
          <table:table-cell table:formula="of:=AVERAGEA(['2000 cons'.B139:.B144])" office:value-type="float" office:value="11.08" calcext:value-type="float">
            <text:p>11,08</text:p>
          </table:table-cell>
          <table:table-cell table:formula="of:=AVERAGEA(['2000 cons'.C139:.C144])" office:value-type="float" office:value="0.43" calcext:value-type="float">
            <text:p>0,43</text:p>
          </table:table-cell>
          <table:table-cell table:formula="of:=AVERAGEA(['2000 cons'.D139:.D144])" office:value-type="float" office:value="87.175" calcext:value-type="float">
            <text:p>87,175</text:p>
          </table:table-cell>
          <table:table-cell table:formula="of:=AVERAGEA(['2000 cons'.E139:.E144])" office:value-type="float" office:value="53.185" calcext:value-type="float">
            <text:p>53,185</text:p>
          </table:table-cell>
          <table:table-cell table:formula="of:=AVERAGEA(['2000 cons'.F139:.F144])" office:value-type="float" office:value="0.00013365395" calcext:value-type="float">
            <text:p>0,000133654</text:p>
          </table:table-cell>
          <table:table-cell table:formula="of:=STDEV(['2000 cons'.A139:.A143])" office:value-type="float" office:value="0.113137084989845" calcext:value-type="float">
            <text:p>0,113137085</text:p>
          </table:table-cell>
          <table:table-cell table:formula="of:=STDEV(['2000 cons'.B139:.B143])" office:value-type="float" office:value="2.80014285349873" calcext:value-type="float">
            <text:p>2,8001428535</text:p>
          </table:table-cell>
          <table:table-cell table:formula="of:=STDEV(['2000 cons'.C139:.C143])" office:value-type="float" office:value="0.0989949493661167" calcext:value-type="float">
            <text:p>0,0989949494</text:p>
          </table:table-cell>
          <table:table-cell table:formula="of:=STDEV(['2000 cons'.D139:.D143])" office:value-type="float" office:value="2.51022907321224" calcext:value-type="float">
            <text:p>2,5102290732</text:p>
          </table:table-cell>
          <table:table-cell table:formula="of:=STDEV(['2000 cons'.E139:.E143])" office:value-type="float" office:value="5.22551911296859" calcext:value-type="float">
            <text:p>5,225519113</text:p>
          </table:table-cell>
          <table:table-cell table:formula="of:=STDEV(['2000 cons'.F139:.F143])" office:value-type="float" office:value="0.0000361889472436682" calcext:value-type="float">
            <text:p>3,61889472436682E-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1.54" calcext:value-type="float">
            <text:p>71,54</text:p>
          </table:table-cell>
          <table:table-cell office:value-type="float" office:value="13.06" calcext:value-type="float">
            <text:p>13,06</text:p>
          </table:table-cell>
          <table:table-cell office:value-type="float" office:value="0.36" calcext:value-type="float">
            <text:p>0,36</text:p>
          </table:table-cell>
          <table:table-cell office:value-type="float" office:value="85.4" calcext:value-type="float">
            <text:p>85,4</text:p>
          </table:table-cell>
          <table:table-cell office:value-type="float" office:value="49.49" calcext:value-type="float">
            <text:p>49,49</text:p>
          </table:table-cell>
          <table:table-cell office:value-type="float" office:value="0.0001080645" calcext:value-type="float">
            <text:p>0,0001080645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0" table:target-range-address="'1000 cons'.A1:'1000 cons'.M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9:03:12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51:26.442832248</meta:creation-date>
    <dc:date>2017-05-16T20:10:28.196000000</dc:date>
    <meta:editing-duration>PT7H45M17S</meta:editing-duration>
    <meta:editing-cycles>13</meta:editing-cycles>
    <meta:generator>LibreOffice/5.1.1.3$Windows_x86 LibreOffice_project/89f508ef3ecebd2cfb8e1def0f0ba9a803b88a6d</meta:generator>
    <meta:document-statistic meta:table-count="2" meta:cell-count="20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7.419cm" svg:y="1.371cm" chart:style-name="ch3">
          <text:p>Test of different scenarios</text:p>
        </chart:subtitle>
        <chart:legend chart:legend-position="end" svg:x="17.425cm" svg:y="5.153cm" style:legend-expansion="high" chart:style-name="ch4"/>
        <chart:plot-area chart:style-name="ch5" table:cell-range-address="'2000 cons'.N1:'2000 cons'.O82" chart:data-source-has-labels="row" svg:x="1.4cm" svg:y="2.282cm" svg:width="15.636cm" svg:height="7.912cm">
          <chartooo:coordinate-region svg:x="2.021cm" svg:y="2.481cm" svg:width="14.922cm" svg:height="6.668cm"/>
          <chart:axis chart:dimension="x" chart:name="primary-x" chart:style-name="ch6">
            <chart:title svg:x="8.751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3:'2000 cons'.N82" chart:label-cell-address="'2000 cons'.N1:'2000 cons'.N2" chart:class="chart:bar">
            <chart:data-point chart:repeated="80"/>
          </chart:series>
          <chart:series chart:style-name="ch12" chart:values-cell-range-address="'2000 cons'.O3:'2000 cons'.O82" chart:label-cell-address="'2000 cons'.O1:'2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2000 cons'.N1:'2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2000 cons'.O1:'2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61">
                <text:p>61.61</text:p>
                <draw:g>
                  <svg:desc>'2000 cons'.N3:'2000 cons'.N82</svg:desc>
                </draw:g>
              </table:table-cell>
              <table:table-cell office:value-type="float" office:value="10.686">
                <text:p>10.686</text:p>
                <draw:g>
                  <svg:desc>'2000 cons'.O3:'2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14">
                <text:p>67.314</text:p>
              </table:table-cell>
              <table:table-cell office:value-type="float" office:value="14.586">
                <text:p>14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48">
                <text:p>71.748</text:p>
              </table:table-cell>
              <table:table-cell office:value-type="float" office:value="13.434">
                <text:p>13.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496">
                <text:p>49.496</text:p>
              </table:table-cell>
              <table:table-cell office:value-type="float" office:value="27.358">
                <text:p>27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066">
                <text:p>61.066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">
                <text:p>71.278</text:p>
              </table:table-cell>
              <table:table-cell office:value-type="float" office:value="12.834">
                <text:p>12.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44">
                <text:p>69.544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058">
                <text:p>67.0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328">
                <text:p>66.32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748">
                <text:p>71.748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402">
                <text:p>68.402</text:p>
              </table:table-cell>
              <table:table-cell office:value-type="float" office:value="11.654">
                <text:p>11.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84">
                <text:p>64.984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212">
                <text:p>70.21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35cm" svg:height="11.689cm" xlink:href=".." xlink:type="simple" chart:class="chart:bar" chart:style-name="ch1">
        <chart:title svg:x="8.878cm" svg:y="0.369cm" chart:style-name="ch2">
          <text:p>DR &amp; FPR</text:p>
        </chart:title>
        <chart:subtitle svg:x="7.621cm" svg:y="1.381cm" chart:style-name="ch3">
          <text:p>Testing different scenarios</text:p>
        </chart:subtitle>
        <chart:legend chart:legend-position="end" svg:x="17.91cm" svg:y="5.296cm" style:legend-expansion="high" chart:style-name="ch4"/>
        <chart:plot-area chart:style-name="ch5" table:cell-range-address="'1000 cons'.N1:'1000 cons'.O82" chart:data-source-has-labels="row" svg:x="1.409cm" svg:y="2.297cm" svg:width="16.103cm" svg:height="8.178cm">
          <chartooo:coordinate-region svg:x="2.03cm" svg:y="2.496cm" svg:width="15.392cm" svg:height="6.934cm"/>
          <chart:axis chart:dimension="x" chart:name="primary-x" chart:style-name="ch6">
            <chart:title svg:x="8.569cm" svg:y="10.708cm" chart:style-name="ch7">
              <text:p>Percentage</text:p>
            </chart:title>
          </chart:axis>
          <chart:axis chart:dimension="y" chart:name="primary-y" chart:style-name="ch8">
            <chart:title svg:x="0.451cm" svg:y="6.853cm" chart:style-name="ch9">
              <text:p>Tests</text:p>
            </chart:title>
            <chart:grid chart:style-name="ch10" chart:class="major"/>
          </chart:axis>
          <chart:series chart:style-name="ch11" chart:values-cell-range-address="'1000 cons'.N3:'1000 cons'.N82" chart:label-cell-address="'1000 cons'.N1:'1000 cons'.N2" chart:class="chart:bar">
            <chart:data-point chart:repeated="80"/>
          </chart:series>
          <chart:series chart:style-name="ch12" chart:values-cell-range-address="'1000 cons'.O3:'1000 cons'.O82" chart:label-cell-address="'1000 cons'.O1:'1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1000 cons'.N1:'1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1000 cons'.O1:'1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414">
                <text:p>63.414</text:p>
                <draw:g>
                  <svg:desc>'1000 cons'.N3:'1000 cons'.N82</svg:desc>
                </draw:g>
              </table:table-cell>
              <table:table-cell office:value-type="float" office:value="10.028">
                <text:p>10.028</text:p>
                <draw:g>
                  <svg:desc>'1000 cons'.O3:'1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03">
                <text:p>67.03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582">
                <text:p>67.582</text:p>
              </table:table-cell>
              <table:table-cell office:value-type="float" office:value="15.286">
                <text:p>15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1">
                <text:p>49.31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3">
                <text:p>59.3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28">
                <text:p>79.128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758">
                <text:p>73.758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798">
                <text:p>65.798</text:p>
              </table:table-cell>
              <table:table-cell office:value-type="float" office:value="10.214">
                <text:p>10.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872">
                <text:p>69.872</text:p>
              </table:table-cell>
              <table:table-cell office:value-type="float" office:value="9.882">
                <text:p>9.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68">
                <text:p>77.568</text:p>
              </table:table-cell>
              <table:table-cell office:value-type="float" office:value="12.226">
                <text:p>12.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22">
                <text:p>72.522</text:p>
              </table:table-cell>
              <table:table-cell office:value-type="float" office:value="11.076">
                <text:p>11.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4">
                <text:p>64.934</text:p>
              </table:table-cell>
              <table:table-cell office:value-type="float" office:value="15.108">
                <text:p>15.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254">
                <text:p>66.254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296">
                <text:p>75.296</text:p>
              </table:table-cell>
              <table:table-cell office:value-type="float" office:value="10.552">
                <text:p>10.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89">
                <text:p>76.89</text:p>
              </table:table-cell>
              <table:table-cell office:value-type="float" office:value="8.404">
                <text:p>8.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74">
                <text:p>67.374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7.419cm" svg:y="1.371cm" chart:style-name="ch3">
          <text:p>Test of different scenarios</text:p>
        </chart:subtitle>
        <chart:legend chart:legend-position="end" svg:x="17.16cm" svg:y="5.153cm" style:legend-expansion="high" chart:style-name="ch4"/>
        <chart:plot-area chart:style-name="ch5" table:cell-range-address="'2000 cons'.N63:'2000 cons'.O139" svg:x="1.4cm" svg:y="2.282cm" svg:width="15.371cm" svg:height="7.912cm">
          <chartooo:coordinate-region svg:x="2.021cm" svg:y="2.481cm" svg:width="14.659cm" svg:height="6.668cm"/>
          <chart:axis chart:dimension="x" chart:name="primary-x" chart:style-name="ch6">
            <chart:title svg:x="8.618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63:'2000 cons'.N139" chart:class="chart:bar">
            <chart:data-point chart:repeated="77"/>
          </chart:series>
          <chart:series chart:style-name="ch12" chart:values-cell-range-address="'2000 cons'.O63:'2000 cons'.O139" chart:class="chart:bar">
            <chart:data-point chart:repeated="7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212">
                <text:p>70.212</text:p>
                <draw:g>
                  <svg:desc>'2000 cons'.N63:'2000 cons'.N139</svg:desc>
                </draw:g>
              </table:table-cell>
              <table:table-cell office:value-type="float" office:value="8.57">
                <text:p>8.57</text:p>
                <draw:g>
                  <svg:desc>'2000 cons'.O63:'2000 cons'.O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395">
                <text:p>76.395</text:p>
              </table:table-cell>
              <table:table-cell office:value-type="float" office:value="10.915">
                <text:p>10.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98">
                <text:p>78.98</text:p>
              </table:table-cell>
              <table:table-cell office:value-type="float" office:value="12.475">
                <text:p>12.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25">
                <text:p>84.2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.865">
                <text:p>72.86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.915">
                <text:p>73.915</text:p>
              </table:table-cell>
              <table:table-cell office:value-type="float" office:value="9.015">
                <text:p>9.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645">
                <text:p>78.645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085">
                <text:p>78.085</text:p>
              </table:table-cell>
              <table:table-cell office:value-type="float" office:value="11.575">
                <text:p>11.5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.405">
                <text:p>63.405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.205">
                <text:p>71.205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.735">
                <text:p>79.73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.765">
                <text:p>76.76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.62">
                <text:p>71.62</text:p>
              </table:table-cell>
              <table:table-cell office:value-type="float" office:value="11.08">
                <text:p>11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